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496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3.08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1.663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fo:border="0.035cm solid #000000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/>
      <style:paragraph-properties fo:text-align="cente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wrap" fo:border="0.035cm solid #000000"/>
      <style:paragraph-properties fo:text-align="center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4" style:family="table-cell" style:parent-style-name="Default">
      <style:table-cell-properties fo:background-color="#00ff00" fo:wrap-option="wrap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family="table-cell" style:parent-style-name="Default" style:name="colored#F3E9AF">
      <style:table-cell-properties style:diagonal-bl-tr="none" style:diagonal-tl-br="none" fo:border="0.035cm solid #000000" fo:background-color="#F3E9AF"/>
    </style:style>
    <style:style style:family="table-cell" style:parent-style-name="Default" style:name="colored#FF0000">
      <style:table-cell-properties style:diagonal-bl-tr="none" style:diagonal-tl-br="none" fo:border="0.035cm solid #000000" fo:background-color="#FF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6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1" table:default-cell-style-name="ce10"/>
        <table:table-column table:style-name="co14" table:default-cell-style-name="ce10"/>
        <table:table-column table:style-name="co15" table:default-cell-style-name="ce10"/>
        <reportcluster id="0">
          <table:table-row table:style-name="ro1">
            <table:table-cell/>
            <table:table-cell table:style-name="ce2" office:value-type="string">
              <text:p><text:span text:style-name="T1">Отчет по датчику </text:span><text:span text:style-name="T2">D2</text:span></text:p>
            </table:table-cell>
            <table:table-cell table:style-name="ce5"/>
            <table:table-cell table:style-name="ce5"/>
            <table:table-cell table:style-name="Default"/>
            <table:table-cell table:style-name="Default"/>
            <table:table-cell table:style-name="Default"/>
            <table:table-cell/>
            <table:table-cell/>
            <table:table-cell table:style-name="Default"/>
            <table:table-cell table:style-name="Default"/>
            <table:table-cell/>
            <table:table-cell table:style-name="Default"/>
            <table:table-cell table:style-name="Default"/>
            <table:table-cell table:style-name="Default"/>
            <table:table-cell table:style-name="Default"/>
            <table:table-cell table:style-name="Default"/>
          </table:table-row>
          <table:table-row table:style-name="ro2">
            <table:table-cell/>
            <table:table-cell table:style-name="ce3" office:value-type="string">
              <text:p>Имя</text:p>
              <text:p>Обработанного файла</text:p>
            </table:table-cell>
            <table:table-cell table:style-name="ce5" office:value-type="string">
              <text:p>H:\Oburec\data\data\160211\sdt\13_форма_с98_140\13_форма_с98_140.sdt</text:p>
            </table:table-cell>
            <table:table-cell table:style-name="ce5"/>
            <table:table-cell table:style-name="ce5"/>
            <table:table-cell table:style-name="ce5"/>
            <table:table-cell table:style-name="ce5"/>
            <table:table-cell/>
            <table:table-cell/>
            <table:table-cell table:style-name="ce14" office:value-type="string">
              <text:p>скоректирован импульс</text:p>
            </table:table-cell>
            <table:table-cell table:style-name="Default"/>
            <table:table-cell/>
            <table:table-cell table:style-name="Default"/>
            <table:table-cell table:style-name="Default"/>
            <table:table-cell table:style-name="Default"/>
            <table:table-cell table:style-name="Default"/>
            <table:table-cell table:style-name="Default"/>
          </table:table-row>
          <table:table-row table:style-name="ro2">
            <table:table-cell/>
            <table:table-cell office:value-type="string">
              <text:p>Имя турбины</text:p>
            </table:table-cell>
            <table:table-cell office:value-type="string">
              <text:p>cTurbine</text:p>
            </table:table-cell>
            <table:table-cell office:value-type="string">
              <text:p>Число</text:p>
              <text:p>Ступеней</text:p>
            </table:table-cell>
            <table:table-cell office:value-type="string">
              <text:p>1</text:p>
            </table:table-cell>
            <table:table-cell/>
            <table:table-cell table:style-name="ce6"/>
            <table:table-cell/>
            <table:table-cell/>
            <table:table-cell table:style-name="ce15" office:value-type="string">
              <text:p>Отбракован</text:p>
            </table:table-cell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/>
            <table:table-cell office:value-type="string">
              <text:p>Имя ступени</text:p>
            </table:table-cell>
            <table:table-cell office:value-type="string">
              <text:p>СТ1</text:p>
            </table:table-cell>
            <table:table-cell office:value-type="string">
              <text:p>Число</text:p>
              <text:p>Лопаток</text:p>
            </table:table-cell>
            <table:table-cell office:value-type="string">
              <text:p>9</text:p>
            </table:table-cell>
            <table:table-cell office:value-type="string">
              <text:p>Диаметр ступени</text:p>
            </table:table-cell>
            <table:table-cell office:value-type="string">
              <text:p>319</text:p>
            </table:table-cell>
            <table:table-cell table:style-name="ce10"/>
            <table:table-cell table:style-name="ce10"/>
            <table:table-cell table:style-name="ce16" office:value-type="string">
              <text:p>Новый оборот</text:p>
            </table:table-cell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2">
            <table:table-cell/>
            <table:table-cell office:value-type="string">
              <text:p>Имя тахо датчика</text:p>
            </table:table-cell>
            <table:table-cell office:value-type="string">
              <text:p>D1</text:p>
            </table:table-cell>
            <table:table-cell office:value-type="string">
              <text:p>Число</text:p>
              <text:p>Тиков</text:p>
            </table:table-cell>
            <table:table-cell office:value-type="string">
              <text:p>1011</text:p>
            </table:table-cell>
            <table:table-cell office:value-type="string">
              <text:p>Положение датчика</text:p>
            </table:table-cell>
            <table:table-cell office:value-type="string">
              <text:p>0</text:p>
            </table:table-cell>
            <table:table-cell table:style-name="ce10"/>
            <table:table-cell table:style-name="ce13" office:value-type="string" table:number-columns-spanned="2" table:number-rows-spanned="1">
              <text:p>Всего оборотов</text:p>
            </table:table-cell>
            <table:covered-table-cell/>
            <table:table-cell office:value-type="string">
              <text:p>1010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/>
            <table:table-cell office:value-type="string">
              <text:p>Имя датчика</text:p>
            </table:table-cell>
            <table:table-cell office:value-type="string">
              <text:p>D2</text:p>
            </table:table-cell>
            <table:table-cell office:value-type="string">
              <text:p>Число</text:p>
              <text:p>Тиков</text:p>
            </table:table-cell>
            <table:table-cell office:value-type="string">
              <text:p>9091</text:p>
            </table:table-cell>
            <table:table-cell office:value-type="string">
              <text:p>Положение датчика</text:p>
            </table:table-cell>
            <table:table-cell office:value-type="string">
              <text:p>68.5772018432617</text:p>
            </table:table-cell>
            <table:table-cell table:style-name="ce10"/>
            <table:table-cell table:style-name="ce13" office:value-type="string" table:number-columns-spanned="2" table:number-rows-spanned="1">
              <text:p>Отбраковано оборотов</text:p>
            </table:table-cell>
            <table:covered-table-cell/>
            <table:table-cell office:value-type="string">
              <text:p>1010</text:p>
            </table:table-cell>
            <table:table-cell/>
            <table:table-cell/>
            <table:table-cell/>
            <table:table-cell/>
            <table:table-cell/>
            <table:table-cell/>
          </table:table-row>
          <table:table-row table:style-name="ro4">
            <table:table-cell/>
            <table:table-cell table:style-name="Default"/>
            <table:table-cell table:style-name="ce4"/>
            <table:table-cell table:style-name="ce9"/>
            <table:table-cell table:style-name="ce6"/>
            <table:table-cell/>
            <table:table-cell table:style-name="ce6"/>
            <table:table-cell table:style-name="ce6"/>
            <table:table-cell table:style-name="ce6"/>
            <table:table-cell table:style-name="ce6"/>
            <table:table-cell/>
            <table:table-cell table:style-name="ce10"/>
            <table:table-cell/>
            <table:table-cell/>
            <table:table-cell/>
            <table:table-cell/>
            <table:table-cell/>
          </table:table-row>
          <table:table-row table:style-name="ro5">
            <table:table-cell/>
            <table:table-cell table:style-name="Default"/>
            <table:table-cell table:style-name="ce7" office:value-type="string">
              <text:p><text:span text:style-name="T1">Таблица импульсов с датчика </text:span><text:span text:style-name="T2">D2</text:span></text:p>
            </table:table-cell>
            <table:table-cell table:style-name="ce10"/>
            <table:table-cell/>
            <table:table-cell table:style-name="Default"/>
            <table:table-cell table:style-name="Default"/>
            <table:table-cell/>
            <table:table-cell/>
            <table:table-cell/>
            <table:table-cell/>
            <table:table-cell table:style-name="ce10"/>
            <table:table-cell/>
            <table:table-cell/>
            <table:table-cell/>
            <table:table-cell/>
            <table:table-cell/>
          </table:table-row>
          <table:table-row table:style-name="ro3">
            <table:table-cell table:style-name="ce1" office:value-type="string">
              <text:p>№</text:p>
            </table:table-cell>
            <table:table-cell table:style-name="ce1" office:value-type="string">
              <text:p>Индекс импульса</text:p>
            </table:table-cell>
            <table:table-cell table:style-name="ce8" office:value-type="string">
              <text:p>Время, тики</text:p>
            </table:table-cell>
            <table:table-cell table:style-name="ce8" office:value-type="string">
              <text:p>Время, сек</text:p>
            </table:table-cell>
            <table:table-cell table:style-name="ce8" office:value-type="string">
              <text:p>Номер</text:p>
              <text:p>Лопатки</text:p>
            </table:table-cell>
            <table:table-cell table:style-name="ce8" office:value-type="string">
              <text:p>Априорное</text:p>
              <text:p>Положение, ˚</text:p>
            </table:table-cell>
            <table:table-cell table:style-name="ce12" office:value-type="string">
              <text:p>Путь, ˚</text:p>
            </table:table-cell>
            <table:table-cell table:style-name="ce8" office:value-type="string">
              <text:p>Положение в</text:p>
              <text:p>Обороте, <text:span text:style-name="T3">˚</text:span></text:p>
            </table:table-cell>
            <table:table-cell table:style-name="ce12" office:value-type="string">
              <text:p>Отклонение, ˚</text:p>
            </table:table-cell>
            <table:table-cell table:style-name="ce8" office:value-type="string">
              <text:p>Номер</text:p>
              <text:p>Оборота</text:p>
            </table:table-cell>
            <table:table-cell table:style-name="ce8" office:value-type="string">
              <text:p>t1, тик</text:p>
            </table:table-cell>
            <table:table-cell table:style-name="ce8" office:value-type="string">
              <text:p>t2, тик</text:p>
            </table:table-cell>
            <table:table-cell table:style-name="ce8" office:value-type="string">
              <text:p>t1, сек</text:p>
            </table:table-cell>
            <table:table-cell table:style-name="ce8" office:value-type="string">
              <text:p>t2, сек</text:p>
            </table:table-cell>
            <table:table-cell table:style-name="ce8" office:value-type="string">
              <text:p>dT, тик</text:p>
            </table:table-cell>
            <table:table-cell table:style-name="ce8" office:value-type="string">
              <text:p>dT, сек</text:p>
            </table:table-cell>
            <table:table-cell table:style-name="ce8" office:value-type="string">
              <text:p>Fturn</text:p>
            </table:table-cell>
          </table:table-row>
          <table:table-row table:style-name="ro4">
            <table:table-cell office:value-type="float" office:value="0" table:style-name="colored#F3E9AF">
              <text:p>0</text:p>
            </table:table-cell>
            <table:table-cell office:value-type="float" office:value="0" table:style-name="colored#F3E9AF">
              <text:p>0</text:p>
            </table:table-cell>
            <table:table-cell office:value-type="string" table:style-name="colored#F3E9AF">
              <text:p>3919782895/ 0</text:p>
            </table:table-cell>
            <table:table-cell office:value-type="float" office:value="97.9945755004883" table:style-name="colored#F3E9AF">
              <text:p>97.9945755004883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209.2265625" table:style-name="colored#F3E9AF">
              <text:p>209.2265625</text:p>
            </table:table-cell>
            <table:table-cell office:value-type="float" office:value="180.758361816406" table:style-name="colored#F3E9AF">
              <text:p>180.758361816406</text:p>
            </table:table-cell>
            <table:table-cell office:value-type="float" office:value="0" table:style-name="colored#F3E9AF">
              <text:p>0</text:p>
            </table:table-cell>
            <table:table-cell office:value-type="string" table:style-name="colored#F3E9AF">
              <text:p>3918024326/ 0</text:p>
            </table:table-cell>
            <table:table-cell office:value-type="string" table:style-name="colored#F3E9AF">
              <text:p>3921050160/ 0</text:p>
            </table:table-cell>
            <table:table-cell office:value-type="float" office:value="97.9506072998047" table:style-name="colored#F3E9AF">
              <text:p>97.9506072998047</text:p>
            </table:table-cell>
            <table:table-cell office:value-type="float" office:value="98.026252746582" table:style-name="colored#F3E9AF">
              <text:p>98.026252746582</text:p>
            </table:table-cell>
            <table:table-cell office:value-type="float" office:value="3025834" table:style-name="colored#F3E9AF">
              <text:p>3025834</text:p>
            </table:table-cell>
            <table:table-cell office:value-type="float" office:value="0.075645849108696" table:style-name="colored#F3E9AF">
              <text:p>0.075645849108696</text:p>
            </table:table-cell>
            <table:table-cell office:value-type="float" office:value="13.2194960038467" table:style-name="colored#F3E9AF">
              <text:p>13.2194960038467</text:p>
            </table:table-cell>
          </table:table-row>
          <table:table-row table:style-name="ro4">
            <table:table-cell office:value-type="float" office:value="1" table:style-name="colored#FF0000">
              <text:p>1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0119364/ 0</text:p>
            </table:table-cell>
            <table:table-cell office:value-type="float" office:value="98.0029830932617" table:style-name="colored#FF0000">
              <text:p>98.0029830932617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249.258117675781" table:style-name="colored#FF0000">
              <text:p>249.258117675781</text:p>
            </table:table-cell>
            <table:table-cell office:value-type="float" office:value="180.680908203125" table:style-name="colored#FF0000">
              <text:p>180.680908203125</text:p>
            </table:table-cell>
            <table:table-cell office:value-type="float" office:value="0" table:style-name="colored#FF0000">
              <text:p>0</text:p>
            </table:table-cell>
            <table:table-cell office:value-type="string" table:style-name="colored#FF0000">
              <text:p>3918024326/ 0</text:p>
            </table:table-cell>
            <table:table-cell office:value-type="string" table:style-name="colored#FF0000">
              <text:p>3921050160/ 0</text:p>
            </table:table-cell>
            <table:table-cell office:value-type="float" office:value="97.9506072998047" table:style-name="colored#FF0000">
              <text:p>97.9506072998047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3025834" table:style-name="colored#FF0000">
              <text:p>3025834</text:p>
            </table:table-cell>
            <table:table-cell office:value-type="float" office:value="0.075645849108696" table:style-name="colored#FF0000">
              <text:p>0.075645849108696</text:p>
            </table:table-cell>
            <table:table-cell office:value-type="float" office:value="13.2194960038467" table:style-name="colored#FF0000">
              <text:p>13.2194960038467</text:p>
            </table:table-cell>
          </table:table-row>
          <table:table-row table:style-name="ro4">
            <table:table-cell office:value-type="float" office:value="2" table:style-name="colored#FF0000">
              <text:p>2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0453590/ 0</text:p>
            </table:table-cell>
            <table:table-cell office:value-type="float" office:value="98.0113372802734" table:style-name="colored#FF0000">
              <text:p>98.0113372802734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289.022796630859" table:style-name="colored#FF0000">
              <text:p>289.022796630859</text:p>
            </table:table-cell>
            <table:table-cell office:value-type="float" office:value="179.685577392578" table:style-name="colored#FF0000">
              <text:p>179.685577392578</text:p>
            </table:table-cell>
            <table:table-cell office:value-type="float" office:value="0" table:style-name="colored#FF0000">
              <text:p>0</text:p>
            </table:table-cell>
            <table:table-cell office:value-type="string" table:style-name="colored#FF0000">
              <text:p>3918024326/ 0</text:p>
            </table:table-cell>
            <table:table-cell office:value-type="string" table:style-name="colored#FF0000">
              <text:p>3921050160/ 0</text:p>
            </table:table-cell>
            <table:table-cell office:value-type="float" office:value="97.9506072998047" table:style-name="colored#FF0000">
              <text:p>97.9506072998047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3025834" table:style-name="colored#FF0000">
              <text:p>3025834</text:p>
            </table:table-cell>
            <table:table-cell office:value-type="float" office:value="0.075645849108696" table:style-name="colored#FF0000">
              <text:p>0.075645849108696</text:p>
            </table:table-cell>
            <table:table-cell office:value-type="float" office:value="13.2194960038467" table:style-name="colored#FF0000">
              <text:p>13.2194960038467</text:p>
            </table:table-cell>
          </table:table-row>
          <table:table-row table:style-name="ro4">
            <table:table-cell office:value-type="float" office:value="3" table:style-name="colored#FF0000">
              <text:p>3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0793088/ 0</text:p>
            </table:table-cell>
            <table:table-cell office:value-type="float" office:value="98.0198287963867" table:style-name="colored#FF0000">
              <text:p>98.0198287963867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329.414733886719" table:style-name="colored#FF0000">
              <text:p>329.414733886719</text:p>
            </table:table-cell>
            <table:table-cell office:value-type="float" office:value="180.307525634766" table:style-name="colored#FF0000">
              <text:p>180.307525634766</text:p>
            </table:table-cell>
            <table:table-cell office:value-type="float" office:value="0" table:style-name="colored#FF0000">
              <text:p>0</text:p>
            </table:table-cell>
            <table:table-cell office:value-type="string" table:style-name="colored#FF0000">
              <text:p>3918024326/ 0</text:p>
            </table:table-cell>
            <table:table-cell office:value-type="string" table:style-name="colored#FF0000">
              <text:p>3921050160/ 0</text:p>
            </table:table-cell>
            <table:table-cell office:value-type="float" office:value="97.9506072998047" table:style-name="colored#FF0000">
              <text:p>97.9506072998047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3025834" table:style-name="colored#FF0000">
              <text:p>3025834</text:p>
            </table:table-cell>
            <table:table-cell office:value-type="float" office:value="0.075645849108696" table:style-name="colored#FF0000">
              <text:p>0.075645849108696</text:p>
            </table:table-cell>
            <table:table-cell office:value-type="float" office:value="13.2194960038467" table:style-name="colored#FF0000">
              <text:p>13.2194960038467</text:p>
            </table:table-cell>
          </table:table-row>
          <table:table-row table:style-name="ro4">
            <table:table-cell office:value-type="float" office:value="4" table:style-name="colored#F3E9AF">
              <text:p>4</text:p>
            </table:table-cell>
            <table:table-cell office:value-type="float" office:value="4" table:style-name="colored#F3E9AF">
              <text:p>4</text:p>
            </table:table-cell>
            <table:table-cell office:value-type="string" table:style-name="colored#F3E9AF">
              <text:p>3921122611/ 0</text:p>
            </table:table-cell>
            <table:table-cell office:value-type="float" office:value="98.0280685424805" table:style-name="colored#F3E9AF">
              <text:p>98.0280685424805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66951274871826" table:style-name="colored#F3E9AF">
              <text:p>8.66951274871826</text:p>
            </table:table-cell>
            <table:table-cell office:value-type="float" office:value="-19.7986869812012" table:style-name="colored#F3E9AF">
              <text:p>-19.7986869812012</text:p>
            </table:table-cell>
            <table:table-cell office:value-type="float" office:value="1" table:style-name="colored#F3E9AF">
              <text:p>1</text:p>
            </table:table-cell>
            <table:table-cell office:value-type="string" table:style-name="colored#F3E9AF">
              <text:p>3921050160/ 0</text:p>
            </table:table-cell>
            <table:table-cell office:value-type="string" table:style-name="colored#F3E9AF">
              <text:p>3924058675/ 0</text:p>
            </table:table-cell>
            <table:table-cell office:value-type="float" office:value="98.026252746582" table:style-name="colored#F3E9AF">
              <text:p>98.026252746582</text:p>
            </table:table-cell>
            <table:table-cell office:value-type="float" office:value="98.1014633178711" table:style-name="colored#F3E9AF">
              <text:p>98.1014633178711</text:p>
            </table:table-cell>
            <table:table-cell office:value-type="float" office:value="3008515" table:style-name="colored#F3E9AF">
              <text:p>3008515</text:p>
            </table:table-cell>
            <table:table-cell office:value-type="float" office:value="0.0752128735184669" table:style-name="colored#F3E9AF">
              <text:p>0.0752128735184669</text:p>
            </table:table-cell>
            <table:table-cell office:value-type="float" office:value="13.2955962619148" table:style-name="colored#F3E9AF">
              <text:p>13.2955962619148</text:p>
            </table:table-cell>
          </table:table-row>
          <table:table-row table:style-name="ro4">
            <table:table-cell office:value-type="float" office:value="5" table:style-name="colored#FF0000">
              <text:p>5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21461645/ 0</text:p>
            </table:table-cell>
            <table:table-cell office:value-type="float" office:value="98.0365447998047" table:style-name="colored#FF0000">
              <text:p>98.0365447998047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2384452819824" table:style-name="colored#FF0000">
              <text:p>49.2384452819824</text:p>
            </table:table-cell>
            <table:table-cell office:value-type="float" office:value="-19.3387565612793" table:style-name="colored#FF0000">
              <text:p>-19.3387565612793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6" table:style-name="colored#FF0000">
              <text:p>6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21797404/ 0</text:p>
            </table:table-cell>
            <table:table-cell office:value-type="float" office:value="98.0449371337891" table:style-name="colored#FF0000">
              <text:p>98.0449371337891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4154891967773" table:style-name="colored#FF0000">
              <text:p>89.4154891967773</text:p>
            </table:table-cell>
            <table:table-cell office:value-type="float" office:value="-19.9217224121094" table:style-name="colored#FF0000">
              <text:p>-19.9217224121094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7" table:style-name="colored#FF0000">
              <text:p>7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22132093/ 0</text:p>
            </table:table-cell>
            <table:table-cell office:value-type="float" office:value="98.0532989501953" table:style-name="colored#FF0000">
              <text:p>98.0532989501953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464492797852" table:style-name="colored#FF0000">
              <text:p>129.464492797852</text:p>
            </table:table-cell>
            <table:table-cell office:value-type="float" office:value="-19.6427154541016" table:style-name="colored#FF0000">
              <text:p>-19.6427154541016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8" table:style-name="colored#FF0000">
              <text:p>8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22463861/ 0</text:p>
            </table:table-cell>
            <table:table-cell office:value-type="float" office:value="98.0615997314453" table:style-name="colored#FF0000">
              <text:p>98.0615997314453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163970947266" table:style-name="colored#FF0000">
              <text:p>169.163970947266</text:p>
            </table:table-cell>
            <table:table-cell office:value-type="float" office:value="-20.1932373046875" table:style-name="colored#FF0000">
              <text:p>-20.1932373046875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9" table:style-name="colored#FF0000">
              <text:p>9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22798439/ 0</text:p>
            </table:table-cell>
            <table:table-cell office:value-type="float" office:value="98.0699615478516" table:style-name="colored#FF0000">
              <text:p>98.0699615478516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19970703125" table:style-name="colored#FF0000">
              <text:p>209.19970703125</text:p>
            </table:table-cell>
            <table:table-cell office:value-type="float" office:value="-21.0174865722656" table:style-name="colored#FF0000">
              <text:p>-21.0174865722656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10" table:style-name="colored#FF0000">
              <text:p>10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23133125/ 0</text:p>
            </table:table-cell>
            <table:table-cell office:value-type="float" office:value="98.0783309936523" table:style-name="colored#FF0000">
              <text:p>98.0783309936523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248352050781" table:style-name="colored#FF0000">
              <text:p>249.248352050781</text:p>
            </table:table-cell>
            <table:table-cell office:value-type="float" office:value="-20.2988586425781" table:style-name="colored#FF0000">
              <text:p>-20.2988586425781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11" table:style-name="colored#FF0000">
              <text:p>11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23465410/ 0</text:p>
            </table:table-cell>
            <table:table-cell office:value-type="float" office:value="98.0866317749023" table:style-name="colored#FF0000">
              <text:p>98.0866317749023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009704589844" table:style-name="colored#FF0000">
              <text:p>289.009704589844</text:p>
            </table:table-cell>
            <table:table-cell office:value-type="float" office:value="-19.5775146484375" table:style-name="colored#FF0000">
              <text:p>-19.5775146484375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12" table:style-name="colored#FF0000">
              <text:p>12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23803415/ 0</text:p>
            </table:table-cell>
            <table:table-cell office:value-type="float" office:value="98.095085144043" table:style-name="colored#FF0000">
              <text:p>98.095085144043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455505371094" table:style-name="colored#FF0000">
              <text:p>329.455505371094</text:p>
            </table:table-cell>
            <table:table-cell office:value-type="float" office:value="-19.6826782226562" table:style-name="colored#FF0000">
              <text:p>-19.6826782226562</text:p>
            </table:table-cell>
            <table:table-cell office:value-type="float" office:value="1" table:style-name="colored#FF0000">
              <text:p>1</text:p>
            </table:table-cell>
            <table:table-cell office:value-type="string" table:style-name="colored#FF0000">
              <text:p>3921050160/ 0</text:p>
            </table:table-cell>
            <table:table-cell office:value-type="string" table:style-name="colored#FF0000">
              <text:p>3924058675/ 0</text:p>
            </table:table-cell>
            <table:table-cell office:value-type="float" office:value="98.026252746582" table:style-name="colored#FF0000">
              <text:p>98.026252746582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3008515" table:style-name="colored#FF0000">
              <text:p>3008515</text:p>
            </table:table-cell>
            <table:table-cell office:value-type="float" office:value="0.0752128735184669" table:style-name="colored#FF0000">
              <text:p>0.0752128735184669</text:p>
            </table:table-cell>
            <table:table-cell office:value-type="float" office:value="13.2955962619148" table:style-name="colored#FF0000">
              <text:p>13.2955962619148</text:p>
            </table:table-cell>
          </table:table-row>
          <table:table-row table:style-name="ro4">
            <table:table-cell office:value-type="float" office:value="13" table:style-name="colored#F3E9AF">
              <text:p>13</text:p>
            </table:table-cell>
            <table:table-cell office:value-type="float" office:value="13" table:style-name="colored#F3E9AF">
              <text:p>13</text:p>
            </table:table-cell>
            <table:table-cell office:value-type="string" table:style-name="colored#F3E9AF">
              <text:p>3924131476/ 0</text:p>
            </table:table-cell>
            <table:table-cell office:value-type="float" office:value="98.1032867431641" table:style-name="colored#F3E9AF">
              <text:p>98.1032867431641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71937561035156" table:style-name="colored#F3E9AF">
              <text:p>8.71937561035156</text:p>
            </table:table-cell>
            <table:table-cell office:value-type="float" office:value="-19.7488250732422" table:style-name="colored#F3E9AF">
              <text:p>-19.7488250732422</text:p>
            </table:table-cell>
            <table:table-cell office:value-type="float" office:value="2" table:style-name="colored#F3E9AF">
              <text:p>2</text:p>
            </table:table-cell>
            <table:table-cell office:value-type="string" table:style-name="colored#F3E9AF">
              <text:p>3924058675/ 0</text:p>
            </table:table-cell>
            <table:table-cell office:value-type="string" table:style-name="colored#F3E9AF">
              <text:p>3927064436/ 0</text:p>
            </table:table-cell>
            <table:table-cell office:value-type="float" office:value="98.1014633178711" table:style-name="colored#F3E9AF">
              <text:p>98.1014633178711</text:p>
            </table:table-cell>
            <table:table-cell office:value-type="float" office:value="98.1766128540039" table:style-name="colored#F3E9AF">
              <text:p>98.1766128540039</text:p>
            </table:table-cell>
            <table:table-cell office:value-type="float" office:value="3005761" table:style-name="colored#F3E9AF">
              <text:p>3005761</text:p>
            </table:table-cell>
            <table:table-cell office:value-type="float" office:value="0.0751440227031708" table:style-name="colored#F3E9AF">
              <text:p>0.0751440227031708</text:p>
            </table:table-cell>
            <table:table-cell office:value-type="float" office:value="13.3077783704785" table:style-name="colored#F3E9AF">
              <text:p>13.3077783704785</text:p>
            </table:table-cell>
          </table:table-row>
          <table:table-row table:style-name="ro4">
            <table:table-cell office:value-type="float" office:value="14" table:style-name="colored#FF0000">
              <text:p>14</text:p>
            </table:table-cell>
            <table:table-cell office:value-type="float" office:value="14" table:style-name="colored#FF0000">
              <text:p>14</text:p>
            </table:table-cell>
            <table:table-cell office:value-type="string" table:style-name="colored#FF0000">
              <text:p>3924469638/ 0</text:p>
            </table:table-cell>
            <table:table-cell office:value-type="float" office:value="98.1117401123047" table:style-name="colored#FF0000">
              <text:p>98.1117401123047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2210388183594" table:style-name="colored#FF0000">
              <text:p>49.2210388183594</text:p>
            </table:table-cell>
            <table:table-cell office:value-type="float" office:value="-19.3561630249023" table:style-name="colored#FF0000">
              <text:p>-19.3561630249023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15" table:style-name="colored#FF0000">
              <text:p>15</text:p>
            </table:table-cell>
            <table:table-cell office:value-type="float" office:value="15" table:style-name="colored#FF0000">
              <text:p>15</text:p>
            </table:table-cell>
            <table:table-cell office:value-type="string" table:style-name="colored#FF0000">
              <text:p>3924804917/ 0</text:p>
            </table:table-cell>
            <table:table-cell office:value-type="float" office:value="98.1201248168945" table:style-name="colored#FF0000">
              <text:p>98.1201248168945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3774032592773" table:style-name="colored#FF0000">
              <text:p>89.3774032592773</text:p>
            </table:table-cell>
            <table:table-cell office:value-type="float" office:value="-19.9598083496094" table:style-name="colored#FF0000">
              <text:p>-19.9598083496094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16" table:style-name="colored#FF0000">
              <text:p>16</text:p>
            </table:table-cell>
            <table:table-cell office:value-type="float" office:value="16" table:style-name="colored#FF0000">
              <text:p>16</text:p>
            </table:table-cell>
            <table:table-cell office:value-type="string" table:style-name="colored#FF0000">
              <text:p>3925139771/ 0</text:p>
            </table:table-cell>
            <table:table-cell office:value-type="float" office:value="98.1284942626953" table:style-name="colored#FF0000">
              <text:p>98.1284942626953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482864379883" table:style-name="colored#FF0000">
              <text:p>129.482864379883</text:p>
            </table:table-cell>
            <table:table-cell office:value-type="float" office:value="-19.6243438720703" table:style-name="colored#FF0000">
              <text:p>-19.6243438720703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17" table:style-name="colored#FF0000">
              <text:p>17</text:p>
            </table:table-cell>
            <table:table-cell office:value-type="float" office:value="17" table:style-name="colored#FF0000">
              <text:p>17</text:p>
            </table:table-cell>
            <table:table-cell office:value-type="string" table:style-name="colored#FF0000">
              <text:p>3925472070/ 0</text:p>
            </table:table-cell>
            <table:table-cell office:value-type="float" office:value="98.1368026733398" table:style-name="colored#FF0000">
              <text:p>98.1368026733398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282318115234" table:style-name="colored#FF0000">
              <text:p>169.282318115234</text:p>
            </table:table-cell>
            <table:table-cell office:value-type="float" office:value="-20.0748901367187" table:style-name="colored#FF0000">
              <text:p>-20.0748901367187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18" table:style-name="colored#FF0000">
              <text:p>18</text:p>
            </table:table-cell>
            <table:table-cell office:value-type="float" office:value="18" table:style-name="colored#FF0000">
              <text:p>18</text:p>
            </table:table-cell>
            <table:table-cell office:value-type="string" table:style-name="colored#FF0000">
              <text:p>3925808043/ 0</text:p>
            </table:table-cell>
            <table:table-cell office:value-type="float" office:value="98.1452026367187" table:style-name="colored#FF0000">
              <text:p>98.1452026367187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52180480957" table:style-name="colored#FF0000">
              <text:p>209.52180480957</text:p>
            </table:table-cell>
            <table:table-cell office:value-type="float" office:value="-20.6953887939453" table:style-name="colored#FF0000">
              <text:p>-20.6953887939453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19" table:style-name="colored#FF0000">
              <text:p>19</text:p>
            </table:table-cell>
            <table:table-cell office:value-type="float" office:value="19" table:style-name="colored#FF0000">
              <text:p>19</text:p>
            </table:table-cell>
            <table:table-cell office:value-type="string" table:style-name="colored#FF0000">
              <text:p>3926142212/ 0</text:p>
            </table:table-cell>
            <table:table-cell office:value-type="float" office:value="98.1535568237305" table:style-name="colored#FF0000">
              <text:p>98.1535568237305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545227050781" table:style-name="colored#FF0000">
              <text:p>249.545227050781</text:p>
            </table:table-cell>
            <table:table-cell office:value-type="float" office:value="-20.0019836425781" table:style-name="colored#FF0000">
              <text:p>-20.0019836425781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20" table:style-name="colored#FF0000">
              <text:p>20</text:p>
            </table:table-cell>
            <table:table-cell office:value-type="float" office:value="20" table:style-name="colored#FF0000">
              <text:p>20</text:p>
            </table:table-cell>
            <table:table-cell office:value-type="string" table:style-name="colored#FF0000">
              <text:p>3926474026/ 0</text:p>
            </table:table-cell>
            <table:table-cell office:value-type="float" office:value="98.1618499755859" table:style-name="colored#FF0000">
              <text:p>98.1618499755859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86590576172" table:style-name="colored#FF0000">
              <text:p>289.286590576172</text:p>
            </table:table-cell>
            <table:table-cell office:value-type="float" office:value="-19.3006286621094" table:style-name="colored#FF0000">
              <text:p>-19.3006286621094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21" table:style-name="colored#FF0000">
              <text:p>21</text:p>
            </table:table-cell>
            <table:table-cell office:value-type="float" office:value="21" table:style-name="colored#FF0000">
              <text:p>21</text:p>
            </table:table-cell>
            <table:table-cell office:value-type="string" table:style-name="colored#FF0000">
              <text:p>3926809968/ 0</text:p>
            </table:table-cell>
            <table:table-cell office:value-type="float" office:value="98.1702499389648" table:style-name="colored#FF0000">
              <text:p>98.1702499389648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22369384766" table:style-name="colored#FF0000">
              <text:p>329.522369384766</text:p>
            </table:table-cell>
            <table:table-cell office:value-type="float" office:value="-19.6158142089844" table:style-name="colored#FF0000">
              <text:p>-19.6158142089844</text:p>
            </table:table-cell>
            <table:table-cell office:value-type="float" office:value="2" table:style-name="colored#FF0000">
              <text:p>2</text:p>
            </table:table-cell>
            <table:table-cell office:value-type="string" table:style-name="colored#FF0000">
              <text:p>3924058675/ 0</text:p>
            </table:table-cell>
            <table:table-cell office:value-type="string" table:style-name="colored#FF0000">
              <text:p>3927064436/ 0</text:p>
            </table:table-cell>
            <table:table-cell office:value-type="float" office:value="98.1014633178711" table:style-name="colored#FF0000">
              <text:p>98.1014633178711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3005761" table:style-name="colored#FF0000">
              <text:p>3005761</text:p>
            </table:table-cell>
            <table:table-cell office:value-type="float" office:value="0.0751440227031708" table:style-name="colored#FF0000">
              <text:p>0.0751440227031708</text:p>
            </table:table-cell>
            <table:table-cell office:value-type="float" office:value="13.3077783704785" table:style-name="colored#FF0000">
              <text:p>13.3077783704785</text:p>
            </table:table-cell>
          </table:table-row>
          <table:table-row table:style-name="ro4">
            <table:table-cell office:value-type="float" office:value="22" table:style-name="colored#F3E9AF">
              <text:p>22</text:p>
            </table:table-cell>
            <table:table-cell office:value-type="float" office:value="22" table:style-name="colored#F3E9AF">
              <text:p>22</text:p>
            </table:table-cell>
            <table:table-cell office:value-type="string" table:style-name="colored#F3E9AF">
              <text:p>3927137035/ 0</text:p>
            </table:table-cell>
            <table:table-cell office:value-type="float" office:value="98.1784286499023" table:style-name="colored#F3E9AF">
              <text:p>98.1784286499023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75068092346191" table:style-name="colored#F3E9AF">
              <text:p>8.75068092346191</text:p>
            </table:table-cell>
            <table:table-cell office:value-type="float" office:value="-19.7175197601318" table:style-name="colored#F3E9AF">
              <text:p>-19.7175197601318</text:p>
            </table:table-cell>
            <table:table-cell office:value-type="float" office:value="3" table:style-name="colored#F3E9AF">
              <text:p>3</text:p>
            </table:table-cell>
            <table:table-cell office:value-type="string" table:style-name="colored#F3E9AF">
              <text:p>3927064436/ 0</text:p>
            </table:table-cell>
            <table:table-cell office:value-type="string" table:style-name="colored#F3E9AF">
              <text:p>3930051134/ 0</text:p>
            </table:table-cell>
            <table:table-cell office:value-type="float" office:value="98.1766128540039" table:style-name="colored#F3E9AF">
              <text:p>98.1766128540039</text:p>
            </table:table-cell>
            <table:table-cell office:value-type="float" office:value="98.2512817382813" table:style-name="colored#F3E9AF">
              <text:p>98.2512817382813</text:p>
            </table:table-cell>
            <table:table-cell office:value-type="float" office:value="2986698" table:style-name="colored#F3E9AF">
              <text:p>2986698</text:p>
            </table:table-cell>
            <table:table-cell office:value-type="float" office:value="0.0746674463152885" table:style-name="colored#F3E9AF">
              <text:p>0.0746674463152885</text:p>
            </table:table-cell>
            <table:table-cell office:value-type="float" office:value="13.392717299818" table:style-name="colored#F3E9AF">
              <text:p>13.392717299818</text:p>
            </table:table-cell>
          </table:table-row>
          <table:table-row table:style-name="ro4">
            <table:table-cell office:value-type="float" office:value="23" table:style-name="colored#FF0000">
              <text:p>23</text:p>
            </table:table-cell>
            <table:table-cell office:value-type="float" office:value="23" table:style-name="colored#FF0000">
              <text:p>23</text:p>
            </table:table-cell>
            <table:table-cell office:value-type="string" table:style-name="colored#FF0000">
              <text:p>3927473618/ 0</text:p>
            </table:table-cell>
            <table:table-cell office:value-type="float" office:value="98.1868438720703" table:style-name="colored#FF0000">
              <text:p>98.1868438720703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3205261230469" table:style-name="colored#FF0000">
              <text:p>49.3205261230469</text:p>
            </table:table-cell>
            <table:table-cell office:value-type="float" office:value="-19.2566757202148" table:style-name="colored#FF0000">
              <text:p>-19.2566757202148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24" table:style-name="colored#FF0000">
              <text:p>24</text:p>
            </table:table-cell>
            <table:table-cell office:value-type="float" office:value="24" table:style-name="colored#FF0000">
              <text:p>24</text:p>
            </table:table-cell>
            <table:table-cell office:value-type="string" table:style-name="colored#FF0000">
              <text:p>3927807882/ 0</text:p>
            </table:table-cell>
            <table:table-cell office:value-type="float" office:value="98.195198059082" table:style-name="colored#FF0000">
              <text:p>98.195198059082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6108551025391" table:style-name="colored#FF0000">
              <text:p>89.6108551025391</text:p>
            </table:table-cell>
            <table:table-cell office:value-type="float" office:value="-19.7263565063477" table:style-name="colored#FF0000">
              <text:p>-19.7263565063477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25" table:style-name="colored#FF0000">
              <text:p>25</text:p>
            </table:table-cell>
            <table:table-cell office:value-type="float" office:value="25" table:style-name="colored#FF0000">
              <text:p>25</text:p>
            </table:table-cell>
            <table:table-cell office:value-type="string" table:style-name="colored#FF0000">
              <text:p>3928141626/ 0</text:p>
            </table:table-cell>
            <table:table-cell office:value-type="float" office:value="98.2035369873047" table:style-name="colored#FF0000">
              <text:p>98.2035369873047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838500976562" table:style-name="colored#FF0000">
              <text:p>129.838500976562</text:p>
            </table:table-cell>
            <table:table-cell office:value-type="float" office:value="-19.2687072753906" table:style-name="colored#FF0000">
              <text:p>-19.2687072753906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26" table:style-name="colored#FF0000">
              <text:p>26</text:p>
            </table:table-cell>
            <table:table-cell office:value-type="float" office:value="26" table:style-name="colored#FF0000">
              <text:p>26</text:p>
            </table:table-cell>
            <table:table-cell office:value-type="string" table:style-name="colored#FF0000">
              <text:p>3928472250/ 0</text:p>
            </table:table-cell>
            <table:table-cell office:value-type="float" office:value="98.2118072509766" table:style-name="colored#FF0000">
              <text:p>98.2118072509766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690078735352" table:style-name="colored#FF0000">
              <text:p>169.690078735352</text:p>
            </table:table-cell>
            <table:table-cell office:value-type="float" office:value="-19.6671295166016" table:style-name="colored#FF0000">
              <text:p>-19.6671295166016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27" table:style-name="colored#FF0000">
              <text:p>27</text:p>
            </table:table-cell>
            <table:table-cell office:value-type="float" office:value="27" table:style-name="colored#FF0000">
              <text:p>27</text:p>
            </table:table-cell>
            <table:table-cell office:value-type="string" table:style-name="colored#FF0000">
              <text:p>3928804711/ 0</text:p>
            </table:table-cell>
            <table:table-cell office:value-type="float" office:value="98.2201156616211" table:style-name="colored#FF0000">
              <text:p>98.2201156616211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763092041016" table:style-name="colored#FF0000">
              <text:p>209.763092041016</text:p>
            </table:table-cell>
            <table:table-cell office:value-type="float" office:value="-20.4541015625" table:style-name="colored#FF0000">
              <text:p>-20.4541015625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28" table:style-name="colored#FF0000">
              <text:p>28</text:p>
            </table:table-cell>
            <table:table-cell office:value-type="float" office:value="28" table:style-name="colored#FF0000">
              <text:p>28</text:p>
            </table:table-cell>
            <table:table-cell office:value-type="string" table:style-name="colored#FF0000">
              <text:p>3929136317/ 0</text:p>
            </table:table-cell>
            <table:table-cell office:value-type="float" office:value="98.2284088134766" table:style-name="colored#FF0000">
              <text:p>98.2284088134766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733032226562" table:style-name="colored#FF0000">
              <text:p>249.733032226562</text:p>
            </table:table-cell>
            <table:table-cell office:value-type="float" office:value="-19.8141784667969" table:style-name="colored#FF0000">
              <text:p>-19.8141784667969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29" table:style-name="colored#FF0000">
              <text:p>29</text:p>
            </table:table-cell>
            <table:table-cell office:value-type="float" office:value="29" table:style-name="colored#FF0000">
              <text:p>29</text:p>
            </table:table-cell>
            <table:table-cell office:value-type="string" table:style-name="colored#FF0000">
              <text:p>3929464936/ 0</text:p>
            </table:table-cell>
            <table:table-cell office:value-type="float" office:value="98.2366256713867" table:style-name="colored#FF0000">
              <text:p>98.2366256713867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342956542969" table:style-name="colored#FF0000">
              <text:p>289.342956542969</text:p>
            </table:table-cell>
            <table:table-cell office:value-type="float" office:value="-19.2442626953125" table:style-name="colored#FF0000">
              <text:p>-19.2442626953125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30" table:style-name="colored#FF0000">
              <text:p>30</text:p>
            </table:table-cell>
            <table:table-cell office:value-type="float" office:value="30" table:style-name="colored#FF0000">
              <text:p>30</text:p>
            </table:table-cell>
            <table:table-cell office:value-type="string" table:style-name="colored#FF0000">
              <text:p>3929798316/ 0</text:p>
            </table:table-cell>
            <table:table-cell office:value-type="float" office:value="98.2449569702148" table:style-name="colored#FF0000">
              <text:p>98.2449569702148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26733398438" table:style-name="colored#FF0000">
              <text:p>329.526733398438</text:p>
            </table:table-cell>
            <table:table-cell office:value-type="float" office:value="-19.6114501953125" table:style-name="colored#FF0000">
              <text:p>-19.6114501953125</text:p>
            </table:table-cell>
            <table:table-cell office:value-type="float" office:value="3" table:style-name="colored#FF0000">
              <text:p>3</text:p>
            </table:table-cell>
            <table:table-cell office:value-type="string" table:style-name="colored#FF0000">
              <text:p>3927064436/ 0</text:p>
            </table:table-cell>
            <table:table-cell office:value-type="string" table:style-name="colored#FF0000">
              <text:p>3930051134/ 0</text:p>
            </table:table-cell>
            <table:table-cell office:value-type="float" office:value="98.1766128540039" table:style-name="colored#FF0000">
              <text:p>98.1766128540039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2986698" table:style-name="colored#FF0000">
              <text:p>2986698</text:p>
            </table:table-cell>
            <table:table-cell office:value-type="float" office:value="0.0746674463152885" table:style-name="colored#FF0000">
              <text:p>0.0746674463152885</text:p>
            </table:table-cell>
            <table:table-cell office:value-type="float" office:value="13.392717299818" table:style-name="colored#FF0000">
              <text:p>13.392717299818</text:p>
            </table:table-cell>
          </table:table-row>
          <table:table-row table:style-name="ro4">
            <table:table-cell office:value-type="float" office:value="31" table:style-name="colored#F3E9AF">
              <text:p>31</text:p>
            </table:table-cell>
            <table:table-cell office:value-type="float" office:value="31" table:style-name="colored#F3E9AF">
              <text:p>31</text:p>
            </table:table-cell>
            <table:table-cell office:value-type="string" table:style-name="colored#F3E9AF">
              <text:p>3930122195/ 0</text:p>
            </table:table-cell>
            <table:table-cell office:value-type="float" office:value="98.2530517578125" table:style-name="colored#F3E9AF">
              <text:p>98.2530517578125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59655952453613" table:style-name="colored#F3E9AF">
              <text:p>8.59655952453613</text:p>
            </table:table-cell>
            <table:table-cell office:value-type="float" office:value="-19.8716411590576" table:style-name="colored#F3E9AF">
              <text:p>-19.8716411590576</text:p>
            </table:table-cell>
            <table:table-cell office:value-type="float" office:value="4" table:style-name="colored#F3E9AF">
              <text:p>4</text:p>
            </table:table-cell>
            <table:table-cell office:value-type="string" table:style-name="colored#F3E9AF">
              <text:p>3930051134/ 0</text:p>
            </table:table-cell>
            <table:table-cell office:value-type="string" table:style-name="colored#F3E9AF">
              <text:p>3933026971/ 0</text:p>
            </table:table-cell>
            <table:table-cell office:value-type="float" office:value="98.2512817382813" table:style-name="colored#F3E9AF">
              <text:p>98.2512817382813</text:p>
            </table:table-cell>
            <table:table-cell office:value-type="float" office:value="98.3256759643555" table:style-name="colored#F3E9AF">
              <text:p>98.3256759643555</text:p>
            </table:table-cell>
            <table:table-cell office:value-type="float" office:value="2975837" table:style-name="colored#F3E9AF">
              <text:p>2975837</text:p>
            </table:table-cell>
            <table:table-cell office:value-type="float" office:value="0.0743959248065949" table:style-name="colored#F3E9AF">
              <text:p>0.0743959248065949</text:p>
            </table:table-cell>
            <table:table-cell office:value-type="float" office:value="13.4415964664687" table:style-name="colored#F3E9AF">
              <text:p>13.4415964664687</text:p>
            </table:table-cell>
          </table:table-row>
          <table:table-row table:style-name="ro4">
            <table:table-cell office:value-type="float" office:value="32" table:style-name="colored#FF0000">
              <text:p>32</text:p>
            </table:table-cell>
            <table:table-cell office:value-type="float" office:value="32" table:style-name="colored#FF0000">
              <text:p>32</text:p>
            </table:table-cell>
            <table:table-cell office:value-type="string" table:style-name="colored#FF0000">
              <text:p>3930456361/ 0</text:p>
            </table:table-cell>
            <table:table-cell office:value-type="float" office:value="98.2614059448242" table:style-name="colored#FF0000">
              <text:p>98.2614059448242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0220794677734" table:style-name="colored#FF0000">
              <text:p>49.0220794677734</text:p>
            </table:table-cell>
            <table:table-cell office:value-type="float" office:value="-19.5551223754883" table:style-name="colored#FF0000">
              <text:p>-19.5551223754883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3" table:style-name="colored#FF0000">
              <text:p>33</text:p>
            </table:table-cell>
            <table:table-cell office:value-type="float" office:value="33" table:style-name="colored#FF0000">
              <text:p>33</text:p>
            </table:table-cell>
            <table:table-cell office:value-type="string" table:style-name="colored#FF0000">
              <text:p>3930788373/ 0</text:p>
            </table:table-cell>
            <table:table-cell office:value-type="float" office:value="98.2697067260742" table:style-name="colored#FF0000">
              <text:p>98.2697067260742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1870193481445" table:style-name="colored#FF0000">
              <text:p>89.1870193481445</text:p>
            </table:table-cell>
            <table:table-cell office:value-type="float" office:value="-20.1501922607422" table:style-name="colored#FF0000">
              <text:p>-20.1501922607422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4" table:style-name="colored#FF0000">
              <text:p>34</text:p>
            </table:table-cell>
            <table:table-cell office:value-type="float" office:value="34" table:style-name="colored#FF0000">
              <text:p>34</text:p>
            </table:table-cell>
            <table:table-cell office:value-type="string" table:style-name="colored#FF0000">
              <text:p>3931120191/ 0</text:p>
            </table:table-cell>
            <table:table-cell office:value-type="float" office:value="98.2780075073242" table:style-name="colored#FF0000">
              <text:p>98.2780075073242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328491210938" table:style-name="colored#FF0000">
              <text:p>129.328491210938</text:p>
            </table:table-cell>
            <table:table-cell office:value-type="float" office:value="-19.7787170410156" table:style-name="colored#FF0000">
              <text:p>-19.7787170410156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5" table:style-name="colored#FF0000">
              <text:p>35</text:p>
            </table:table-cell>
            <table:table-cell office:value-type="float" office:value="35" table:style-name="colored#FF0000">
              <text:p>35</text:p>
            </table:table-cell>
            <table:table-cell office:value-type="string" table:style-name="colored#FF0000">
              <text:p>3931449410/ 0</text:p>
            </table:table-cell>
            <table:table-cell office:value-type="float" office:value="98.2862319946289" table:style-name="colored#FF0000">
              <text:p>98.2862319946289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155548095703" table:style-name="colored#FF0000">
              <text:p>169.155548095703</text:p>
            </table:table-cell>
            <table:table-cell office:value-type="float" office:value="-20.20166015625" table:style-name="colored#FF0000">
              <text:p>-20.20166015625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6" table:style-name="colored#FF0000">
              <text:p>36</text:p>
            </table:table-cell>
            <table:table-cell office:value-type="float" office:value="36" table:style-name="colored#FF0000">
              <text:p>36</text:p>
            </table:table-cell>
            <table:table-cell office:value-type="string" table:style-name="colored#FF0000">
              <text:p>3931782164/ 0</text:p>
            </table:table-cell>
            <table:table-cell office:value-type="float" office:value="98.2945556640625" table:style-name="colored#FF0000">
              <text:p>98.2945556640625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410263061523" table:style-name="colored#FF0000">
              <text:p>209.410263061523</text:p>
            </table:table-cell>
            <table:table-cell office:value-type="float" office:value="-20.8069305419922" table:style-name="colored#FF0000">
              <text:p>-20.8069305419922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7" table:style-name="colored#FF0000">
              <text:p>37</text:p>
            </table:table-cell>
            <table:table-cell office:value-type="float" office:value="37" table:style-name="colored#FF0000">
              <text:p>37</text:p>
            </table:table-cell>
            <table:table-cell office:value-type="string" table:style-name="colored#FF0000">
              <text:p>3932113302/ 0</text:p>
            </table:table-cell>
            <table:table-cell office:value-type="float" office:value="98.3028335571289" table:style-name="colored#FF0000">
              <text:p>98.3028335571289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469467163086" table:style-name="colored#FF0000">
              <text:p>249.469467163086</text:p>
            </table:table-cell>
            <table:table-cell office:value-type="float" office:value="-20.0777435302734" table:style-name="colored#FF0000">
              <text:p>-20.0777435302734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8" table:style-name="colored#FF0000">
              <text:p>38</text:p>
            </table:table-cell>
            <table:table-cell office:value-type="float" office:value="38" table:style-name="colored#FF0000">
              <text:p>38</text:p>
            </table:table-cell>
            <table:table-cell office:value-type="string" table:style-name="colored#FF0000">
              <text:p>3932441947/ 0</text:p>
            </table:table-cell>
            <table:table-cell office:value-type="float" office:value="98.3110504150391" table:style-name="colored#FF0000">
              <text:p>98.3110504150391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27081298828" table:style-name="colored#FF0000">
              <text:p>289.227081298828</text:p>
            </table:table-cell>
            <table:table-cell office:value-type="float" office:value="-19.3601379394531" table:style-name="colored#FF0000">
              <text:p>-19.3601379394531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39" table:style-name="colored#FF0000">
              <text:p>39</text:p>
            </table:table-cell>
            <table:table-cell office:value-type="float" office:value="39" table:style-name="colored#FF0000">
              <text:p>39</text:p>
            </table:table-cell>
            <table:table-cell office:value-type="string" table:style-name="colored#FF0000">
              <text:p>3932774956/ 0</text:p>
            </table:table-cell>
            <table:table-cell office:value-type="float" office:value="98.3193740844727" table:style-name="colored#FF0000">
              <text:p>98.3193740844727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12634277344" table:style-name="colored#FF0000">
              <text:p>329.512634277344</text:p>
            </table:table-cell>
            <table:table-cell office:value-type="float" office:value="-19.6255493164062" table:style-name="colored#FF0000">
              <text:p>-19.6255493164062</text:p>
            </table:table-cell>
            <table:table-cell office:value-type="float" office:value="4" table:style-name="colored#FF0000">
              <text:p>4</text:p>
            </table:table-cell>
            <table:table-cell office:value-type="string" table:style-name="colored#FF0000">
              <text:p>3930051134/ 0</text:p>
            </table:table-cell>
            <table:table-cell office:value-type="string" table:style-name="colored#FF0000">
              <text:p>3933026971/ 0</text:p>
            </table:table-cell>
            <table:table-cell office:value-type="float" office:value="98.2512817382813" table:style-name="colored#FF0000">
              <text:p>98.2512817382813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2975837" table:style-name="colored#FF0000">
              <text:p>2975837</text:p>
            </table:table-cell>
            <table:table-cell office:value-type="float" office:value="0.0743959248065949" table:style-name="colored#FF0000">
              <text:p>0.0743959248065949</text:p>
            </table:table-cell>
            <table:table-cell office:value-type="float" office:value="13.4415964664687" table:style-name="colored#FF0000">
              <text:p>13.4415964664687</text:p>
            </table:table-cell>
          </table:table-row>
          <table:table-row table:style-name="ro4">
            <table:table-cell office:value-type="float" office:value="40" table:style-name="colored#F3E9AF">
              <text:p>40</text:p>
            </table:table-cell>
            <table:table-cell office:value-type="float" office:value="40" table:style-name="colored#F3E9AF">
              <text:p>40</text:p>
            </table:table-cell>
            <table:table-cell office:value-type="string" table:style-name="colored#F3E9AF">
              <text:p>3933098995/ 0</text:p>
            </table:table-cell>
            <table:table-cell office:value-type="float" office:value="98.3274765014648" table:style-name="colored#F3E9AF">
              <text:p>98.3274765014648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72790431976318" table:style-name="colored#F3E9AF">
              <text:p>8.72790431976318</text:p>
            </table:table-cell>
            <table:table-cell office:value-type="float" office:value="-19.7402954101562" table:style-name="colored#F3E9AF">
              <text:p>-19.7402954101562</text:p>
            </table:table-cell>
            <table:table-cell office:value-type="float" office:value="5" table:style-name="colored#F3E9AF">
              <text:p>5</text:p>
            </table:table-cell>
            <table:table-cell office:value-type="string" table:style-name="colored#F3E9AF">
              <text:p>3933026971/ 0</text:p>
            </table:table-cell>
            <table:table-cell office:value-type="string" table:style-name="colored#F3E9AF">
              <text:p>3935997746/ 0</text:p>
            </table:table-cell>
            <table:table-cell office:value-type="float" office:value="98.3256759643555" table:style-name="colored#F3E9AF">
              <text:p>98.3256759643555</text:p>
            </table:table-cell>
            <table:table-cell office:value-type="float" office:value="98.3999404907227" table:style-name="colored#F3E9AF">
              <text:p>98.3999404907227</text:p>
            </table:table-cell>
            <table:table-cell office:value-type="float" office:value="2970775" table:style-name="colored#F3E9AF">
              <text:p>2970775</text:p>
            </table:table-cell>
            <table:table-cell office:value-type="float" office:value="0.0742693766951561" table:style-name="colored#F3E9AF">
              <text:p>0.0742693766951561</text:p>
            </table:table-cell>
            <table:table-cell office:value-type="float" office:value="13.4644996968881" table:style-name="colored#F3E9AF">
              <text:p>13.4644996968881</text:p>
            </table:table-cell>
          </table:table-row>
          <table:table-row table:style-name="ro4">
            <table:table-cell office:value-type="float" office:value="41" table:style-name="colored#FF0000">
              <text:p>41</text:p>
            </table:table-cell>
            <table:table-cell office:value-type="float" office:value="41" table:style-name="colored#FF0000">
              <text:p>41</text:p>
            </table:table-cell>
            <table:table-cell office:value-type="string" table:style-name="colored#FF0000">
              <text:p>3933432768/ 0</text:p>
            </table:table-cell>
            <table:table-cell office:value-type="float" office:value="98.3358154296875" table:style-name="colored#FF0000">
              <text:p>98.3358154296875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1746826171875" table:style-name="colored#FF0000">
              <text:p>49.1746826171875</text:p>
            </table:table-cell>
            <table:table-cell office:value-type="float" office:value="-19.4025192260742" table:style-name="colored#FF0000">
              <text:p>-19.4025192260742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2" table:style-name="colored#FF0000">
              <text:p>42</text:p>
            </table:table-cell>
            <table:table-cell office:value-type="float" office:value="42" table:style-name="colored#FF0000">
              <text:p>42</text:p>
            </table:table-cell>
            <table:table-cell office:value-type="string" table:style-name="colored#FF0000">
              <text:p>3933764463/ 0</text:p>
            </table:table-cell>
            <table:table-cell office:value-type="float" office:value="98.344108581543" table:style-name="colored#FF0000">
              <text:p>98.344108581543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3696517944336" table:style-name="colored#FF0000">
              <text:p>89.3696517944336</text:p>
            </table:table-cell>
            <table:table-cell office:value-type="float" office:value="-19.9675598144531" table:style-name="colored#FF0000">
              <text:p>-19.9675598144531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3" table:style-name="colored#FF0000">
              <text:p>43</text:p>
            </table:table-cell>
            <table:table-cell office:value-type="float" office:value="43" table:style-name="colored#FF0000">
              <text:p>43</text:p>
            </table:table-cell>
            <table:table-cell office:value-type="string" table:style-name="colored#FF0000">
              <text:p>3934095766/ 0</text:p>
            </table:table-cell>
            <table:table-cell office:value-type="float" office:value="98.3523941040039" table:style-name="colored#FF0000">
              <text:p>98.3523941040039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517105102539" table:style-name="colored#FF0000">
              <text:p>129.517105102539</text:p>
            </table:table-cell>
            <table:table-cell office:value-type="float" office:value="-19.5901031494141" table:style-name="colored#FF0000">
              <text:p>-19.5901031494141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4" table:style-name="colored#FF0000">
              <text:p>44</text:p>
            </table:table-cell>
            <table:table-cell office:value-type="float" office:value="44" table:style-name="colored#FF0000">
              <text:p>44</text:p>
            </table:table-cell>
            <table:table-cell office:value-type="string" table:style-name="colored#FF0000">
              <text:p>3934424837/ 0</text:p>
            </table:table-cell>
            <table:table-cell office:value-type="float" office:value="98.3606185913086" table:style-name="colored#FF0000">
              <text:p>98.3606185913086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394104003906" table:style-name="colored#FF0000">
              <text:p>169.394104003906</text:p>
            </table:table-cell>
            <table:table-cell office:value-type="float" office:value="-19.9631042480469" table:style-name="colored#FF0000">
              <text:p>-19.9631042480469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5" table:style-name="colored#FF0000">
              <text:p>45</text:p>
            </table:table-cell>
            <table:table-cell office:value-type="float" office:value="45" table:style-name="colored#FF0000">
              <text:p>45</text:p>
            </table:table-cell>
            <table:table-cell office:value-type="string" table:style-name="colored#FF0000">
              <text:p>3934756529/ 0</text:p>
            </table:table-cell>
            <table:table-cell office:value-type="float" office:value="98.3689117431641" table:style-name="colored#FF0000">
              <text:p>98.3689117431641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58869934082" table:style-name="colored#FF0000">
              <text:p>209.58869934082</text:p>
            </table:table-cell>
            <table:table-cell office:value-type="float" office:value="-20.6284942626953" table:style-name="colored#FF0000">
              <text:p>-20.6284942626953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6" table:style-name="colored#FF0000">
              <text:p>46</text:p>
            </table:table-cell>
            <table:table-cell office:value-type="float" office:value="46" table:style-name="colored#FF0000">
              <text:p>46</text:p>
            </table:table-cell>
            <table:table-cell office:value-type="string" table:style-name="colored#FF0000">
              <text:p>3935086726/ 0</text:p>
            </table:table-cell>
            <table:table-cell office:value-type="float" office:value="98.3771667480469" table:style-name="colored#FF0000">
              <text:p>98.3771667480469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602142333984" table:style-name="colored#FF0000">
              <text:p>249.602142333984</text:p>
            </table:table-cell>
            <table:table-cell office:value-type="float" office:value="-19.945068359375" table:style-name="colored#FF0000">
              <text:p>-19.945068359375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7" table:style-name="colored#FF0000">
              <text:p>47</text:p>
            </table:table-cell>
            <table:table-cell office:value-type="float" office:value="47" table:style-name="colored#FF0000">
              <text:p>47</text:p>
            </table:table-cell>
            <table:table-cell office:value-type="string" table:style-name="colored#FF0000">
              <text:p>3935414009/ 0</text:p>
            </table:table-cell>
            <table:table-cell office:value-type="float" office:value="98.3853530883789" table:style-name="colored#FF0000">
              <text:p>98.3853530883789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62451171875" table:style-name="colored#FF0000">
              <text:p>289.262451171875</text:p>
            </table:table-cell>
            <table:table-cell office:value-type="float" office:value="-19.3247680664062" table:style-name="colored#FF0000">
              <text:p>-19.3247680664062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8" table:style-name="colored#FF0000">
              <text:p>48</text:p>
            </table:table-cell>
            <table:table-cell office:value-type="float" office:value="48" table:style-name="colored#FF0000">
              <text:p>48</text:p>
            </table:table-cell>
            <table:table-cell office:value-type="string" table:style-name="colored#FF0000">
              <text:p>3935745754/ 0</text:p>
            </table:table-cell>
            <table:table-cell office:value-type="float" office:value="98.3936462402344" table:style-name="colored#FF0000">
              <text:p>98.3936462402344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463470458984" table:style-name="colored#FF0000">
              <text:p>329.463470458984</text:p>
            </table:table-cell>
            <table:table-cell office:value-type="float" office:value="-19.6747131347656" table:style-name="colored#FF0000">
              <text:p>-19.6747131347656</text:p>
            </table:table-cell>
            <table:table-cell office:value-type="float" office:value="5" table:style-name="colored#FF0000">
              <text:p>5</text:p>
            </table:table-cell>
            <table:table-cell office:value-type="string" table:style-name="colored#FF0000">
              <text:p>3933026971/ 0</text:p>
            </table:table-cell>
            <table:table-cell office:value-type="string" table:style-name="colored#FF0000">
              <text:p>3935997746/ 0</text:p>
            </table:table-cell>
            <table:table-cell office:value-type="float" office:value="98.3256759643555" table:style-name="colored#FF0000">
              <text:p>98.3256759643555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2970775" table:style-name="colored#FF0000">
              <text:p>2970775</text:p>
            </table:table-cell>
            <table:table-cell office:value-type="float" office:value="0.0742693766951561" table:style-name="colored#FF0000">
              <text:p>0.0742693766951561</text:p>
            </table:table-cell>
            <table:table-cell office:value-type="float" office:value="13.4644996968881" table:style-name="colored#FF0000">
              <text:p>13.4644996968881</text:p>
            </table:table-cell>
          </table:table-row>
          <table:table-row table:style-name="ro4">
            <table:table-cell office:value-type="float" office:value="49" table:style-name="colored#F3E9AF">
              <text:p>49</text:p>
            </table:table-cell>
            <table:table-cell office:value-type="float" office:value="49" table:style-name="colored#F3E9AF">
              <text:p>49</text:p>
            </table:table-cell>
            <table:table-cell office:value-type="string" table:style-name="colored#F3E9AF">
              <text:p>3936069099/ 0</text:p>
            </table:table-cell>
            <table:table-cell office:value-type="float" office:value="98.401725769043" table:style-name="colored#F3E9AF">
              <text:p>98.401725769043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67334365844727" table:style-name="colored#F3E9AF">
              <text:p>8.67334365844727</text:p>
            </table:table-cell>
            <table:table-cell office:value-type="float" office:value="-19.7948570251465" table:style-name="colored#F3E9AF">
              <text:p>-19.7948570251465</text:p>
            </table:table-cell>
            <table:table-cell office:value-type="float" office:value="6" table:style-name="colored#F3E9AF">
              <text:p>6</text:p>
            </table:table-cell>
            <table:table-cell office:value-type="string" table:style-name="colored#F3E9AF">
              <text:p>3935997746/ 0</text:p>
            </table:table-cell>
            <table:table-cell office:value-type="string" table:style-name="colored#F3E9AF">
              <text:p>3938959358/ 0</text:p>
            </table:table-cell>
            <table:table-cell office:value-type="float" office:value="98.3999404907227" table:style-name="colored#F3E9AF">
              <text:p>98.3999404907227</text:p>
            </table:table-cell>
            <table:table-cell office:value-type="float" office:value="98.4739837646484" table:style-name="colored#F3E9AF">
              <text:p>98.4739837646484</text:p>
            </table:table-cell>
            <table:table-cell office:value-type="float" office:value="2961612" table:style-name="colored#F3E9AF">
              <text:p>2961612</text:p>
            </table:table-cell>
            <table:table-cell office:value-type="float" office:value="0.0740403011441231" table:style-name="colored#F3E9AF">
              <text:p>0.0740403011441231</text:p>
            </table:table-cell>
            <table:table-cell office:value-type="float" office:value="13.5061579240939" table:style-name="colored#F3E9AF">
              <text:p>13.5061579240939</text:p>
            </table:table-cell>
          </table:table-row>
          <table:table-row table:style-name="ro4">
            <table:table-cell office:value-type="float" office:value="50" table:style-name="colored#FF0000">
              <text:p>50</text:p>
            </table:table-cell>
            <table:table-cell office:value-type="float" office:value="50" table:style-name="colored#FF0000">
              <text:p>50</text:p>
            </table:table-cell>
            <table:table-cell office:value-type="string" table:style-name="colored#FF0000">
              <text:p>3936402272/ 0</text:p>
            </table:table-cell>
            <table:table-cell office:value-type="float" office:value="98.4100570678711" table:style-name="colored#FF0000">
              <text:p>98.4100570678711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1723289489746" table:style-name="colored#FF0000">
              <text:p>49.1723289489746</text:p>
            </table:table-cell>
            <table:table-cell office:value-type="float" office:value="-19.4048728942871" table:style-name="colored#FF0000">
              <text:p>-19.4048728942871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1" table:style-name="colored#FF0000">
              <text:p>51</text:p>
            </table:table-cell>
            <table:table-cell office:value-type="float" office:value="51" table:style-name="colored#FF0000">
              <text:p>51</text:p>
            </table:table-cell>
            <table:table-cell office:value-type="string" table:style-name="colored#FF0000">
              <text:p>3936733161/ 0</text:p>
            </table:table-cell>
            <table:table-cell office:value-type="float" office:value="98.418327331543" table:style-name="colored#FF0000">
              <text:p>98.418327331543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393684387207" table:style-name="colored#FF0000">
              <text:p>89.393684387207</text:p>
            </table:table-cell>
            <table:table-cell office:value-type="float" office:value="-19.9435272216797" table:style-name="colored#FF0000">
              <text:p>-19.9435272216797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2" table:style-name="colored#FF0000">
              <text:p>52</text:p>
            </table:table-cell>
            <table:table-cell office:value-type="float" office:value="52" table:style-name="colored#FF0000">
              <text:p>52</text:p>
            </table:table-cell>
            <table:table-cell office:value-type="string" table:style-name="colored#FF0000">
              <text:p>3937064055/ 0</text:p>
            </table:table-cell>
            <table:table-cell office:value-type="float" office:value="98.4265975952148" table:style-name="colored#FF0000">
              <text:p>98.4265975952148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615646362305" table:style-name="colored#FF0000">
              <text:p>129.615646362305</text:p>
            </table:table-cell>
            <table:table-cell office:value-type="float" office:value="-19.4915618896484" table:style-name="colored#FF0000">
              <text:p>-19.4915618896484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3" table:style-name="colored#FF0000">
              <text:p>53</text:p>
            </table:table-cell>
            <table:table-cell office:value-type="float" office:value="53" table:style-name="colored#FF0000">
              <text:p>53</text:p>
            </table:table-cell>
            <table:table-cell office:value-type="string" table:style-name="colored#FF0000">
              <text:p>3937392157/ 0</text:p>
            </table:table-cell>
            <table:table-cell office:value-type="float" office:value="98.4348068237305" table:style-name="colored#FF0000">
              <text:p>98.4348068237305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49821472168" table:style-name="colored#FF0000">
              <text:p>169.49821472168</text:p>
            </table:table-cell>
            <table:table-cell office:value-type="float" office:value="-19.8589935302734" table:style-name="colored#FF0000">
              <text:p>-19.8589935302734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4" table:style-name="colored#FF0000">
              <text:p>54</text:p>
            </table:table-cell>
            <table:table-cell office:value-type="float" office:value="54" table:style-name="colored#FF0000">
              <text:p>54</text:p>
            </table:table-cell>
            <table:table-cell office:value-type="string" table:style-name="colored#FF0000">
              <text:p>3937722139/ 0</text:p>
            </table:table-cell>
            <table:table-cell office:value-type="float" office:value="98.4430541992188" table:style-name="colored#FF0000">
              <text:p>98.4430541992188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609313964844" table:style-name="colored#FF0000">
              <text:p>209.609313964844</text:p>
            </table:table-cell>
            <table:table-cell office:value-type="float" office:value="-20.6078796386719" table:style-name="colored#FF0000">
              <text:p>-20.6078796386719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5" table:style-name="colored#FF0000">
              <text:p>55</text:p>
            </table:table-cell>
            <table:table-cell office:value-type="float" office:value="55" table:style-name="colored#FF0000">
              <text:p>55</text:p>
            </table:table-cell>
            <table:table-cell office:value-type="string" table:style-name="colored#FF0000">
              <text:p>3938051091/ 0</text:p>
            </table:table-cell>
            <table:table-cell office:value-type="float" office:value="98.4512786865234" table:style-name="colored#FF0000">
              <text:p>98.4512786865234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59521484375" table:style-name="colored#FF0000">
              <text:p>249.59521484375</text:p>
            </table:table-cell>
            <table:table-cell office:value-type="float" office:value="-19.9519958496094" table:style-name="colored#FF0000">
              <text:p>-19.9519958496094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6" table:style-name="colored#FF0000">
              <text:p>56</text:p>
            </table:table-cell>
            <table:table-cell office:value-type="float" office:value="56" table:style-name="colored#FF0000">
              <text:p>56</text:p>
            </table:table-cell>
            <table:table-cell office:value-type="string" table:style-name="colored#FF0000">
              <text:p>3938377265/ 0</text:p>
            </table:table-cell>
            <table:table-cell office:value-type="float" office:value="98.4594345092773" table:style-name="colored#FF0000">
              <text:p>98.4594345092773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43438720703" table:style-name="colored#FF0000">
              <text:p>289.243438720703</text:p>
            </table:table-cell>
            <table:table-cell office:value-type="float" office:value="-19.3437805175781" table:style-name="colored#FF0000">
              <text:p>-19.3437805175781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7" table:style-name="colored#FF0000">
              <text:p>57</text:p>
            </table:table-cell>
            <table:table-cell office:value-type="float" office:value="57" table:style-name="colored#FF0000">
              <text:p>57</text:p>
            </table:table-cell>
            <table:table-cell office:value-type="string" table:style-name="colored#FF0000">
              <text:p>3938708186/ 0</text:p>
            </table:table-cell>
            <table:table-cell office:value-type="float" office:value="98.4677047729492" table:style-name="colored#FF0000">
              <text:p>98.4677047729492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468688964844" table:style-name="colored#FF0000">
              <text:p>329.468688964844</text:p>
            </table:table-cell>
            <table:table-cell office:value-type="float" office:value="-19.6694946289062" table:style-name="colored#FF0000">
              <text:p>-19.6694946289062</text:p>
            </table:table-cell>
            <table:table-cell office:value-type="float" office:value="6" table:style-name="colored#FF0000">
              <text:p>6</text:p>
            </table:table-cell>
            <table:table-cell office:value-type="string" table:style-name="colored#FF0000">
              <text:p>3935997746/ 0</text:p>
            </table:table-cell>
            <table:table-cell office:value-type="string" table:style-name="colored#FF0000">
              <text:p>3938959358/ 0</text:p>
            </table:table-cell>
            <table:table-cell office:value-type="float" office:value="98.3999404907227" table:style-name="colored#FF0000">
              <text:p>98.3999404907227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2961612" table:style-name="colored#FF0000">
              <text:p>2961612</text:p>
            </table:table-cell>
            <table:table-cell office:value-type="float" office:value="0.0740403011441231" table:style-name="colored#FF0000">
              <text:p>0.0740403011441231</text:p>
            </table:table-cell>
            <table:table-cell office:value-type="float" office:value="13.5061579240939" table:style-name="colored#FF0000">
              <text:p>13.5061579240939</text:p>
            </table:table-cell>
          </table:table-row>
          <table:table-row table:style-name="ro4">
            <table:table-cell office:value-type="float" office:value="58" table:style-name="colored#F3E9AF">
              <text:p>58</text:p>
            </table:table-cell>
            <table:table-cell office:value-type="float" office:value="58" table:style-name="colored#F3E9AF">
              <text:p>58</text:p>
            </table:table-cell>
            <table:table-cell office:value-type="string" table:style-name="colored#F3E9AF">
              <text:p>3939030279/ 0</text:p>
            </table:table-cell>
            <table:table-cell office:value-type="float" office:value="98.4757537841797" table:style-name="colored#F3E9AF">
              <text:p>98.4757537841797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64882659912109" table:style-name="colored#F3E9AF">
              <text:p>8.64882659912109</text:p>
            </table:table-cell>
            <table:table-cell office:value-type="float" office:value="-19.8193740844727" table:style-name="colored#F3E9AF">
              <text:p>-19.8193740844727</text:p>
            </table:table-cell>
            <table:table-cell office:value-type="float" office:value="7" table:style-name="colored#F3E9AF">
              <text:p>7</text:p>
            </table:table-cell>
            <table:table-cell office:value-type="string" table:style-name="colored#F3E9AF">
              <text:p>3938959358/ 0</text:p>
            </table:table-cell>
            <table:table-cell office:value-type="string" table:style-name="colored#F3E9AF">
              <text:p>3941911384/ 0</text:p>
            </table:table-cell>
            <table:table-cell office:value-type="float" office:value="98.4739837646484" table:style-name="colored#F3E9AF">
              <text:p>98.4739837646484</text:p>
            </table:table-cell>
            <table:table-cell office:value-type="float" office:value="98.5477828979492" table:style-name="colored#F3E9AF">
              <text:p>98.5477828979492</text:p>
            </table:table-cell>
            <table:table-cell office:value-type="float" office:value="2952026" table:style-name="colored#F3E9AF">
              <text:p>2952026</text:p>
            </table:table-cell>
            <table:table-cell office:value-type="float" office:value="0.073800653219223" table:style-name="colored#F3E9AF">
              <text:p>0.073800653219223</text:p>
            </table:table-cell>
            <table:table-cell office:value-type="float" office:value="13.5500155673355" table:style-name="colored#F3E9AF">
              <text:p>13.5500155673355</text:p>
            </table:table-cell>
          </table:table-row>
          <table:table-row table:style-name="ro4">
            <table:table-cell office:value-type="float" office:value="59" table:style-name="colored#FF0000">
              <text:p>59</text:p>
            </table:table-cell>
            <table:table-cell office:value-type="float" office:value="59" table:style-name="colored#FF0000">
              <text:p>59</text:p>
            </table:table-cell>
            <table:table-cell office:value-type="string" table:style-name="colored#FF0000">
              <text:p>3939362714/ 0</text:p>
            </table:table-cell>
            <table:table-cell office:value-type="float" office:value="98.4840698242188" table:style-name="colored#FF0000">
              <text:p>98.4840698242188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189323425293" table:style-name="colored#FF0000">
              <text:p>49.189323425293</text:p>
            </table:table-cell>
            <table:table-cell office:value-type="float" office:value="-19.3878784179687" table:style-name="colored#FF0000">
              <text:p>-19.3878784179687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0" table:style-name="colored#FF0000">
              <text:p>60</text:p>
            </table:table-cell>
            <table:table-cell office:value-type="float" office:value="60" table:style-name="colored#FF0000">
              <text:p>60</text:p>
            </table:table-cell>
            <table:table-cell office:value-type="string" table:style-name="colored#FF0000">
              <text:p>3939692934/ 0</text:p>
            </table:table-cell>
            <table:table-cell office:value-type="float" office:value="98.4923248291016" table:style-name="colored#FF0000">
              <text:p>98.4923248291016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4597015380859" table:style-name="colored#FF0000">
              <text:p>89.4597015380859</text:p>
            </table:table-cell>
            <table:table-cell office:value-type="float" office:value="-19.8775100708008" table:style-name="colored#FF0000">
              <text:p>-19.8775100708008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1" table:style-name="colored#FF0000">
              <text:p>61</text:p>
            </table:table-cell>
            <table:table-cell office:value-type="float" office:value="61" table:style-name="colored#FF0000">
              <text:p>61</text:p>
            </table:table-cell>
            <table:table-cell office:value-type="string" table:style-name="colored#FF0000">
              <text:p>3940022750/ 0</text:p>
            </table:table-cell>
            <table:table-cell office:value-type="float" office:value="98.5005722045898" table:style-name="colored#FF0000">
              <text:p>98.5005722045898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680816650391" table:style-name="colored#FF0000">
              <text:p>129.680816650391</text:p>
            </table:table-cell>
            <table:table-cell office:value-type="float" office:value="-19.4263916015625" table:style-name="colored#FF0000">
              <text:p>-19.4263916015625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2" table:style-name="colored#FF0000">
              <text:p>62</text:p>
            </table:table-cell>
            <table:table-cell office:value-type="float" office:value="62" table:style-name="colored#FF0000">
              <text:p>62</text:p>
            </table:table-cell>
            <table:table-cell office:value-type="string" table:style-name="colored#FF0000">
              <text:p>3940349580/ 0</text:p>
            </table:table-cell>
            <table:table-cell office:value-type="float" office:value="98.5087432861328" table:style-name="colored#FF0000">
              <text:p>98.5087432861328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537780761719" table:style-name="colored#FF0000">
              <text:p>169.537780761719</text:p>
            </table:table-cell>
            <table:table-cell office:value-type="float" office:value="-19.8194274902344" table:style-name="colored#FF0000">
              <text:p>-19.8194274902344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3" table:style-name="colored#FF0000">
              <text:p>63</text:p>
            </table:table-cell>
            <table:table-cell office:value-type="float" office:value="63" table:style-name="colored#FF0000">
              <text:p>63</text:p>
            </table:table-cell>
            <table:table-cell office:value-type="string" table:style-name="colored#FF0000">
              <text:p>3940678071/ 0</text:p>
            </table:table-cell>
            <table:table-cell office:value-type="float" office:value="98.5169525146484" table:style-name="colored#FF0000">
              <text:p>98.5169525146484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597305297852" table:style-name="colored#FF0000">
              <text:p>209.597305297852</text:p>
            </table:table-cell>
            <table:table-cell office:value-type="float" office:value="-20.6198883056641" table:style-name="colored#FF0000">
              <text:p>-20.6198883056641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4" table:style-name="colored#FF0000">
              <text:p>64</text:p>
            </table:table-cell>
            <table:table-cell office:value-type="float" office:value="64" table:style-name="colored#FF0000">
              <text:p>64</text:p>
            </table:table-cell>
            <table:table-cell office:value-type="string" table:style-name="colored#FF0000">
              <text:p>3941006026/ 0</text:p>
            </table:table-cell>
            <table:table-cell office:value-type="float" office:value="98.5251541137695" table:style-name="colored#FF0000">
              <text:p>98.5251541137695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591461181641" table:style-name="colored#FF0000">
              <text:p>249.591461181641</text:p>
            </table:table-cell>
            <table:table-cell office:value-type="float" office:value="-19.9557495117187" table:style-name="colored#FF0000">
              <text:p>-19.9557495117187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5" table:style-name="colored#FF0000">
              <text:p>65</text:p>
            </table:table-cell>
            <table:table-cell office:value-type="float" office:value="65" table:style-name="colored#FF0000">
              <text:p>65</text:p>
            </table:table-cell>
            <table:table-cell office:value-type="string" table:style-name="colored#FF0000">
              <text:p>3941331210/ 0</text:p>
            </table:table-cell>
            <table:table-cell office:value-type="float" office:value="98.5332794189453" table:style-name="colored#FF0000">
              <text:p>98.5332794189453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47711181641" table:style-name="colored#FF0000">
              <text:p>289.247711181641</text:p>
            </table:table-cell>
            <table:table-cell office:value-type="float" office:value="-19.3395080566406" table:style-name="colored#FF0000">
              <text:p>-19.3395080566406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6" table:style-name="colored#FF0000">
              <text:p>66</text:p>
            </table:table-cell>
            <table:table-cell office:value-type="float" office:value="66" table:style-name="colored#FF0000">
              <text:p>66</text:p>
            </table:table-cell>
            <table:table-cell office:value-type="string" table:style-name="colored#FF0000">
              <text:p>3941661291/ 0</text:p>
            </table:table-cell>
            <table:table-cell office:value-type="float" office:value="98.5415344238281" table:style-name="colored#FF0000">
              <text:p>98.5415344238281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01129150391" table:style-name="colored#FF0000">
              <text:p>329.501129150391</text:p>
            </table:table-cell>
            <table:table-cell office:value-type="float" office:value="-19.6370544433594" table:style-name="colored#FF0000">
              <text:p>-19.6370544433594</text:p>
            </table:table-cell>
            <table:table-cell office:value-type="float" office:value="7" table:style-name="colored#FF0000">
              <text:p>7</text:p>
            </table:table-cell>
            <table:table-cell office:value-type="string" table:style-name="colored#FF0000">
              <text:p>3938959358/ 0</text:p>
            </table:table-cell>
            <table:table-cell office:value-type="string" table:style-name="colored#FF0000">
              <text:p>3941911384/ 0</text:p>
            </table:table-cell>
            <table:table-cell office:value-type="float" office:value="98.4739837646484" table:style-name="colored#FF0000">
              <text:p>98.4739837646484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2952026" table:style-name="colored#FF0000">
              <text:p>2952026</text:p>
            </table:table-cell>
            <table:table-cell office:value-type="float" office:value="0.073800653219223" table:style-name="colored#FF0000">
              <text:p>0.073800653219223</text:p>
            </table:table-cell>
            <table:table-cell office:value-type="float" office:value="13.5500155673355" table:style-name="colored#FF0000">
              <text:p>13.5500155673355</text:p>
            </table:table-cell>
          </table:table-row>
          <table:table-row table:style-name="ro4">
            <table:table-cell office:value-type="float" office:value="67" table:style-name="colored#F3E9AF">
              <text:p>67</text:p>
            </table:table-cell>
            <table:table-cell office:value-type="float" office:value="67" table:style-name="colored#F3E9AF">
              <text:p>67</text:p>
            </table:table-cell>
            <table:table-cell office:value-type="string" table:style-name="colored#F3E9AF">
              <text:p>3941982079/ 0</text:p>
            </table:table-cell>
            <table:table-cell office:value-type="float" office:value="98.5495529174805" table:style-name="colored#F3E9AF">
              <text:p>98.5495529174805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65246295928955" table:style-name="colored#F3E9AF">
              <text:p>8.65246295928955</text:p>
            </table:table-cell>
            <table:table-cell office:value-type="float" office:value="-19.8157386779785" table:style-name="colored#F3E9AF">
              <text:p>-19.8157386779785</text:p>
            </table:table-cell>
            <table:table-cell office:value-type="float" office:value="8" table:style-name="colored#F3E9AF">
              <text:p>8</text:p>
            </table:table-cell>
            <table:table-cell office:value-type="string" table:style-name="colored#F3E9AF">
              <text:p>3941911384/ 0</text:p>
            </table:table-cell>
            <table:table-cell office:value-type="string" table:style-name="colored#F3E9AF">
              <text:p>3944852766/ 0</text:p>
            </table:table-cell>
            <table:table-cell office:value-type="float" office:value="98.5477828979492" table:style-name="colored#F3E9AF">
              <text:p>98.5477828979492</text:p>
            </table:table-cell>
            <table:table-cell office:value-type="float" office:value="98.6213226318359" table:style-name="colored#F3E9AF">
              <text:p>98.6213226318359</text:p>
            </table:table-cell>
            <table:table-cell office:value-type="float" office:value="2941382" table:style-name="colored#F3E9AF">
              <text:p>2941382</text:p>
            </table:table-cell>
            <table:table-cell office:value-type="float" office:value="0.0735345482826233" table:style-name="colored#F3E9AF">
              <text:p>0.0735345482826233</text:p>
            </table:table-cell>
            <table:table-cell office:value-type="float" office:value="13.5990500160087" table:style-name="colored#F3E9AF">
              <text:p>13.5990500160087</text:p>
            </table:table-cell>
          </table:table-row>
          <table:table-row table:style-name="ro4">
            <table:table-cell office:value-type="float" office:value="68" table:style-name="colored#FF0000">
              <text:p>68</text:p>
            </table:table-cell>
            <table:table-cell office:value-type="float" office:value="68" table:style-name="colored#FF0000">
              <text:p>68</text:p>
            </table:table-cell>
            <table:table-cell office:value-type="string" table:style-name="colored#FF0000">
              <text:p>3942313022/ 0</text:p>
            </table:table-cell>
            <table:table-cell office:value-type="float" office:value="98.5578231811523" table:style-name="colored#FF0000">
              <text:p>98.5578231811523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157054901123" table:style-name="colored#FF0000">
              <text:p>49.157054901123</text:p>
            </table:table-cell>
            <table:table-cell office:value-type="float" office:value="-19.4201469421387" table:style-name="colored#FF0000">
              <text:p>-19.4201469421387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69" table:style-name="colored#FF0000">
              <text:p>69</text:p>
            </table:table-cell>
            <table:table-cell office:value-type="float" office:value="69" table:style-name="colored#FF0000">
              <text:p>69</text:p>
            </table:table-cell>
            <table:table-cell office:value-type="string" table:style-name="colored#FF0000">
              <text:p>3942641460/ 0</text:p>
            </table:table-cell>
            <table:table-cell office:value-type="float" office:value="98.5660400390625" table:style-name="colored#FF0000">
              <text:p>98.5660400390625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3550567626953" table:style-name="colored#FF0000">
              <text:p>89.3550567626953</text:p>
            </table:table-cell>
            <table:table-cell office:value-type="float" office:value="-19.9821548461914" table:style-name="colored#FF0000">
              <text:p>-19.9821548461914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0" table:style-name="colored#FF0000">
              <text:p>70</text:p>
            </table:table-cell>
            <table:table-cell office:value-type="float" office:value="70" table:style-name="colored#FF0000">
              <text:p>70</text:p>
            </table:table-cell>
            <table:table-cell office:value-type="string" table:style-name="colored#FF0000">
              <text:p>3942969779/ 0</text:p>
            </table:table-cell>
            <table:table-cell office:value-type="float" office:value="98.5742416381836" table:style-name="colored#FF0000">
              <text:p>98.5742416381836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538497924805" table:style-name="colored#FF0000">
              <text:p>129.538497924805</text:p>
            </table:table-cell>
            <table:table-cell office:value-type="float" office:value="-19.5687103271484" table:style-name="colored#FF0000">
              <text:p>-19.5687103271484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1" table:style-name="colored#FF0000">
              <text:p>71</text:p>
            </table:table-cell>
            <table:table-cell office:value-type="float" office:value="71" table:style-name="colored#FF0000">
              <text:p>71</text:p>
            </table:table-cell>
            <table:table-cell office:value-type="string" table:style-name="colored#FF0000">
              <text:p>3943295609/ 0</text:p>
            </table:table-cell>
            <table:table-cell office:value-type="float" office:value="98.582389831543" table:style-name="colored#FF0000">
              <text:p>98.582389831543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417297363281" table:style-name="colored#FF0000">
              <text:p>169.417297363281</text:p>
            </table:table-cell>
            <table:table-cell office:value-type="float" office:value="-19.9399108886719" table:style-name="colored#FF0000">
              <text:p>-19.9399108886719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2" table:style-name="colored#FF0000">
              <text:p>72</text:p>
            </table:table-cell>
            <table:table-cell office:value-type="float" office:value="72" table:style-name="colored#FF0000">
              <text:p>72</text:p>
            </table:table-cell>
            <table:table-cell office:value-type="string" table:style-name="colored#FF0000">
              <text:p>3943624509/ 0</text:p>
            </table:table-cell>
            <table:table-cell office:value-type="float" office:value="98.5906143188477" table:style-name="colored#FF0000">
              <text:p>98.5906143188477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671844482422" table:style-name="colored#FF0000">
              <text:p>209.671844482422</text:p>
            </table:table-cell>
            <table:table-cell office:value-type="float" office:value="-20.5453491210938" table:style-name="colored#FF0000">
              <text:p>-20.5453491210938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3" table:style-name="colored#FF0000">
              <text:p>73</text:p>
            </table:table-cell>
            <table:table-cell office:value-type="float" office:value="73" table:style-name="colored#FF0000">
              <text:p>73</text:p>
            </table:table-cell>
            <table:table-cell office:value-type="string" table:style-name="colored#FF0000">
              <text:p>3943951341/ 0</text:p>
            </table:table-cell>
            <table:table-cell office:value-type="float" office:value="98.5987854003906" table:style-name="colored#FF0000">
              <text:p>98.5987854003906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673294067383" table:style-name="colored#FF0000">
              <text:p>249.673294067383</text:p>
            </table:table-cell>
            <table:table-cell office:value-type="float" office:value="-19.8739166259766" table:style-name="colored#FF0000">
              <text:p>-19.8739166259766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4" table:style-name="colored#FF0000">
              <text:p>74</text:p>
            </table:table-cell>
            <table:table-cell office:value-type="float" office:value="74" table:style-name="colored#FF0000">
              <text:p>74</text:p>
            </table:table-cell>
            <table:table-cell office:value-type="string" table:style-name="colored#FF0000">
              <text:p>3944275397/ 0</text:p>
            </table:table-cell>
            <table:table-cell office:value-type="float" office:value="98.6068878173828" table:style-name="colored#FF0000">
              <text:p>98.6068878173828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3349609375" table:style-name="colored#FF0000">
              <text:p>289.3349609375</text:p>
            </table:table-cell>
            <table:table-cell office:value-type="float" office:value="-19.2522583007813" table:style-name="colored#FF0000">
              <text:p>-19.2522583007813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5" table:style-name="colored#FF0000">
              <text:p>75</text:p>
            </table:table-cell>
            <table:table-cell office:value-type="float" office:value="75" table:style-name="colored#FF0000">
              <text:p>75</text:p>
            </table:table-cell>
            <table:table-cell office:value-type="string" table:style-name="colored#FF0000">
              <text:p>3944603942/ 0</text:p>
            </table:table-cell>
            <table:table-cell office:value-type="float" office:value="98.6150970458984" table:style-name="colored#FF0000">
              <text:p>98.6150970458984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46081542969" table:style-name="colored#FF0000">
              <text:p>329.546081542969</text:p>
            </table:table-cell>
            <table:table-cell office:value-type="float" office:value="-19.5921020507813" table:style-name="colored#FF0000">
              <text:p>-19.5921020507813</text:p>
            </table:table-cell>
            <table:table-cell office:value-type="float" office:value="8" table:style-name="colored#FF0000">
              <text:p>8</text:p>
            </table:table-cell>
            <table:table-cell office:value-type="string" table:style-name="colored#FF0000">
              <text:p>3941911384/ 0</text:p>
            </table:table-cell>
            <table:table-cell office:value-type="string" table:style-name="colored#FF0000">
              <text:p>3944852766/ 0</text:p>
            </table:table-cell>
            <table:table-cell office:value-type="float" office:value="98.5477828979492" table:style-name="colored#FF0000">
              <text:p>98.5477828979492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2941382" table:style-name="colored#FF0000">
              <text:p>2941382</text:p>
            </table:table-cell>
            <table:table-cell office:value-type="float" office:value="0.0735345482826233" table:style-name="colored#FF0000">
              <text:p>0.0735345482826233</text:p>
            </table:table-cell>
            <table:table-cell office:value-type="float" office:value="13.5990500160087" table:style-name="colored#FF0000">
              <text:p>13.5990500160087</text:p>
            </table:table-cell>
          </table:table-row>
          <table:table-row table:style-name="ro4">
            <table:table-cell office:value-type="float" office:value="76" table:style-name="colored#F3E9AF">
              <text:p>76</text:p>
            </table:table-cell>
            <table:table-cell office:value-type="float" office:value="76" table:style-name="colored#F3E9AF">
              <text:p>76</text:p>
            </table:table-cell>
            <table:table-cell office:value-type="string" table:style-name="colored#F3E9AF">
              <text:p>3944923691/ 0</text:p>
            </table:table-cell>
            <table:table-cell office:value-type="float" office:value="98.6230926513672" table:style-name="colored#F3E9AF">
              <text:p>98.6230926513672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72170162200928" table:style-name="colored#F3E9AF">
              <text:p>8.72170162200928</text:p>
            </table:table-cell>
            <table:table-cell office:value-type="float" office:value="-19.7464981079102" table:style-name="colored#F3E9AF">
              <text:p>-19.7464981079102</text:p>
            </table:table-cell>
            <table:table-cell office:value-type="float" office:value="9" table:style-name="colored#F3E9AF">
              <text:p>9</text:p>
            </table:table-cell>
            <table:table-cell office:value-type="string" table:style-name="colored#F3E9AF">
              <text:p>3944852766/ 0</text:p>
            </table:table-cell>
            <table:table-cell office:value-type="string" table:style-name="colored#F3E9AF">
              <text:p>3947780291/ 0</text:p>
            </table:table-cell>
            <table:table-cell office:value-type="float" office:value="98.6213226318359" table:style-name="colored#F3E9AF">
              <text:p>98.6213226318359</text:p>
            </table:table-cell>
            <table:table-cell office:value-type="float" office:value="98.6945037841797" table:style-name="colored#F3E9AF">
              <text:p>98.6945037841797</text:p>
            </table:table-cell>
            <table:table-cell office:value-type="float" office:value="2927525" table:style-name="colored#F3E9AF">
              <text:p>2927525</text:p>
            </table:table-cell>
            <table:table-cell office:value-type="float" office:value="0.0731881260871887" table:style-name="colored#F3E9AF">
              <text:p>0.0731881260871887</text:p>
            </table:table-cell>
            <table:table-cell office:value-type="float" office:value="13.6634185551998" table:style-name="colored#F3E9AF">
              <text:p>13.6634185551998</text:p>
            </table:table-cell>
          </table:table-row>
          <table:table-row table:style-name="ro4">
            <table:table-cell office:value-type="float" office:value="77" table:style-name="colored#FF0000">
              <text:p>77</text:p>
            </table:table-cell>
            <table:table-cell office:value-type="float" office:value="77" table:style-name="colored#FF0000">
              <text:p>77</text:p>
            </table:table-cell>
            <table:table-cell office:value-type="string" table:style-name="colored#FF0000">
              <text:p>3945253148/ 0</text:p>
            </table:table-cell>
            <table:table-cell office:value-type="float" office:value="98.6313323974609" table:style-name="colored#FF0000">
              <text:p>98.6313323974609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2352828979492" table:style-name="colored#FF0000">
              <text:p>49.2352828979492</text:p>
            </table:table-cell>
            <table:table-cell office:value-type="float" office:value="-19.3419189453125" table:style-name="colored#FF0000">
              <text:p>-19.3419189453125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78" table:style-name="colored#FF0000">
              <text:p>78</text:p>
            </table:table-cell>
            <table:table-cell office:value-type="float" office:value="78" table:style-name="colored#FF0000">
              <text:p>78</text:p>
            </table:table-cell>
            <table:table-cell office:value-type="string" table:style-name="colored#FF0000">
              <text:p>3945580273/ 0</text:p>
            </table:table-cell>
            <table:table-cell office:value-type="float" office:value="98.6395034790039" table:style-name="colored#FF0000">
              <text:p>98.6395034790039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4620971679688" table:style-name="colored#FF0000">
              <text:p>89.4620971679688</text:p>
            </table:table-cell>
            <table:table-cell office:value-type="float" office:value="-19.875114440918" table:style-name="colored#FF0000">
              <text:p>-19.875114440918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79" table:style-name="colored#FF0000">
              <text:p>79</text:p>
            </table:table-cell>
            <table:table-cell office:value-type="float" office:value="79" table:style-name="colored#FF0000">
              <text:p>79</text:p>
            </table:table-cell>
            <table:table-cell office:value-type="string" table:style-name="colored#FF0000">
              <text:p>3945907251/ 0</text:p>
            </table:table-cell>
            <table:table-cell office:value-type="float" office:value="98.6476821899414" table:style-name="colored#FF0000">
              <text:p>98.6476821899414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670837402344" table:style-name="colored#FF0000">
              <text:p>129.670837402344</text:p>
            </table:table-cell>
            <table:table-cell office:value-type="float" office:value="-19.4363708496094" table:style-name="colored#FF0000">
              <text:p>-19.4363708496094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80" table:style-name="colored#FF0000">
              <text:p>80</text:p>
            </table:table-cell>
            <table:table-cell office:value-type="float" office:value="80" table:style-name="colored#FF0000">
              <text:p>80</text:p>
            </table:table-cell>
            <table:table-cell office:value-type="string" table:style-name="colored#FF0000">
              <text:p>3946231508/ 0</text:p>
            </table:table-cell>
            <table:table-cell office:value-type="float" office:value="98.6557846069336" table:style-name="colored#FF0000">
              <text:p>98.6557846069336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544967651367" table:style-name="colored#FF0000">
              <text:p>169.544967651367</text:p>
            </table:table-cell>
            <table:table-cell office:value-type="float" office:value="-19.8122406005859" table:style-name="colored#FF0000">
              <text:p>-19.8122406005859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81" table:style-name="colored#FF0000">
              <text:p>81</text:p>
            </table:table-cell>
            <table:table-cell office:value-type="float" office:value="81" table:style-name="colored#FF0000">
              <text:p>81</text:p>
            </table:table-cell>
            <table:table-cell office:value-type="string" table:style-name="colored#FF0000">
              <text:p>3946557845/ 0</text:p>
            </table:table-cell>
            <table:table-cell office:value-type="float" office:value="98.663948059082" table:style-name="colored#FF0000">
              <text:p>98.663948059082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674880981445" table:style-name="colored#FF0000">
              <text:p>209.674880981445</text:p>
            </table:table-cell>
            <table:table-cell office:value-type="float" office:value="-20.5423126220703" table:style-name="colored#FF0000">
              <text:p>-20.5423126220703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82" table:style-name="colored#FF0000">
              <text:p>82</text:p>
            </table:table-cell>
            <table:table-cell office:value-type="float" office:value="82" table:style-name="colored#FF0000">
              <text:p>82</text:p>
            </table:table-cell>
            <table:table-cell office:value-type="string" table:style-name="colored#FF0000">
              <text:p>3946883437/ 0</text:p>
            </table:table-cell>
            <table:table-cell office:value-type="float" office:value="98.6720886230469" table:style-name="colored#FF0000">
              <text:p>98.6720886230469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713180541992" table:style-name="colored#FF0000">
              <text:p>249.713180541992</text:p>
            </table:table-cell>
            <table:table-cell office:value-type="float" office:value="-19.8340301513672" table:style-name="colored#FF0000">
              <text:p>-19.8340301513672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83" table:style-name="colored#FF0000">
              <text:p>83</text:p>
            </table:table-cell>
            <table:table-cell office:value-type="float" office:value="83" table:style-name="colored#FF0000">
              <text:p>83</text:p>
            </table:table-cell>
            <table:table-cell office:value-type="string" table:style-name="colored#FF0000">
              <text:p>3947205803/ 0</text:p>
            </table:table-cell>
            <table:table-cell office:value-type="float" office:value="98.6801452636719" table:style-name="colored#FF0000">
              <text:p>98.6801452636719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354766845703" table:style-name="colored#FF0000">
              <text:p>289.354766845703</text:p>
            </table:table-cell>
            <table:table-cell office:value-type="float" office:value="-19.2324523925781" table:style-name="colored#FF0000">
              <text:p>-19.2324523925781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84" table:style-name="colored#FF0000">
              <text:p>84</text:p>
            </table:table-cell>
            <table:table-cell office:value-type="float" office:value="84" table:style-name="colored#FF0000">
              <text:p>84</text:p>
            </table:table-cell>
            <table:table-cell office:value-type="string" table:style-name="colored#FF0000">
              <text:p>3947532576/ 0</text:p>
            </table:table-cell>
            <table:table-cell office:value-type="float" office:value="98.6883163452148" table:style-name="colored#FF0000">
              <text:p>98.6883163452148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38299560547" table:style-name="colored#FF0000">
              <text:p>329.538299560547</text:p>
            </table:table-cell>
            <table:table-cell office:value-type="float" office:value="-19.5998840332031" table:style-name="colored#FF0000">
              <text:p>-19.5998840332031</text:p>
            </table:table-cell>
            <table:table-cell office:value-type="float" office:value="9" table:style-name="colored#FF0000">
              <text:p>9</text:p>
            </table:table-cell>
            <table:table-cell office:value-type="string" table:style-name="colored#FF0000">
              <text:p>3944852766/ 0</text:p>
            </table:table-cell>
            <table:table-cell office:value-type="string" table:style-name="colored#FF0000">
              <text:p>3947780291/ 0</text:p>
            </table:table-cell>
            <table:table-cell office:value-type="float" office:value="98.6213226318359" table:style-name="colored#FF0000">
              <text:p>98.6213226318359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2927525" table:style-name="colored#FF0000">
              <text:p>2927525</text:p>
            </table:table-cell>
            <table:table-cell office:value-type="float" office:value="0.0731881260871887" table:style-name="colored#FF0000">
              <text:p>0.0731881260871887</text:p>
            </table:table-cell>
            <table:table-cell office:value-type="float" office:value="13.6634185551998" table:style-name="colored#FF0000">
              <text:p>13.6634185551998</text:p>
            </table:table-cell>
          </table:table-row>
          <table:table-row table:style-name="ro4">
            <table:table-cell office:value-type="float" office:value="85" table:style-name="colored#F3E9AF">
              <text:p>85</text:p>
            </table:table-cell>
            <table:table-cell office:value-type="float" office:value="85" table:style-name="colored#F3E9AF">
              <text:p>85</text:p>
            </table:table-cell>
            <table:table-cell office:value-type="string" table:style-name="colored#F3E9AF">
              <text:p>3947850651/ 0</text:p>
            </table:table-cell>
            <table:table-cell office:value-type="float" office:value="98.6962661743164" table:style-name="colored#F3E9AF">
              <text:p>98.6962661743164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67511177062988" table:style-name="colored#F3E9AF">
              <text:p>8.67511177062988</text:p>
            </table:table-cell>
            <table:table-cell office:value-type="float" office:value="-19.7930889129639" table:style-name="colored#F3E9AF">
              <text:p>-19.7930889129639</text:p>
            </table:table-cell>
            <table:table-cell office:value-type="float" office:value="10" table:style-name="colored#F3E9AF">
              <text:p>10</text:p>
            </table:table-cell>
            <table:table-cell office:value-type="string" table:style-name="colored#F3E9AF">
              <text:p>3947780291/ 0</text:p>
            </table:table-cell>
            <table:table-cell office:value-type="string" table:style-name="colored#F3E9AF">
              <text:p>3950700092/ 0</text:p>
            </table:table-cell>
            <table:table-cell office:value-type="float" office:value="98.6945037841797" table:style-name="colored#F3E9AF">
              <text:p>98.6945037841797</text:p>
            </table:table-cell>
            <table:table-cell office:value-type="float" office:value="98.7675018310547" table:style-name="colored#F3E9AF">
              <text:p>98.7675018310547</text:p>
            </table:table-cell>
            <table:table-cell office:value-type="float" office:value="2919801" table:style-name="colored#F3E9AF">
              <text:p>2919801</text:p>
            </table:table-cell>
            <table:table-cell office:value-type="float" office:value="0.0729950219392776" table:style-name="colored#F3E9AF">
              <text:p>0.0729950219392776</text:p>
            </table:table-cell>
            <table:table-cell office:value-type="float" office:value="13.699564346071" table:style-name="colored#F3E9AF">
              <text:p>13.699564346071</text:p>
            </table:table-cell>
          </table:table-row>
          <table:table-row table:style-name="ro4">
            <table:table-cell office:value-type="float" office:value="86" table:style-name="colored#FF0000">
              <text:p>86</text:p>
            </table:table-cell>
            <table:table-cell office:value-type="float" office:value="86" table:style-name="colored#FF0000">
              <text:p>86</text:p>
            </table:table-cell>
            <table:table-cell office:value-type="string" table:style-name="colored#FF0000">
              <text:p>3948178285/ 0</text:p>
            </table:table-cell>
            <table:table-cell office:value-type="float" office:value="98.704460144043" table:style-name="colored#FF0000">
              <text:p>98.704460144043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0710983276367" table:style-name="colored#FF0000">
              <text:p>49.0710983276367</text:p>
            </table:table-cell>
            <table:table-cell office:value-type="float" office:value="-19.506103515625" table:style-name="colored#FF0000">
              <text:p>-19.506103515625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87" table:style-name="colored#FF0000">
              <text:p>87</text:p>
            </table:table-cell>
            <table:table-cell office:value-type="float" office:value="87" table:style-name="colored#FF0000">
              <text:p>87</text:p>
            </table:table-cell>
            <table:table-cell office:value-type="string" table:style-name="colored#FF0000">
              <text:p>3948503417/ 0</text:p>
            </table:table-cell>
            <table:table-cell office:value-type="float" office:value="98.7125854492188" table:style-name="colored#FF0000">
              <text:p>98.7125854492188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1585998535156" table:style-name="colored#FF0000">
              <text:p>89.1585998535156</text:p>
            </table:table-cell>
            <table:table-cell office:value-type="float" office:value="-20.1786117553711" table:style-name="colored#FF0000">
              <text:p>-20.1786117553711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88" table:style-name="colored#FF0000">
              <text:p>88</text:p>
            </table:table-cell>
            <table:table-cell office:value-type="float" office:value="88" table:style-name="colored#FF0000">
              <text:p>88</text:p>
            </table:table-cell>
            <table:table-cell office:value-type="string" table:style-name="colored#FF0000">
              <text:p>3948828551/ 0</text:p>
            </table:table-cell>
            <table:table-cell office:value-type="float" office:value="98.7207107543945" table:style-name="colored#FF0000">
              <text:p>98.7207107543945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246337890625" table:style-name="colored#FF0000">
              <text:p>129.246337890625</text:p>
            </table:table-cell>
            <table:table-cell office:value-type="float" office:value="-19.8608703613281" table:style-name="colored#FF0000">
              <text:p>-19.8608703613281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89" table:style-name="colored#FF0000">
              <text:p>89</text:p>
            </table:table-cell>
            <table:table-cell office:value-type="float" office:value="89" table:style-name="colored#FF0000">
              <text:p>89</text:p>
            </table:table-cell>
            <table:table-cell office:value-type="string" table:style-name="colored#FF0000">
              <text:p>3949151672/ 0</text:p>
            </table:table-cell>
            <table:table-cell office:value-type="float" office:value="98.7287902832031" table:style-name="colored#FF0000">
              <text:p>98.7287902832031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085891723633" table:style-name="colored#FF0000">
              <text:p>169.085891723633</text:p>
            </table:table-cell>
            <table:table-cell office:value-type="float" office:value="-20.2713165283203" table:style-name="colored#FF0000">
              <text:p>-20.2713165283203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90" table:style-name="colored#FF0000">
              <text:p>90</text:p>
            </table:table-cell>
            <table:table-cell office:value-type="float" office:value="90" table:style-name="colored#FF0000">
              <text:p>90</text:p>
            </table:table-cell>
            <table:table-cell office:value-type="string" table:style-name="colored#FF0000">
              <text:p>3949478005/ 0</text:p>
            </table:table-cell>
            <table:table-cell office:value-type="float" office:value="98.7369537353516" table:style-name="colored#FF0000">
              <text:p>98.7369537353516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321472167969" table:style-name="colored#FF0000">
              <text:p>209.321472167969</text:p>
            </table:table-cell>
            <table:table-cell office:value-type="float" office:value="-20.8957214355469" table:style-name="colored#FF0000">
              <text:p>-20.8957214355469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91" table:style-name="colored#FF0000">
              <text:p>91</text:p>
            </table:table-cell>
            <table:table-cell office:value-type="float" office:value="91" table:style-name="colored#FF0000">
              <text:p>91</text:p>
            </table:table-cell>
            <table:table-cell office:value-type="string" table:style-name="colored#FF0000">
              <text:p>3949802553/ 0</text:p>
            </table:table-cell>
            <table:table-cell office:value-type="float" office:value="98.7450637817383" table:style-name="colored#FF0000">
              <text:p>98.7450637817383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336959838867" table:style-name="colored#FF0000">
              <text:p>249.336959838867</text:p>
            </table:table-cell>
            <table:table-cell office:value-type="float" office:value="-20.2102508544922" table:style-name="colored#FF0000">
              <text:p>-20.2102508544922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92" table:style-name="colored#FF0000">
              <text:p>92</text:p>
            </table:table-cell>
            <table:table-cell office:value-type="float" office:value="92" table:style-name="colored#FF0000">
              <text:p>92</text:p>
            </table:table-cell>
            <table:table-cell office:value-type="string" table:style-name="colored#FF0000">
              <text:p>3950124961/ 0</text:p>
            </table:table-cell>
            <table:table-cell office:value-type="float" office:value="98.7531204223633" table:style-name="colored#FF0000">
              <text:p>98.7531204223633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088592529297" table:style-name="colored#FF0000">
              <text:p>289.088592529297</text:p>
            </table:table-cell>
            <table:table-cell office:value-type="float" office:value="-19.4986267089844" table:style-name="colored#FF0000">
              <text:p>-19.4986267089844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93" table:style-name="colored#FF0000">
              <text:p>93</text:p>
            </table:table-cell>
            <table:table-cell office:value-type="float" office:value="93" table:style-name="colored#FF0000">
              <text:p>93</text:p>
            </table:table-cell>
            <table:table-cell office:value-type="string" table:style-name="colored#FF0000">
              <text:p>3950452176/ 0</text:p>
            </table:table-cell>
            <table:table-cell office:value-type="float" office:value="98.7613067626953" table:style-name="colored#FF0000">
              <text:p>98.7613067626953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432922363281" table:style-name="colored#FF0000">
              <text:p>329.432922363281</text:p>
            </table:table-cell>
            <table:table-cell office:value-type="float" office:value="-19.7052612304687" table:style-name="colored#FF0000">
              <text:p>-19.7052612304687</text:p>
            </table:table-cell>
            <table:table-cell office:value-type="float" office:value="10" table:style-name="colored#FF0000">
              <text:p>10</text:p>
            </table:table-cell>
            <table:table-cell office:value-type="string" table:style-name="colored#FF0000">
              <text:p>3947780291/ 0</text:p>
            </table:table-cell>
            <table:table-cell office:value-type="string" table:style-name="colored#FF0000">
              <text:p>3950700092/ 0</text:p>
            </table:table-cell>
            <table:table-cell office:value-type="float" office:value="98.6945037841797" table:style-name="colored#FF0000">
              <text:p>98.6945037841797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2919801" table:style-name="colored#FF0000">
              <text:p>2919801</text:p>
            </table:table-cell>
            <table:table-cell office:value-type="float" office:value="0.0729950219392776" table:style-name="colored#FF0000">
              <text:p>0.0729950219392776</text:p>
            </table:table-cell>
            <table:table-cell office:value-type="float" office:value="13.699564346071" table:style-name="colored#FF0000">
              <text:p>13.699564346071</text:p>
            </table:table-cell>
          </table:table-row>
          <table:table-row table:style-name="ro4">
            <table:table-cell office:value-type="float" office:value="94" table:style-name="colored#F3E9AF">
              <text:p>94</text:p>
            </table:table-cell>
            <table:table-cell office:value-type="float" office:value="94" table:style-name="colored#F3E9AF">
              <text:p>94</text:p>
            </table:table-cell>
            <table:table-cell office:value-type="string" table:style-name="colored#F3E9AF">
              <text:p>3950769725/ 0</text:p>
            </table:table-cell>
            <table:table-cell office:value-type="float" office:value="98.7692413330078" table:style-name="colored#F3E9AF">
              <text:p>98.7692413330078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58473777770996" table:style-name="colored#F3E9AF">
              <text:p>8.58473777770996</text:p>
            </table:table-cell>
            <table:table-cell office:value-type="float" office:value="-19.8834629058838" table:style-name="colored#F3E9AF">
              <text:p>-19.8834629058838</text:p>
            </table:table-cell>
            <table:table-cell office:value-type="float" office:value="11" table:style-name="colored#F3E9AF">
              <text:p>11</text:p>
            </table:table-cell>
            <table:table-cell office:value-type="string" table:style-name="colored#F3E9AF">
              <text:p>3950700092/ 0</text:p>
            </table:table-cell>
            <table:table-cell office:value-type="string" table:style-name="colored#F3E9AF">
              <text:p>3953620144/ 0</text:p>
            </table:table-cell>
            <table:table-cell office:value-type="float" office:value="98.7675018310547" table:style-name="colored#F3E9AF">
              <text:p>98.7675018310547</text:p>
            </table:table-cell>
            <table:table-cell office:value-type="float" office:value="98.8404998779297" table:style-name="colored#F3E9AF">
              <text:p>98.8404998779297</text:p>
            </table:table-cell>
            <table:table-cell office:value-type="float" office:value="2920052" table:style-name="colored#F3E9AF">
              <text:p>2920052</text:p>
            </table:table-cell>
            <table:table-cell office:value-type="float" office:value="0.0730013027787209" table:style-name="colored#F3E9AF">
              <text:p>0.0730013027787209</text:p>
            </table:table-cell>
            <table:table-cell office:value-type="float" office:value="13.6983856717074" table:style-name="colored#F3E9AF">
              <text:p>13.6983856717074</text:p>
            </table:table-cell>
          </table:table-row>
          <table:table-row table:style-name="ro4">
            <table:table-cell office:value-type="float" office:value="95" table:style-name="colored#FF0000">
              <text:p>95</text:p>
            </table:table-cell>
            <table:table-cell office:value-type="float" office:value="95" table:style-name="colored#FF0000">
              <text:p>95</text:p>
            </table:table-cell>
            <table:table-cell office:value-type="string" table:style-name="colored#FF0000">
              <text:p>3951097500/ 0</text:p>
            </table:table-cell>
            <table:table-cell office:value-type="float" office:value="98.7774353027344" table:style-name="colored#FF0000">
              <text:p>98.7774353027344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8.9946327209473" table:style-name="colored#FF0000">
              <text:p>48.9946327209473</text:p>
            </table:table-cell>
            <table:table-cell office:value-type="float" office:value="-19.5825691223145" table:style-name="colored#FF0000">
              <text:p>-19.5825691223145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96" table:style-name="colored#FF0000">
              <text:p>96</text:p>
            </table:table-cell>
            <table:table-cell office:value-type="float" office:value="96" table:style-name="colored#FF0000">
              <text:p>96</text:p>
            </table:table-cell>
            <table:table-cell office:value-type="string" table:style-name="colored#FF0000">
              <text:p>3951422328/ 0</text:p>
            </table:table-cell>
            <table:table-cell office:value-type="float" office:value="98.7855606079102" table:style-name="colored#FF0000">
              <text:p>98.7855606079102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0412063598633" table:style-name="colored#FF0000">
              <text:p>89.0412063598633</text:p>
            </table:table-cell>
            <table:table-cell office:value-type="float" office:value="-20.2960052490234" table:style-name="colored#FF0000">
              <text:p>-20.2960052490234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97" table:style-name="colored#FF0000">
              <text:p>97</text:p>
            </table:table-cell>
            <table:table-cell office:value-type="float" office:value="97" table:style-name="colored#FF0000">
              <text:p>97</text:p>
            </table:table-cell>
            <table:table-cell office:value-type="string" table:style-name="colored#FF0000">
              <text:p>3951746746/ 0</text:p>
            </table:table-cell>
            <table:table-cell office:value-type="float" office:value="98.7936706542969" table:style-name="colored#FF0000">
              <text:p>98.7936706542969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037231445312" table:style-name="colored#FF0000">
              <text:p>129.037231445312</text:p>
            </table:table-cell>
            <table:table-cell office:value-type="float" office:value="-20.0699768066406" table:style-name="colored#FF0000">
              <text:p>-20.0699768066406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98" table:style-name="colored#FF0000">
              <text:p>98</text:p>
            </table:table-cell>
            <table:table-cell office:value-type="float" office:value="98" table:style-name="colored#FF0000">
              <text:p>98</text:p>
            </table:table-cell>
            <table:table-cell office:value-type="string" table:style-name="colored#FF0000">
              <text:p>3952068835/ 0</text:p>
            </table:table-cell>
            <table:table-cell office:value-type="float" office:value="98.8017196655273" table:style-name="colored#FF0000">
              <text:p>98.8017196655273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8.746139526367" table:style-name="colored#FF0000">
              <text:p>168.746139526367</text:p>
            </table:table-cell>
            <table:table-cell office:value-type="float" office:value="-20.6110687255859" table:style-name="colored#FF0000">
              <text:p>-20.6110687255859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99" table:style-name="colored#FF0000">
              <text:p>99</text:p>
            </table:table-cell>
            <table:table-cell office:value-type="float" office:value="99" table:style-name="colored#FF0000">
              <text:p>99</text:p>
            </table:table-cell>
            <table:table-cell office:value-type="string" table:style-name="colored#FF0000">
              <text:p>3952394341/ 0</text:p>
            </table:table-cell>
            <table:table-cell office:value-type="float" office:value="98.8098602294922" table:style-name="colored#FF0000">
              <text:p>98.8098602294922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8.87629699707" table:style-name="colored#FF0000">
              <text:p>208.87629699707</text:p>
            </table:table-cell>
            <table:table-cell office:value-type="float" office:value="-21.3408966064453" table:style-name="colored#FF0000">
              <text:p>-21.3408966064453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100" table:style-name="colored#FF0000">
              <text:p>100</text:p>
            </table:table-cell>
            <table:table-cell office:value-type="float" office:value="100" table:style-name="colored#FF0000">
              <text:p>100</text:p>
            </table:table-cell>
            <table:table-cell office:value-type="string" table:style-name="colored#FF0000">
              <text:p>3952719861/ 0</text:p>
            </table:table-cell>
            <table:table-cell office:value-type="float" office:value="98.8179931640625" table:style-name="colored#FF0000">
              <text:p>98.8179931640625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008178710938" table:style-name="colored#FF0000">
              <text:p>249.008178710938</text:p>
            </table:table-cell>
            <table:table-cell office:value-type="float" office:value="-20.5390319824219" table:style-name="colored#FF0000">
              <text:p>-20.5390319824219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101" table:style-name="colored#FF0000">
              <text:p>101</text:p>
            </table:table-cell>
            <table:table-cell office:value-type="float" office:value="101" table:style-name="colored#FF0000">
              <text:p>101</text:p>
            </table:table-cell>
            <table:table-cell office:value-type="string" table:style-name="colored#FF0000">
              <text:p>3953043052/ 0</text:p>
            </table:table-cell>
            <table:table-cell office:value-type="float" office:value="98.8260726928711" table:style-name="colored#FF0000">
              <text:p>98.8260726928711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8.852935791016" table:style-name="colored#FF0000">
              <text:p>288.852935791016</text:p>
            </table:table-cell>
            <table:table-cell office:value-type="float" office:value="-19.7342834472656" table:style-name="colored#FF0000">
              <text:p>-19.7342834472656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102" table:style-name="colored#FF0000">
              <text:p>102</text:p>
            </table:table-cell>
            <table:table-cell office:value-type="float" office:value="102" table:style-name="colored#FF0000">
              <text:p>102</text:p>
            </table:table-cell>
            <table:table-cell office:value-type="string" table:style-name="colored#FF0000">
              <text:p>3953371400/ 0</text:p>
            </table:table-cell>
            <table:table-cell office:value-type="float" office:value="98.8342819213867" table:style-name="colored#FF0000">
              <text:p>98.8342819213867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333465576172" table:style-name="colored#FF0000">
              <text:p>329.333465576172</text:p>
            </table:table-cell>
            <table:table-cell office:value-type="float" office:value="-19.8047180175781" table:style-name="colored#FF0000">
              <text:p>-19.8047180175781</text:p>
            </table:table-cell>
            <table:table-cell office:value-type="float" office:value="11" table:style-name="colored#FF0000">
              <text:p>11</text:p>
            </table:table-cell>
            <table:table-cell office:value-type="string" table:style-name="colored#FF0000">
              <text:p>3950700092/ 0</text:p>
            </table:table-cell>
            <table:table-cell office:value-type="string" table:style-name="colored#FF0000">
              <text:p>3953620144/ 0</text:p>
            </table:table-cell>
            <table:table-cell office:value-type="float" office:value="98.7675018310547" table:style-name="colored#FF0000">
              <text:p>98.7675018310547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2920052" table:style-name="colored#FF0000">
              <text:p>2920052</text:p>
            </table:table-cell>
            <table:table-cell office:value-type="float" office:value="0.0730013027787209" table:style-name="colored#FF0000">
              <text:p>0.0730013027787209</text:p>
            </table:table-cell>
            <table:table-cell office:value-type="float" office:value="13.6983856717074" table:style-name="colored#FF0000">
              <text:p>13.6983856717074</text:p>
            </table:table-cell>
          </table:table-row>
          <table:table-row table:style-name="ro4">
            <table:table-cell office:value-type="float" office:value="103" table:style-name="colored#F3E9AF">
              <text:p>103</text:p>
            </table:table-cell>
            <table:table-cell office:value-type="float" office:value="103" table:style-name="colored#F3E9AF">
              <text:p>103</text:p>
            </table:table-cell>
            <table:table-cell office:value-type="string" table:style-name="colored#F3E9AF">
              <text:p>3953690322/ 0</text:p>
            </table:table-cell>
            <table:table-cell office:value-type="float" office:value="98.8422546386719" table:style-name="colored#F3E9AF">
              <text:p>98.8422546386719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66494941711426" table:style-name="colored#F3E9AF">
              <text:p>8.66494941711426</text:p>
            </table:table-cell>
            <table:table-cell office:value-type="float" office:value="-19.8032512664795" table:style-name="colored#F3E9AF">
              <text:p>-19.8032512664795</text:p>
            </table:table-cell>
            <table:table-cell office:value-type="float" office:value="12" table:style-name="colored#F3E9AF">
              <text:p>12</text:p>
            </table:table-cell>
            <table:table-cell office:value-type="string" table:style-name="colored#F3E9AF">
              <text:p>3953620144/ 0</text:p>
            </table:table-cell>
            <table:table-cell office:value-type="string" table:style-name="colored#F3E9AF">
              <text:p>3956535808/ 0</text:p>
            </table:table-cell>
            <table:table-cell office:value-type="float" office:value="98.8404998779297" table:style-name="colored#F3E9AF">
              <text:p>98.8404998779297</text:p>
            </table:table-cell>
            <table:table-cell office:value-type="float" office:value="98.9133987426758" table:style-name="colored#F3E9AF">
              <text:p>98.9133987426758</text:p>
            </table:table-cell>
            <table:table-cell office:value-type="float" office:value="2915664" table:style-name="colored#F3E9AF">
              <text:p>2915664</text:p>
            </table:table-cell>
            <table:table-cell office:value-type="float" office:value="0.0728916004300118" table:style-name="colored#F3E9AF">
              <text:p>0.0728916004300118</text:p>
            </table:table-cell>
            <table:table-cell office:value-type="float" office:value="13.7190018342397" table:style-name="colored#F3E9AF">
              <text:p>13.7190018342397</text:p>
            </table:table-cell>
          </table:table-row>
          <table:table-row table:style-name="ro4">
            <table:table-cell office:value-type="float" office:value="104" table:style-name="colored#FF0000">
              <text:p>104</text:p>
            </table:table-cell>
            <table:table-cell office:value-type="float" office:value="104" table:style-name="colored#FF0000">
              <text:p>104</text:p>
            </table:table-cell>
            <table:table-cell office:value-type="string" table:style-name="colored#FF0000">
              <text:p>3954018661/ 0</text:p>
            </table:table-cell>
            <table:table-cell office:value-type="float" office:value="98.8504638671875" table:style-name="colored#FF0000">
              <text:p>98.8504638671875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2052993774414" table:style-name="colored#FF0000">
              <text:p>49.2052993774414</text:p>
            </table:table-cell>
            <table:table-cell office:value-type="float" office:value="-19.3719024658203" table:style-name="colored#FF0000">
              <text:p>-19.3719024658203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05" table:style-name="colored#FF0000">
              <text:p>105</text:p>
            </table:table-cell>
            <table:table-cell office:value-type="float" office:value="105" table:style-name="colored#FF0000">
              <text:p>105</text:p>
            </table:table-cell>
            <table:table-cell office:value-type="string" table:style-name="colored#FF0000">
              <text:p>3954343936/ 0</text:p>
            </table:table-cell>
            <table:table-cell office:value-type="float" office:value="98.8585968017578" table:style-name="colored#FF0000">
              <text:p>98.8585968017578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3673324584961" table:style-name="colored#FF0000">
              <text:p>89.3673324584961</text:p>
            </table:table-cell>
            <table:table-cell office:value-type="float" office:value="-19.9698791503906" table:style-name="colored#FF0000">
              <text:p>-19.9698791503906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06" table:style-name="colored#FF0000">
              <text:p>106</text:p>
            </table:table-cell>
            <table:table-cell office:value-type="float" office:value="106" table:style-name="colored#FF0000">
              <text:p>106</text:p>
            </table:table-cell>
            <table:table-cell office:value-type="string" table:style-name="colored#FF0000">
              <text:p>3954668674/ 0</text:p>
            </table:table-cell>
            <table:table-cell office:value-type="float" office:value="98.8667144775391" table:style-name="colored#FF0000">
              <text:p>98.8667144775391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46305847168" table:style-name="colored#FF0000">
              <text:p>129.46305847168</text:p>
            </table:table-cell>
            <table:table-cell office:value-type="float" office:value="-19.6441497802734" table:style-name="colored#FF0000">
              <text:p>-19.6441497802734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07" table:style-name="colored#FF0000">
              <text:p>107</text:p>
            </table:table-cell>
            <table:table-cell office:value-type="float" office:value="107" table:style-name="colored#FF0000">
              <text:p>107</text:p>
            </table:table-cell>
            <table:table-cell office:value-type="string" table:style-name="colored#FF0000">
              <text:p>3954990730/ 0</text:p>
            </table:table-cell>
            <table:table-cell office:value-type="float" office:value="98.8747711181641" table:style-name="colored#FF0000">
              <text:p>98.8747711181641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227645874023" table:style-name="colored#FF0000">
              <text:p>169.227645874023</text:p>
            </table:table-cell>
            <table:table-cell office:value-type="float" office:value="-20.1295623779297" table:style-name="colored#FF0000">
              <text:p>-20.1295623779297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08" table:style-name="colored#FF0000">
              <text:p>108</text:p>
            </table:table-cell>
            <table:table-cell office:value-type="float" office:value="108" table:style-name="colored#FF0000">
              <text:p>108</text:p>
            </table:table-cell>
            <table:table-cell office:value-type="string" table:style-name="colored#FF0000">
              <text:p>3955315875/ 0</text:p>
            </table:table-cell>
            <table:table-cell office:value-type="float" office:value="98.8828964233398" table:style-name="colored#FF0000">
              <text:p>98.8828964233398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373626708984" table:style-name="colored#FF0000">
              <text:p>209.373626708984</text:p>
            </table:table-cell>
            <table:table-cell office:value-type="float" office:value="-20.8435668945313" table:style-name="colored#FF0000">
              <text:p>-20.8435668945313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09" table:style-name="colored#FF0000">
              <text:p>109</text:p>
            </table:table-cell>
            <table:table-cell office:value-type="float" office:value="109" table:style-name="colored#FF0000">
              <text:p>109</text:p>
            </table:table-cell>
            <table:table-cell office:value-type="string" table:style-name="colored#FF0000">
              <text:p>3955640414/ 0</text:p>
            </table:table-cell>
            <table:table-cell office:value-type="float" office:value="98.8910140991211" table:style-name="colored#FF0000">
              <text:p>98.8910140991211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444793701172" table:style-name="colored#FF0000">
              <text:p>249.444793701172</text:p>
            </table:table-cell>
            <table:table-cell office:value-type="float" office:value="-20.1024169921875" table:style-name="colored#FF0000">
              <text:p>-20.1024169921875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10" table:style-name="colored#FF0000">
              <text:p>110</text:p>
            </table:table-cell>
            <table:table-cell office:value-type="float" office:value="110" table:style-name="colored#FF0000">
              <text:p>110</text:p>
            </table:table-cell>
            <table:table-cell office:value-type="string" table:style-name="colored#FF0000">
              <text:p>3955962416/ 0</text:p>
            </table:table-cell>
            <table:table-cell office:value-type="float" office:value="98.8990631103516" table:style-name="colored#FF0000">
              <text:p>98.8990631103516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02697753906" table:style-name="colored#FF0000">
              <text:p>289.202697753906</text:p>
            </table:table-cell>
            <table:table-cell office:value-type="float" office:value="-19.384521484375" table:style-name="colored#FF0000">
              <text:p>-19.384521484375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11" table:style-name="colored#FF0000">
              <text:p>111</text:p>
            </table:table-cell>
            <table:table-cell office:value-type="float" office:value="111" table:style-name="colored#FF0000">
              <text:p>111</text:p>
            </table:table-cell>
            <table:table-cell office:value-type="string" table:style-name="colored#FF0000">
              <text:p>3956289277/ 0</text:p>
            </table:table-cell>
            <table:table-cell office:value-type="float" office:value="98.9072341918945" table:style-name="colored#FF0000">
              <text:p>98.9072341918945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60577392578" table:style-name="colored#FF0000">
              <text:p>329.560577392578</text:p>
            </table:table-cell>
            <table:table-cell office:value-type="float" office:value="-19.5776062011719" table:style-name="colored#FF0000">
              <text:p>-19.5776062011719</text:p>
            </table:table-cell>
            <table:table-cell office:value-type="float" office:value="12" table:style-name="colored#FF0000">
              <text:p>12</text:p>
            </table:table-cell>
            <table:table-cell office:value-type="string" table:style-name="colored#FF0000">
              <text:p>3953620144/ 0</text:p>
            </table:table-cell>
            <table:table-cell office:value-type="string" table:style-name="colored#FF0000">
              <text:p>3956535808/ 0</text:p>
            </table:table-cell>
            <table:table-cell office:value-type="float" office:value="98.8404998779297" table:style-name="colored#FF0000">
              <text:p>98.8404998779297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2915664" table:style-name="colored#FF0000">
              <text:p>2915664</text:p>
            </table:table-cell>
            <table:table-cell office:value-type="float" office:value="0.0728916004300118" table:style-name="colored#FF0000">
              <text:p>0.0728916004300118</text:p>
            </table:table-cell>
            <table:table-cell office:value-type="float" office:value="13.7190018342397" table:style-name="colored#FF0000">
              <text:p>13.7190018342397</text:p>
            </table:table-cell>
          </table:table-row>
          <table:table-row table:style-name="ro4">
            <table:table-cell office:value-type="float" office:value="112" table:style-name="colored#F3E9AF">
              <text:p>112</text:p>
            </table:table-cell>
            <table:table-cell office:value-type="float" office:value="112" table:style-name="colored#F3E9AF">
              <text:p>112</text:p>
            </table:table-cell>
            <table:table-cell office:value-type="string" table:style-name="colored#F3E9AF">
              <text:p>3956606760/ 0</text:p>
            </table:table-cell>
            <table:table-cell office:value-type="float" office:value="98.915168762207" table:style-name="colored#F3E9AF">
              <text:p>98.915168762207</text:p>
            </table:table-cell>
            <table:table-cell office:value-type="float" office:value="1" table:style-name="colored#F3E9AF">
              <text:p>1</text:p>
            </table:table-cell>
            <table:table-cell office:value-type="float" office:value="40.109001159668" table:style-name="colored#F3E9AF">
              <text:p>40.109001159668</text:p>
            </table:table-cell>
            <table:table-cell office:value-type="float" office:value="28.4682006835938" table:style-name="colored#F3E9AF">
              <text:p>28.4682006835938</text:p>
            </table:table-cell>
            <table:table-cell office:value-type="float" office:value="8.77575778961182" table:style-name="colored#F3E9AF">
              <text:p>8.77575778961182</text:p>
            </table:table-cell>
            <table:table-cell office:value-type="float" office:value="-19.6924438476562" table:style-name="colored#F3E9AF">
              <text:p>-19.6924438476562</text:p>
            </table:table-cell>
            <table:table-cell office:value-type="float" office:value="13" table:style-name="colored#F3E9AF">
              <text:p>13</text:p>
            </table:table-cell>
            <table:table-cell office:value-type="string" table:style-name="colored#F3E9AF">
              <text:p>3956535808/ 0</text:p>
            </table:table-cell>
            <table:table-cell office:value-type="string" table:style-name="colored#F3E9AF">
              <text:p>3959446408/ 0</text:p>
            </table:table-cell>
            <table:table-cell office:value-type="float" office:value="98.9133987426758" table:style-name="colored#F3E9AF">
              <text:p>98.9133987426758</text:p>
            </table:table-cell>
            <table:table-cell office:value-type="float" office:value="98.9861602783203" table:style-name="colored#F3E9AF">
              <text:p>98.9861602783203</text:p>
            </table:table-cell>
            <table:table-cell office:value-type="float" office:value="2910600" table:style-name="colored#F3E9AF">
              <text:p>2910600</text:p>
            </table:table-cell>
            <table:table-cell office:value-type="float" office:value="0.0727650001645088" table:style-name="colored#F3E9AF">
              <text:p>0.0727650001645088</text:p>
            </table:table-cell>
            <table:table-cell office:value-type="float" office:value="13.7428708546578" table:style-name="colored#F3E9AF">
              <text:p>13.7428708546578</text:p>
            </table:table-cell>
          </table:table-row>
          <table:table-row table:style-name="ro4">
            <table:table-cell office:value-type="float" office:value="113" table:style-name="colored#FF0000">
              <text:p>113</text:p>
            </table:table-cell>
            <table:table-cell office:value-type="float" office:value="113" table:style-name="colored#FF0000">
              <text:p>113</text:p>
            </table:table-cell>
            <table:table-cell office:value-type="string" table:style-name="colored#FF0000">
              <text:p>3956934283/ 0</text:p>
            </table:table-cell>
            <table:table-cell office:value-type="float" office:value="98.9233551025391" table:style-name="colored#FF0000">
              <text:p>98.9233551025391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0" table:style-name="colored#FF0000">
              <text:p>0</text:p>
            </table:table-cell>
            <table:table-cell office:value-type="float" office:value="68.5772018432617" table:style-name="colored#FF0000">
              <text:p>68.5772018432617</text:p>
            </table:table-cell>
            <table:table-cell office:value-type="float" office:value="49.2857131958008" table:style-name="colored#FF0000">
              <text:p>49.2857131958008</text:p>
            </table:table-cell>
            <table:table-cell office:value-type="float" office:value="-19.2914886474609" table:style-name="colored#FF0000">
              <text:p>-19.2914886474609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14" table:style-name="colored#FF0000">
              <text:p>114</text:p>
            </table:table-cell>
            <table:table-cell office:value-type="float" office:value="114" table:style-name="colored#FF0000">
              <text:p>114</text:p>
            </table:table-cell>
            <table:table-cell office:value-type="string" table:style-name="colored#FF0000">
              <text:p>3957259025/ 0</text:p>
            </table:table-cell>
            <table:table-cell office:value-type="float" office:value="98.9314727783203" table:style-name="colored#FF0000">
              <text:p>98.9314727783203</text:p>
            </table:table-cell>
            <table:table-cell office:value-type="float" office:value="8" table:style-name="colored#FF0000">
              <text:p>8</text:p>
            </table:table-cell>
            <table:table-cell office:value-type="float" office:value="319.239990234375" table:style-name="colored#FF0000">
              <text:p>319.239990234375</text:p>
            </table:table-cell>
            <table:table-cell office:value-type="float" office:value="109.337211608887" table:style-name="colored#FF0000">
              <text:p>109.337211608887</text:p>
            </table:table-cell>
            <table:table-cell office:value-type="float" office:value="89.4516983032227" table:style-name="colored#FF0000">
              <text:p>89.4516983032227</text:p>
            </table:table-cell>
            <table:table-cell office:value-type="float" office:value="-19.8855133056641" table:style-name="colored#FF0000">
              <text:p>-19.8855133056641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15" table:style-name="colored#FF0000">
              <text:p>115</text:p>
            </table:table-cell>
            <table:table-cell office:value-type="float" office:value="115" table:style-name="colored#FF0000">
              <text:p>115</text:p>
            </table:table-cell>
            <table:table-cell office:value-type="string" table:style-name="colored#FF0000">
              <text:p>3957583330/ 0</text:p>
            </table:table-cell>
            <table:table-cell office:value-type="float" office:value="98.939582824707" table:style-name="colored#FF0000">
              <text:p>98.939582824707</text:p>
            </table:table-cell>
            <table:table-cell office:value-type="float" office:value="7" table:style-name="colored#FF0000">
              <text:p>7</text:p>
            </table:table-cell>
            <table:table-cell office:value-type="float" office:value="279.470001220703" table:style-name="colored#FF0000">
              <text:p>279.470001220703</text:p>
            </table:table-cell>
            <table:table-cell office:value-type="float" office:value="149.107208251953" table:style-name="colored#FF0000">
              <text:p>149.107208251953</text:p>
            </table:table-cell>
            <table:table-cell office:value-type="float" office:value="129.563629150391" table:style-name="colored#FF0000">
              <text:p>129.563629150391</text:p>
            </table:table-cell>
            <table:table-cell office:value-type="float" office:value="-19.5435791015625" table:style-name="colored#FF0000">
              <text:p>-19.5435791015625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16" table:style-name="colored#FF0000">
              <text:p>116</text:p>
            </table:table-cell>
            <table:table-cell office:value-type="float" office:value="116" table:style-name="colored#FF0000">
              <text:p>116</text:p>
            </table:table-cell>
            <table:table-cell office:value-type="string" table:style-name="colored#FF0000">
              <text:p>3957905245/ 0</text:p>
            </table:table-cell>
            <table:table-cell office:value-type="float" office:value="98.9476318359375" table:style-name="colored#FF0000">
              <text:p>98.9476318359375</text:p>
            </table:table-cell>
            <table:table-cell office:value-type="float" office:value="6" table:style-name="colored#FF0000">
              <text:p>6</text:p>
            </table:table-cell>
            <table:table-cell office:value-type="float" office:value="239.220001220703" table:style-name="colored#FF0000">
              <text:p>239.220001220703</text:p>
            </table:table-cell>
            <table:table-cell office:value-type="float" office:value="189.357208251953" table:style-name="colored#FF0000">
              <text:p>189.357208251953</text:p>
            </table:table-cell>
            <table:table-cell office:value-type="float" office:value="169.379959106445" table:style-name="colored#FF0000">
              <text:p>169.379959106445</text:p>
            </table:table-cell>
            <table:table-cell office:value-type="float" office:value="-19.9772491455078" table:style-name="colored#FF0000">
              <text:p>-19.9772491455078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17" table:style-name="colored#FF0000">
              <text:p>117</text:p>
            </table:table-cell>
            <table:table-cell office:value-type="float" office:value="117" table:style-name="colored#FF0000">
              <text:p>117</text:p>
            </table:table-cell>
            <table:table-cell office:value-type="string" table:style-name="colored#FF0000">
              <text:p>3958230076/ 0</text:p>
            </table:table-cell>
            <table:table-cell office:value-type="float" office:value="98.9557495117187" table:style-name="colored#FF0000">
              <text:p>98.9557495117187</text:p>
            </table:table-cell>
            <table:table-cell office:value-type="float" office:value="5" table:style-name="colored#FF0000">
              <text:p>5</text:p>
            </table:table-cell>
            <table:table-cell office:value-type="float" office:value="198.360000610352" table:style-name="colored#FF0000">
              <text:p>198.360000610352</text:p>
            </table:table-cell>
            <table:table-cell office:value-type="float" office:value="230.217193603516" table:style-name="colored#FF0000">
              <text:p>230.217193603516</text:p>
            </table:table-cell>
            <table:table-cell office:value-type="float" office:value="209.55696105957" table:style-name="colored#FF0000">
              <text:p>209.55696105957</text:p>
            </table:table-cell>
            <table:table-cell office:value-type="float" office:value="-20.6602325439453" table:style-name="colored#FF0000">
              <text:p>-20.6602325439453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18" table:style-name="colored#FF0000">
              <text:p>118</text:p>
            </table:table-cell>
            <table:table-cell office:value-type="float" office:value="118" table:style-name="colored#FF0000">
              <text:p>118</text:p>
            </table:table-cell>
            <table:table-cell office:value-type="string" table:style-name="colored#FF0000">
              <text:p>3958553737/ 0</text:p>
            </table:table-cell>
            <table:table-cell office:value-type="float" office:value="98.9638442993164" table:style-name="colored#FF0000">
              <text:p>98.9638442993164</text:p>
            </table:table-cell>
            <table:table-cell office:value-type="float" office:value="4" table:style-name="colored#FF0000">
              <text:p>4</text:p>
            </table:table-cell>
            <table:table-cell office:value-type="float" office:value="159.029998779297" table:style-name="colored#FF0000">
              <text:p>159.029998779297</text:p>
            </table:table-cell>
            <table:table-cell office:value-type="float" office:value="269.547210693359" table:style-name="colored#FF0000">
              <text:p>269.547210693359</text:p>
            </table:table-cell>
            <table:table-cell office:value-type="float" office:value="249.589233398438" table:style-name="colored#FF0000">
              <text:p>249.589233398438</text:p>
            </table:table-cell>
            <table:table-cell office:value-type="float" office:value="-19.9579772949219" table:style-name="colored#FF0000">
              <text:p>-19.9579772949219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19" table:style-name="colored#FF0000">
              <text:p>119</text:p>
            </table:table-cell>
            <table:table-cell office:value-type="float" office:value="119" table:style-name="colored#FF0000">
              <text:p>119</text:p>
            </table:table-cell>
            <table:table-cell office:value-type="string" table:style-name="colored#FF0000">
              <text:p>3958874623/ 0</text:p>
            </table:table-cell>
            <table:table-cell office:value-type="float" office:value="98.9718627929688" table:style-name="colored#FF0000">
              <text:p>98.9718627929688</text:p>
            </table:table-cell>
            <table:table-cell office:value-type="float" office:value="3" table:style-name="colored#FF0000">
              <text:p>3</text:p>
            </table:table-cell>
            <table:table-cell office:value-type="float" office:value="119.98999786377" table:style-name="colored#FF0000">
              <text:p>119.98999786377</text:p>
            </table:table-cell>
            <table:table-cell office:value-type="float" office:value="308.587219238281" table:style-name="colored#FF0000">
              <text:p>308.587219238281</text:p>
            </table:table-cell>
            <table:table-cell office:value-type="float" office:value="289.278289794922" table:style-name="colored#FF0000">
              <text:p>289.278289794922</text:p>
            </table:table-cell>
            <table:table-cell office:value-type="float" office:value="-19.3089294433594" table:style-name="colored#FF0000">
              <text:p>-19.3089294433594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office:value-type="float" office:value="120" table:style-name="colored#FF0000">
              <text:p>120</text:p>
            </table:table-cell>
            <table:table-cell office:value-type="float" office:value="120" table:style-name="colored#FF0000">
              <text:p>120</text:p>
            </table:table-cell>
            <table:table-cell office:value-type="string" table:style-name="colored#FF0000">
              <text:p>3959200265/ 0</text:p>
            </table:table-cell>
            <table:table-cell office:value-type="float" office:value="98.9800033569336" table:style-name="colored#FF0000">
              <text:p>98.9800033569336</text:p>
            </table:table-cell>
            <table:table-cell office:value-type="float" office:value="2" table:style-name="colored#FF0000">
              <text:p>2</text:p>
            </table:table-cell>
            <table:table-cell office:value-type="float" office:value="79.4390029907227" table:style-name="colored#FF0000">
              <text:p>79.4390029907227</text:p>
            </table:table-cell>
            <table:table-cell office:value-type="float" office:value="349.13818359375" table:style-name="colored#FF0000">
              <text:p>349.13818359375</text:p>
            </table:table-cell>
            <table:table-cell office:value-type="float" office:value="329.555603027344" table:style-name="colored#FF0000">
              <text:p>329.555603027344</text:p>
            </table:table-cell>
            <table:table-cell office:value-type="float" office:value="-19.5825805664062" table:style-name="colored#FF0000">
              <text:p>-19.5825805664062</text:p>
            </table:table-cell>
            <table:table-cell office:value-type="float" office:value="13" table:style-name="colored#FF0000">
              <text:p>13</text:p>
            </table:table-cell>
            <table:table-cell office:value-type="string" table:style-name="colored#FF0000">
              <text:p>3956535808/ 0</text:p>
            </table:table-cell>
            <table:table-cell office:value-type="string" table:style-name="colored#FF0000">
              <text:p>3959446408/ 0</text:p>
            </table:table-cell>
            <table:table-cell office:value-type="float" office:value="98.9133987426758" table:style-name="colored#FF0000">
              <text:p>98.9133987426758</text:p>
            </table:table-cell>
            <table:table-cell office:value-type="float" office:value="98.9861602783203" table:style-name="colored#FF0000">
              <text:p>98.9861602783203</text:p>
            </table:table-cell>
            <table:table-cell office:value-type="float" office:value="2910600" table:style-name="colored#FF0000">
              <text:p>2910600</text:p>
            </table:table-cell>
            <table:table-cell office:value-type="float" office:value="0.0727650001645088" table:style-name="colored#FF0000">
              <text:p>0.0727650001645088</text:p>
            </table:table-cell>
            <table:table-cell office:value-type="float" office:value="13.7428708546578" table:style-name="colored#FF0000">
              <text:p>13.7428708546578</text:p>
            </table:table-cell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  <table:table-row table:style-name="ro4">
            <table:table-cell table:style-name="ce1"/>
            <table:table-cell table:style-name="ce1"/>
            <table:table-cell table:style-name="ce8"/>
            <table:table-cell table:style-name="ce8"/>
            <table:table-cell table:style-name="ce8"/>
            <table:table-cell table:style-name="ce11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  <table:table-cell table:style-name="ce8"/>
          </table:table-row>
        </reportcluster>
        <table:table-row table:style-name="ro1">
          <table:table-cell/>
          <table:table-cell table:style-name="ce2" office:value-type="string">
            <text:p><text:span text:style-name="T1">Отчет по датчику </text:span><text:span text:style-name="T2">D2</text:span></text:p>
          </table:table-cell>
          <table:table-cell table:style-name="ce5"/>
          <table:table-cell table:style-name="ce5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 table:style-name="ro2">
          <table:table-cell/>
          <table:table-cell table:style-name="ce3" office:value-type="string">
            <text:p>Имя</text:p>
            <text:p>Обработанного файла</text:p>
          </table:table-cell>
          <table:table-cell table:style-name="ce5" office:value-type="string">
            <text:p>H:\Oburec\data\data\160211\sdt\13_форма_с98_140\13_форма_с98_140.sdt</text:p>
          </table:table-cell>
          <table:table-cell table:style-name="ce5"/>
          <table:table-cell table:style-name="ce5"/>
          <table:table-cell table:style-name="ce5"/>
          <table:table-cell table:style-name="ce5"/>
          <table:table-cell/>
          <table:table-cell/>
          <table:table-cell table:style-name="ce14" office:value-type="string">
            <text:p>скоректирован импульс</text:p>
          </table:table-cell>
          <table:table-cell table:style-name="Default"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</table:table-row>
        <table:table-row table:style-name="ro2">
          <table:table-cell/>
          <table:table-cell office:value-type="string">
            <text:p>Имя турбины</text:p>
          </table:table-cell>
          <table:table-cell office:value-type="string">
            <text:p>cTurbine</text:p>
          </table:table-cell>
          <table:table-cell office:value-type="string">
            <text:p>Число</text:p>
            <text:p>Ступеней</text:p>
          </table:table-cell>
          <table:table-cell office:value-type="string">
            <text:p>1</text:p>
          </table:table-cell>
          <table:table-cell/>
          <table:table-cell table:style-name="ce6"/>
          <table:table-cell/>
          <table:table-cell/>
          <table:table-cell table:style-name="ce15" office:value-type="string">
            <text:p>Отбракован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office:value-type="string">
            <text:p>Имя ступени</text:p>
          </table:table-cell>
          <table:table-cell office:value-type="string">
            <text:p>СТ1</text:p>
          </table:table-cell>
          <table:table-cell office:value-type="string">
            <text:p>Число</text:p>
            <text:p>Лопаток</text:p>
          </table:table-cell>
          <table:table-cell office:value-type="string">
            <text:p>9</text:p>
          </table:table-cell>
          <table:table-cell office:value-type="string">
            <text:p>Диаметр ступени</text:p>
          </table:table-cell>
          <table:table-cell office:value-type="string">
            <text:p>319</text:p>
          </table:table-cell>
          <table:table-cell table:style-name="ce10"/>
          <table:table-cell table:style-name="ce10"/>
          <table:table-cell table:style-name="ce16" office:value-type="string">
            <text:p>Новый оборо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office:value-type="string">
            <text:p>Имя тахо датчика</text:p>
          </table:table-cell>
          <table:table-cell office:value-type="string">
            <text:p>D1</text:p>
          </table:table-cell>
          <table:table-cell office:value-type="string">
            <text:p>Число</text:p>
            <text:p>Тиков</text:p>
          </table:table-cell>
          <table:table-cell office:value-type="string">
            <text:p>1011</text:p>
          </table:table-cell>
          <table:table-cell office:value-type="string">
            <text:p>Положение датчика</text:p>
          </table:table-cell>
          <table:table-cell office:value-type="string">
            <text:p>0</text:p>
          </table:table-cell>
          <table:table-cell table:style-name="ce10"/>
          <table:table-cell table:style-name="ce13" office:value-type="string" table:number-columns-spanned="2" table:number-rows-spanned="1">
            <text:p>Всего оборотов</text:p>
          </table:table-cell>
          <table:covered-table-cell/>
          <table:table-cell office:value-type="string">
            <text:p>1010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office:value-type="string">
            <text:p>Имя датчика</text:p>
          </table:table-cell>
          <table:table-cell office:value-type="string">
            <text:p>D2</text:p>
          </table:table-cell>
          <table:table-cell office:value-type="string">
            <text:p>Число</text:p>
            <text:p>Тиков</text:p>
          </table:table-cell>
          <table:table-cell office:value-type="string">
            <text:p>9091</text:p>
          </table:table-cell>
          <table:table-cell office:value-type="string">
            <text:p>Положение датчика</text:p>
          </table:table-cell>
          <table:table-cell office:value-type="string">
            <text:p>68.5772018432617</text:p>
          </table:table-cell>
          <table:table-cell table:style-name="ce10"/>
          <table:table-cell table:style-name="ce13" office:value-type="string" table:number-columns-spanned="2" table:number-rows-spanned="1">
            <text:p>Отбраковано оборотов</text:p>
          </table:table-cell>
          <table:covered-table-cell/>
          <table:table-cell office:value-type="string">
            <text:p>1010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/>
          <table:table-cell table:style-name="Default"/>
          <table:table-cell table:style-name="ce4"/>
          <table:table-cell table:style-name="ce9"/>
          <table:table-cell table:style-name="ce6"/>
          <table:table-cell/>
          <table:table-cell table:style-name="ce6"/>
          <table:table-cell table:style-name="ce6"/>
          <table:table-cell table:style-name="ce6"/>
          <table:table-cell table:style-name="ce6"/>
          <table:table-cell/>
          <table:table-cell table:style-name="ce10"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 table:style-name="Default"/>
          <table:table-cell table:style-name="ce7" office:value-type="string">
            <text:p><text:span text:style-name="T1">Таблица импульсов с датчика </text:span><text:span text:style-name="T2">D2</text:span></text:p>
          </table:table-cell>
          <table:table-cell table:style-name="ce10"/>
          <table:table-cell/>
          <table:table-cell table:style-name="Default"/>
          <table:table-cell table:style-name="Default"/>
          <table:table-cell/>
          <table:table-cell/>
          <table:table-cell/>
          <table:table-cell/>
          <table:table-cell table:style-name="ce10"/>
          <table:table-cell/>
          <table:table-cell/>
          <table:table-cell/>
          <table:table-cell/>
          <table:table-cell/>
        </table:table-row>
        <table:table-row table:style-name="ro3">
          <table:table-cell table:style-name="ce1" office:value-type="string">
            <text:p>№</text:p>
          </table:table-cell>
          <table:table-cell table:style-name="ce1" office:value-type="string">
            <text:p>Индекс импульса</text:p>
          </table:table-cell>
          <table:table-cell table:style-name="ce8" office:value-type="string">
            <text:p>Время, тики</text:p>
          </table:table-cell>
          <table:table-cell table:style-name="ce8" office:value-type="string">
            <text:p>Время, сек</text:p>
          </table:table-cell>
          <table:table-cell table:style-name="ce8" office:value-type="string">
            <text:p>Номер</text:p>
            <text:p>Лопатки</text:p>
          </table:table-cell>
          <table:table-cell table:style-name="ce8" office:value-type="string">
            <text:p>Априорное</text:p>
            <text:p>Положение, ˚</text:p>
          </table:table-cell>
          <table:table-cell table:style-name="ce12" office:value-type="string">
            <text:p>Путь, ˚</text:p>
          </table:table-cell>
          <table:table-cell table:style-name="ce8" office:value-type="string">
            <text:p>Положение в</text:p>
            <text:p>Обороте, <text:span text:style-name="T3">˚</text:span></text:p>
          </table:table-cell>
          <table:table-cell table:style-name="ce12" office:value-type="string">
            <text:p>Отклонение, ˚</text:p>
          </table:table-cell>
          <table:table-cell table:style-name="ce8" office:value-type="string">
            <text:p>Номер</text:p>
            <text:p>Оборота</text:p>
          </table:table-cell>
          <table:table-cell table:style-name="ce8" office:value-type="string">
            <text:p>t1, тик</text:p>
          </table:table-cell>
          <table:table-cell table:style-name="ce8" office:value-type="string">
            <text:p>t2, тик</text:p>
          </table:table-cell>
          <table:table-cell table:style-name="ce8" office:value-type="string">
            <text:p>t1, сек</text:p>
          </table:table-cell>
          <table:table-cell table:style-name="ce8" office:value-type="string">
            <text:p>t2, сек</text:p>
          </table:table-cell>
          <table:table-cell table:style-name="ce8" office:value-type="string">
            <text:p>dT, тик</text:p>
          </table:table-cell>
          <table:table-cell table:style-name="ce8" office:value-type="string">
            <text:p>dT, сек</text:p>
          </table:table-cell>
          <table:table-cell table:style-name="ce8" office:value-type="string">
            <text:p>Fturn</text:p>
          </table:table-cell>
        </table:table-row>
        <table:table-row table:style-name="ro4">
          <table:table-cell office:value-type="float" office:value="0" table:style-name="colored#F3E9AF">
            <text:p>0</text:p>
          </table:table-cell>
          <table:table-cell office:value-type="float" office:value="0" table:style-name="colored#F3E9AF">
            <text:p>0</text:p>
          </table:table-cell>
          <table:table-cell office:value-type="string" table:style-name="colored#F3E9AF">
            <text:p>3919782895/ 0</text:p>
          </table:table-cell>
          <table:table-cell office:value-type="float" office:value="97.9945755004883" table:style-name="colored#F3E9AF">
            <text:p>97.9945755004883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209.2265625" table:style-name="colored#F3E9AF">
            <text:p>209.2265625</text:p>
          </table:table-cell>
          <table:table-cell office:value-type="float" office:value="180.758361816406" table:style-name="colored#F3E9AF">
            <text:p>180.758361816406</text:p>
          </table:table-cell>
          <table:table-cell office:value-type="float" office:value="0" table:style-name="colored#F3E9AF">
            <text:p>0</text:p>
          </table:table-cell>
          <table:table-cell office:value-type="string" table:style-name="colored#F3E9AF">
            <text:p>3918024326/ 0</text:p>
          </table:table-cell>
          <table:table-cell office:value-type="string" table:style-name="colored#F3E9AF">
            <text:p>3921050160/ 0</text:p>
          </table:table-cell>
          <table:table-cell office:value-type="float" office:value="97.9506072998047" table:style-name="colored#F3E9AF">
            <text:p>97.9506072998047</text:p>
          </table:table-cell>
          <table:table-cell office:value-type="float" office:value="98.026252746582" table:style-name="colored#F3E9AF">
            <text:p>98.026252746582</text:p>
          </table:table-cell>
          <table:table-cell office:value-type="float" office:value="3025834" table:style-name="colored#F3E9AF">
            <text:p>3025834</text:p>
          </table:table-cell>
          <table:table-cell office:value-type="float" office:value="0.075645849108696" table:style-name="colored#F3E9AF">
            <text:p>0.075645849108696</text:p>
          </table:table-cell>
          <table:table-cell office:value-type="float" office:value="13.2194960038467" table:style-name="colored#F3E9AF">
            <text:p>13.2194960038467</text:p>
          </table:table-cell>
        </table:table-row>
        <table:table-row table:style-name="ro4">
          <table:table-cell office:value-type="float" office:value="1" table:style-name="colored#FF0000">
            <text:p>1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0119364/ 0</text:p>
          </table:table-cell>
          <table:table-cell office:value-type="float" office:value="98.0029830932617" table:style-name="colored#FF0000">
            <text:p>98.0029830932617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249.258117675781" table:style-name="colored#FF0000">
            <text:p>249.258117675781</text:p>
          </table:table-cell>
          <table:table-cell office:value-type="float" office:value="180.680908203125" table:style-name="colored#FF0000">
            <text:p>180.680908203125</text:p>
          </table:table-cell>
          <table:table-cell office:value-type="float" office:value="0" table:style-name="colored#FF0000">
            <text:p>0</text:p>
          </table:table-cell>
          <table:table-cell office:value-type="string" table:style-name="colored#FF0000">
            <text:p>3918024326/ 0</text:p>
          </table:table-cell>
          <table:table-cell office:value-type="string" table:style-name="colored#FF0000">
            <text:p>3921050160/ 0</text:p>
          </table:table-cell>
          <table:table-cell office:value-type="float" office:value="97.9506072998047" table:style-name="colored#FF0000">
            <text:p>97.9506072998047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3025834" table:style-name="colored#FF0000">
            <text:p>3025834</text:p>
          </table:table-cell>
          <table:table-cell office:value-type="float" office:value="0.075645849108696" table:style-name="colored#FF0000">
            <text:p>0.075645849108696</text:p>
          </table:table-cell>
          <table:table-cell office:value-type="float" office:value="13.2194960038467" table:style-name="colored#FF0000">
            <text:p>13.2194960038467</text:p>
          </table:table-cell>
        </table:table-row>
        <table:table-row table:style-name="ro4">
          <table:table-cell office:value-type="float" office:value="2" table:style-name="colored#FF0000">
            <text:p>2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0453590/ 0</text:p>
          </table:table-cell>
          <table:table-cell office:value-type="float" office:value="98.0113372802734" table:style-name="colored#FF0000">
            <text:p>98.0113372802734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289.022796630859" table:style-name="colored#FF0000">
            <text:p>289.022796630859</text:p>
          </table:table-cell>
          <table:table-cell office:value-type="float" office:value="179.685577392578" table:style-name="colored#FF0000">
            <text:p>179.685577392578</text:p>
          </table:table-cell>
          <table:table-cell office:value-type="float" office:value="0" table:style-name="colored#FF0000">
            <text:p>0</text:p>
          </table:table-cell>
          <table:table-cell office:value-type="string" table:style-name="colored#FF0000">
            <text:p>3918024326/ 0</text:p>
          </table:table-cell>
          <table:table-cell office:value-type="string" table:style-name="colored#FF0000">
            <text:p>3921050160/ 0</text:p>
          </table:table-cell>
          <table:table-cell office:value-type="float" office:value="97.9506072998047" table:style-name="colored#FF0000">
            <text:p>97.9506072998047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3025834" table:style-name="colored#FF0000">
            <text:p>3025834</text:p>
          </table:table-cell>
          <table:table-cell office:value-type="float" office:value="0.075645849108696" table:style-name="colored#FF0000">
            <text:p>0.075645849108696</text:p>
          </table:table-cell>
          <table:table-cell office:value-type="float" office:value="13.2194960038467" table:style-name="colored#FF0000">
            <text:p>13.2194960038467</text:p>
          </table:table-cell>
        </table:table-row>
        <table:table-row table:style-name="ro4">
          <table:table-cell office:value-type="float" office:value="3" table:style-name="colored#FF0000">
            <text:p>3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0793088/ 0</text:p>
          </table:table-cell>
          <table:table-cell office:value-type="float" office:value="98.0198287963867" table:style-name="colored#FF0000">
            <text:p>98.0198287963867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329.414733886719" table:style-name="colored#FF0000">
            <text:p>329.414733886719</text:p>
          </table:table-cell>
          <table:table-cell office:value-type="float" office:value="180.307525634766" table:style-name="colored#FF0000">
            <text:p>180.307525634766</text:p>
          </table:table-cell>
          <table:table-cell office:value-type="float" office:value="0" table:style-name="colored#FF0000">
            <text:p>0</text:p>
          </table:table-cell>
          <table:table-cell office:value-type="string" table:style-name="colored#FF0000">
            <text:p>3918024326/ 0</text:p>
          </table:table-cell>
          <table:table-cell office:value-type="string" table:style-name="colored#FF0000">
            <text:p>3921050160/ 0</text:p>
          </table:table-cell>
          <table:table-cell office:value-type="float" office:value="97.9506072998047" table:style-name="colored#FF0000">
            <text:p>97.9506072998047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3025834" table:style-name="colored#FF0000">
            <text:p>3025834</text:p>
          </table:table-cell>
          <table:table-cell office:value-type="float" office:value="0.075645849108696" table:style-name="colored#FF0000">
            <text:p>0.075645849108696</text:p>
          </table:table-cell>
          <table:table-cell office:value-type="float" office:value="13.2194960038467" table:style-name="colored#FF0000">
            <text:p>13.2194960038467</text:p>
          </table:table-cell>
        </table:table-row>
        <table:table-row table:style-name="ro4">
          <table:table-cell office:value-type="float" office:value="4" table:style-name="colored#F3E9AF">
            <text:p>4</text:p>
          </table:table-cell>
          <table:table-cell office:value-type="float" office:value="4" table:style-name="colored#F3E9AF">
            <text:p>4</text:p>
          </table:table-cell>
          <table:table-cell office:value-type="string" table:style-name="colored#F3E9AF">
            <text:p>3921122611/ 0</text:p>
          </table:table-cell>
          <table:table-cell office:value-type="float" office:value="98.0280685424805" table:style-name="colored#F3E9AF">
            <text:p>98.0280685424805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66951274871826" table:style-name="colored#F3E9AF">
            <text:p>8.66951274871826</text:p>
          </table:table-cell>
          <table:table-cell office:value-type="float" office:value="-19.7986869812012" table:style-name="colored#F3E9AF">
            <text:p>-19.7986869812012</text:p>
          </table:table-cell>
          <table:table-cell office:value-type="float" office:value="1" table:style-name="colored#F3E9AF">
            <text:p>1</text:p>
          </table:table-cell>
          <table:table-cell office:value-type="string" table:style-name="colored#F3E9AF">
            <text:p>3921050160/ 0</text:p>
          </table:table-cell>
          <table:table-cell office:value-type="string" table:style-name="colored#F3E9AF">
            <text:p>3924058675/ 0</text:p>
          </table:table-cell>
          <table:table-cell office:value-type="float" office:value="98.026252746582" table:style-name="colored#F3E9AF">
            <text:p>98.026252746582</text:p>
          </table:table-cell>
          <table:table-cell office:value-type="float" office:value="98.1014633178711" table:style-name="colored#F3E9AF">
            <text:p>98.1014633178711</text:p>
          </table:table-cell>
          <table:table-cell office:value-type="float" office:value="3008515" table:style-name="colored#F3E9AF">
            <text:p>3008515</text:p>
          </table:table-cell>
          <table:table-cell office:value-type="float" office:value="0.0752128735184669" table:style-name="colored#F3E9AF">
            <text:p>0.0752128735184669</text:p>
          </table:table-cell>
          <table:table-cell office:value-type="float" office:value="13.2955962619148" table:style-name="colored#F3E9AF">
            <text:p>13.2955962619148</text:p>
          </table:table-cell>
        </table:table-row>
        <table:table-row table:style-name="ro4">
          <table:table-cell office:value-type="float" office:value="5" table:style-name="colored#FF0000">
            <text:p>5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21461645/ 0</text:p>
          </table:table-cell>
          <table:table-cell office:value-type="float" office:value="98.0365447998047" table:style-name="colored#FF0000">
            <text:p>98.0365447998047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2384452819824" table:style-name="colored#FF0000">
            <text:p>49.2384452819824</text:p>
          </table:table-cell>
          <table:table-cell office:value-type="float" office:value="-19.3387565612793" table:style-name="colored#FF0000">
            <text:p>-19.3387565612793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6" table:style-name="colored#FF0000">
            <text:p>6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21797404/ 0</text:p>
          </table:table-cell>
          <table:table-cell office:value-type="float" office:value="98.0449371337891" table:style-name="colored#FF0000">
            <text:p>98.0449371337891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4154891967773" table:style-name="colored#FF0000">
            <text:p>89.4154891967773</text:p>
          </table:table-cell>
          <table:table-cell office:value-type="float" office:value="-19.9217224121094" table:style-name="colored#FF0000">
            <text:p>-19.9217224121094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7" table:style-name="colored#FF0000">
            <text:p>7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22132093/ 0</text:p>
          </table:table-cell>
          <table:table-cell office:value-type="float" office:value="98.0532989501953" table:style-name="colored#FF0000">
            <text:p>98.0532989501953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464492797852" table:style-name="colored#FF0000">
            <text:p>129.464492797852</text:p>
          </table:table-cell>
          <table:table-cell office:value-type="float" office:value="-19.6427154541016" table:style-name="colored#FF0000">
            <text:p>-19.6427154541016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8" table:style-name="colored#FF0000">
            <text:p>8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22463861/ 0</text:p>
          </table:table-cell>
          <table:table-cell office:value-type="float" office:value="98.0615997314453" table:style-name="colored#FF0000">
            <text:p>98.0615997314453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163970947266" table:style-name="colored#FF0000">
            <text:p>169.163970947266</text:p>
          </table:table-cell>
          <table:table-cell office:value-type="float" office:value="-20.1932373046875" table:style-name="colored#FF0000">
            <text:p>-20.1932373046875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9" table:style-name="colored#FF0000">
            <text:p>9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22798439/ 0</text:p>
          </table:table-cell>
          <table:table-cell office:value-type="float" office:value="98.0699615478516" table:style-name="colored#FF0000">
            <text:p>98.0699615478516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19970703125" table:style-name="colored#FF0000">
            <text:p>209.19970703125</text:p>
          </table:table-cell>
          <table:table-cell office:value-type="float" office:value="-21.0174865722656" table:style-name="colored#FF0000">
            <text:p>-21.0174865722656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10" table:style-name="colored#FF0000">
            <text:p>10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23133125/ 0</text:p>
          </table:table-cell>
          <table:table-cell office:value-type="float" office:value="98.0783309936523" table:style-name="colored#FF0000">
            <text:p>98.0783309936523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248352050781" table:style-name="colored#FF0000">
            <text:p>249.248352050781</text:p>
          </table:table-cell>
          <table:table-cell office:value-type="float" office:value="-20.2988586425781" table:style-name="colored#FF0000">
            <text:p>-20.2988586425781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11" table:style-name="colored#FF0000">
            <text:p>11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23465410/ 0</text:p>
          </table:table-cell>
          <table:table-cell office:value-type="float" office:value="98.0866317749023" table:style-name="colored#FF0000">
            <text:p>98.0866317749023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009704589844" table:style-name="colored#FF0000">
            <text:p>289.009704589844</text:p>
          </table:table-cell>
          <table:table-cell office:value-type="float" office:value="-19.5775146484375" table:style-name="colored#FF0000">
            <text:p>-19.5775146484375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12" table:style-name="colored#FF0000">
            <text:p>12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23803415/ 0</text:p>
          </table:table-cell>
          <table:table-cell office:value-type="float" office:value="98.095085144043" table:style-name="colored#FF0000">
            <text:p>98.095085144043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455505371094" table:style-name="colored#FF0000">
            <text:p>329.455505371094</text:p>
          </table:table-cell>
          <table:table-cell office:value-type="float" office:value="-19.6826782226562" table:style-name="colored#FF0000">
            <text:p>-19.6826782226562</text:p>
          </table:table-cell>
          <table:table-cell office:value-type="float" office:value="1" table:style-name="colored#FF0000">
            <text:p>1</text:p>
          </table:table-cell>
          <table:table-cell office:value-type="string" table:style-name="colored#FF0000">
            <text:p>3921050160/ 0</text:p>
          </table:table-cell>
          <table:table-cell office:value-type="string" table:style-name="colored#FF0000">
            <text:p>3924058675/ 0</text:p>
          </table:table-cell>
          <table:table-cell office:value-type="float" office:value="98.026252746582" table:style-name="colored#FF0000">
            <text:p>98.026252746582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3008515" table:style-name="colored#FF0000">
            <text:p>3008515</text:p>
          </table:table-cell>
          <table:table-cell office:value-type="float" office:value="0.0752128735184669" table:style-name="colored#FF0000">
            <text:p>0.0752128735184669</text:p>
          </table:table-cell>
          <table:table-cell office:value-type="float" office:value="13.2955962619148" table:style-name="colored#FF0000">
            <text:p>13.2955962619148</text:p>
          </table:table-cell>
        </table:table-row>
        <table:table-row table:style-name="ro4">
          <table:table-cell office:value-type="float" office:value="13" table:style-name="colored#F3E9AF">
            <text:p>13</text:p>
          </table:table-cell>
          <table:table-cell office:value-type="float" office:value="13" table:style-name="colored#F3E9AF">
            <text:p>13</text:p>
          </table:table-cell>
          <table:table-cell office:value-type="string" table:style-name="colored#F3E9AF">
            <text:p>3924131476/ 0</text:p>
          </table:table-cell>
          <table:table-cell office:value-type="float" office:value="98.1032867431641" table:style-name="colored#F3E9AF">
            <text:p>98.1032867431641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71937561035156" table:style-name="colored#F3E9AF">
            <text:p>8.71937561035156</text:p>
          </table:table-cell>
          <table:table-cell office:value-type="float" office:value="-19.7488250732422" table:style-name="colored#F3E9AF">
            <text:p>-19.7488250732422</text:p>
          </table:table-cell>
          <table:table-cell office:value-type="float" office:value="2" table:style-name="colored#F3E9AF">
            <text:p>2</text:p>
          </table:table-cell>
          <table:table-cell office:value-type="string" table:style-name="colored#F3E9AF">
            <text:p>3924058675/ 0</text:p>
          </table:table-cell>
          <table:table-cell office:value-type="string" table:style-name="colored#F3E9AF">
            <text:p>3927064436/ 0</text:p>
          </table:table-cell>
          <table:table-cell office:value-type="float" office:value="98.1014633178711" table:style-name="colored#F3E9AF">
            <text:p>98.1014633178711</text:p>
          </table:table-cell>
          <table:table-cell office:value-type="float" office:value="98.1766128540039" table:style-name="colored#F3E9AF">
            <text:p>98.1766128540039</text:p>
          </table:table-cell>
          <table:table-cell office:value-type="float" office:value="3005761" table:style-name="colored#F3E9AF">
            <text:p>3005761</text:p>
          </table:table-cell>
          <table:table-cell office:value-type="float" office:value="0.0751440227031708" table:style-name="colored#F3E9AF">
            <text:p>0.0751440227031708</text:p>
          </table:table-cell>
          <table:table-cell office:value-type="float" office:value="13.3077783704785" table:style-name="colored#F3E9AF">
            <text:p>13.3077783704785</text:p>
          </table:table-cell>
        </table:table-row>
        <table:table-row table:style-name="ro4">
          <table:table-cell office:value-type="float" office:value="14" table:style-name="colored#FF0000">
            <text:p>14</text:p>
          </table:table-cell>
          <table:table-cell office:value-type="float" office:value="14" table:style-name="colored#FF0000">
            <text:p>14</text:p>
          </table:table-cell>
          <table:table-cell office:value-type="string" table:style-name="colored#FF0000">
            <text:p>3924469638/ 0</text:p>
          </table:table-cell>
          <table:table-cell office:value-type="float" office:value="98.1117401123047" table:style-name="colored#FF0000">
            <text:p>98.1117401123047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2210388183594" table:style-name="colored#FF0000">
            <text:p>49.2210388183594</text:p>
          </table:table-cell>
          <table:table-cell office:value-type="float" office:value="-19.3561630249023" table:style-name="colored#FF0000">
            <text:p>-19.3561630249023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15" table:style-name="colored#FF0000">
            <text:p>15</text:p>
          </table:table-cell>
          <table:table-cell office:value-type="float" office:value="15" table:style-name="colored#FF0000">
            <text:p>15</text:p>
          </table:table-cell>
          <table:table-cell office:value-type="string" table:style-name="colored#FF0000">
            <text:p>3924804917/ 0</text:p>
          </table:table-cell>
          <table:table-cell office:value-type="float" office:value="98.1201248168945" table:style-name="colored#FF0000">
            <text:p>98.1201248168945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3774032592773" table:style-name="colored#FF0000">
            <text:p>89.3774032592773</text:p>
          </table:table-cell>
          <table:table-cell office:value-type="float" office:value="-19.9598083496094" table:style-name="colored#FF0000">
            <text:p>-19.9598083496094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16" table:style-name="colored#FF0000">
            <text:p>16</text:p>
          </table:table-cell>
          <table:table-cell office:value-type="float" office:value="16" table:style-name="colored#FF0000">
            <text:p>16</text:p>
          </table:table-cell>
          <table:table-cell office:value-type="string" table:style-name="colored#FF0000">
            <text:p>3925139771/ 0</text:p>
          </table:table-cell>
          <table:table-cell office:value-type="float" office:value="98.1284942626953" table:style-name="colored#FF0000">
            <text:p>98.1284942626953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482864379883" table:style-name="colored#FF0000">
            <text:p>129.482864379883</text:p>
          </table:table-cell>
          <table:table-cell office:value-type="float" office:value="-19.6243438720703" table:style-name="colored#FF0000">
            <text:p>-19.6243438720703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17" table:style-name="colored#FF0000">
            <text:p>17</text:p>
          </table:table-cell>
          <table:table-cell office:value-type="float" office:value="17" table:style-name="colored#FF0000">
            <text:p>17</text:p>
          </table:table-cell>
          <table:table-cell office:value-type="string" table:style-name="colored#FF0000">
            <text:p>3925472070/ 0</text:p>
          </table:table-cell>
          <table:table-cell office:value-type="float" office:value="98.1368026733398" table:style-name="colored#FF0000">
            <text:p>98.1368026733398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282318115234" table:style-name="colored#FF0000">
            <text:p>169.282318115234</text:p>
          </table:table-cell>
          <table:table-cell office:value-type="float" office:value="-20.0748901367187" table:style-name="colored#FF0000">
            <text:p>-20.0748901367187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18" table:style-name="colored#FF0000">
            <text:p>18</text:p>
          </table:table-cell>
          <table:table-cell office:value-type="float" office:value="18" table:style-name="colored#FF0000">
            <text:p>18</text:p>
          </table:table-cell>
          <table:table-cell office:value-type="string" table:style-name="colored#FF0000">
            <text:p>3925808043/ 0</text:p>
          </table:table-cell>
          <table:table-cell office:value-type="float" office:value="98.1452026367187" table:style-name="colored#FF0000">
            <text:p>98.1452026367187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52180480957" table:style-name="colored#FF0000">
            <text:p>209.52180480957</text:p>
          </table:table-cell>
          <table:table-cell office:value-type="float" office:value="-20.6953887939453" table:style-name="colored#FF0000">
            <text:p>-20.6953887939453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19" table:style-name="colored#FF0000">
            <text:p>19</text:p>
          </table:table-cell>
          <table:table-cell office:value-type="float" office:value="19" table:style-name="colored#FF0000">
            <text:p>19</text:p>
          </table:table-cell>
          <table:table-cell office:value-type="string" table:style-name="colored#FF0000">
            <text:p>3926142212/ 0</text:p>
          </table:table-cell>
          <table:table-cell office:value-type="float" office:value="98.1535568237305" table:style-name="colored#FF0000">
            <text:p>98.1535568237305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545227050781" table:style-name="colored#FF0000">
            <text:p>249.545227050781</text:p>
          </table:table-cell>
          <table:table-cell office:value-type="float" office:value="-20.0019836425781" table:style-name="colored#FF0000">
            <text:p>-20.0019836425781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20" table:style-name="colored#FF0000">
            <text:p>20</text:p>
          </table:table-cell>
          <table:table-cell office:value-type="float" office:value="20" table:style-name="colored#FF0000">
            <text:p>20</text:p>
          </table:table-cell>
          <table:table-cell office:value-type="string" table:style-name="colored#FF0000">
            <text:p>3926474026/ 0</text:p>
          </table:table-cell>
          <table:table-cell office:value-type="float" office:value="98.1618499755859" table:style-name="colored#FF0000">
            <text:p>98.1618499755859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86590576172" table:style-name="colored#FF0000">
            <text:p>289.286590576172</text:p>
          </table:table-cell>
          <table:table-cell office:value-type="float" office:value="-19.3006286621094" table:style-name="colored#FF0000">
            <text:p>-19.3006286621094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21" table:style-name="colored#FF0000">
            <text:p>21</text:p>
          </table:table-cell>
          <table:table-cell office:value-type="float" office:value="21" table:style-name="colored#FF0000">
            <text:p>21</text:p>
          </table:table-cell>
          <table:table-cell office:value-type="string" table:style-name="colored#FF0000">
            <text:p>3926809968/ 0</text:p>
          </table:table-cell>
          <table:table-cell office:value-type="float" office:value="98.1702499389648" table:style-name="colored#FF0000">
            <text:p>98.1702499389648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22369384766" table:style-name="colored#FF0000">
            <text:p>329.522369384766</text:p>
          </table:table-cell>
          <table:table-cell office:value-type="float" office:value="-19.6158142089844" table:style-name="colored#FF0000">
            <text:p>-19.6158142089844</text:p>
          </table:table-cell>
          <table:table-cell office:value-type="float" office:value="2" table:style-name="colored#FF0000">
            <text:p>2</text:p>
          </table:table-cell>
          <table:table-cell office:value-type="string" table:style-name="colored#FF0000">
            <text:p>3924058675/ 0</text:p>
          </table:table-cell>
          <table:table-cell office:value-type="string" table:style-name="colored#FF0000">
            <text:p>3927064436/ 0</text:p>
          </table:table-cell>
          <table:table-cell office:value-type="float" office:value="98.1014633178711" table:style-name="colored#FF0000">
            <text:p>98.1014633178711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3005761" table:style-name="colored#FF0000">
            <text:p>3005761</text:p>
          </table:table-cell>
          <table:table-cell office:value-type="float" office:value="0.0751440227031708" table:style-name="colored#FF0000">
            <text:p>0.0751440227031708</text:p>
          </table:table-cell>
          <table:table-cell office:value-type="float" office:value="13.3077783704785" table:style-name="colored#FF0000">
            <text:p>13.3077783704785</text:p>
          </table:table-cell>
        </table:table-row>
        <table:table-row table:style-name="ro4">
          <table:table-cell office:value-type="float" office:value="22" table:style-name="colored#F3E9AF">
            <text:p>22</text:p>
          </table:table-cell>
          <table:table-cell office:value-type="float" office:value="22" table:style-name="colored#F3E9AF">
            <text:p>22</text:p>
          </table:table-cell>
          <table:table-cell office:value-type="string" table:style-name="colored#F3E9AF">
            <text:p>3927137035/ 0</text:p>
          </table:table-cell>
          <table:table-cell office:value-type="float" office:value="98.1784286499023" table:style-name="colored#F3E9AF">
            <text:p>98.1784286499023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75068092346191" table:style-name="colored#F3E9AF">
            <text:p>8.75068092346191</text:p>
          </table:table-cell>
          <table:table-cell office:value-type="float" office:value="-19.7175197601318" table:style-name="colored#F3E9AF">
            <text:p>-19.7175197601318</text:p>
          </table:table-cell>
          <table:table-cell office:value-type="float" office:value="3" table:style-name="colored#F3E9AF">
            <text:p>3</text:p>
          </table:table-cell>
          <table:table-cell office:value-type="string" table:style-name="colored#F3E9AF">
            <text:p>3927064436/ 0</text:p>
          </table:table-cell>
          <table:table-cell office:value-type="string" table:style-name="colored#F3E9AF">
            <text:p>3930051134/ 0</text:p>
          </table:table-cell>
          <table:table-cell office:value-type="float" office:value="98.1766128540039" table:style-name="colored#F3E9AF">
            <text:p>98.1766128540039</text:p>
          </table:table-cell>
          <table:table-cell office:value-type="float" office:value="98.2512817382813" table:style-name="colored#F3E9AF">
            <text:p>98.2512817382813</text:p>
          </table:table-cell>
          <table:table-cell office:value-type="float" office:value="2986698" table:style-name="colored#F3E9AF">
            <text:p>2986698</text:p>
          </table:table-cell>
          <table:table-cell office:value-type="float" office:value="0.0746674463152885" table:style-name="colored#F3E9AF">
            <text:p>0.0746674463152885</text:p>
          </table:table-cell>
          <table:table-cell office:value-type="float" office:value="13.392717299818" table:style-name="colored#F3E9AF">
            <text:p>13.392717299818</text:p>
          </table:table-cell>
        </table:table-row>
        <table:table-row table:style-name="ro4">
          <table:table-cell office:value-type="float" office:value="23" table:style-name="colored#FF0000">
            <text:p>23</text:p>
          </table:table-cell>
          <table:table-cell office:value-type="float" office:value="23" table:style-name="colored#FF0000">
            <text:p>23</text:p>
          </table:table-cell>
          <table:table-cell office:value-type="string" table:style-name="colored#FF0000">
            <text:p>3927473618/ 0</text:p>
          </table:table-cell>
          <table:table-cell office:value-type="float" office:value="98.1868438720703" table:style-name="colored#FF0000">
            <text:p>98.1868438720703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3205261230469" table:style-name="colored#FF0000">
            <text:p>49.3205261230469</text:p>
          </table:table-cell>
          <table:table-cell office:value-type="float" office:value="-19.2566757202148" table:style-name="colored#FF0000">
            <text:p>-19.2566757202148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24" table:style-name="colored#FF0000">
            <text:p>24</text:p>
          </table:table-cell>
          <table:table-cell office:value-type="float" office:value="24" table:style-name="colored#FF0000">
            <text:p>24</text:p>
          </table:table-cell>
          <table:table-cell office:value-type="string" table:style-name="colored#FF0000">
            <text:p>3927807882/ 0</text:p>
          </table:table-cell>
          <table:table-cell office:value-type="float" office:value="98.195198059082" table:style-name="colored#FF0000">
            <text:p>98.195198059082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6108551025391" table:style-name="colored#FF0000">
            <text:p>89.6108551025391</text:p>
          </table:table-cell>
          <table:table-cell office:value-type="float" office:value="-19.7263565063477" table:style-name="colored#FF0000">
            <text:p>-19.7263565063477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25" table:style-name="colored#FF0000">
            <text:p>25</text:p>
          </table:table-cell>
          <table:table-cell office:value-type="float" office:value="25" table:style-name="colored#FF0000">
            <text:p>25</text:p>
          </table:table-cell>
          <table:table-cell office:value-type="string" table:style-name="colored#FF0000">
            <text:p>3928141626/ 0</text:p>
          </table:table-cell>
          <table:table-cell office:value-type="float" office:value="98.2035369873047" table:style-name="colored#FF0000">
            <text:p>98.2035369873047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838500976562" table:style-name="colored#FF0000">
            <text:p>129.838500976562</text:p>
          </table:table-cell>
          <table:table-cell office:value-type="float" office:value="-19.2687072753906" table:style-name="colored#FF0000">
            <text:p>-19.2687072753906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26" table:style-name="colored#FF0000">
            <text:p>26</text:p>
          </table:table-cell>
          <table:table-cell office:value-type="float" office:value="26" table:style-name="colored#FF0000">
            <text:p>26</text:p>
          </table:table-cell>
          <table:table-cell office:value-type="string" table:style-name="colored#FF0000">
            <text:p>3928472250/ 0</text:p>
          </table:table-cell>
          <table:table-cell office:value-type="float" office:value="98.2118072509766" table:style-name="colored#FF0000">
            <text:p>98.2118072509766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690078735352" table:style-name="colored#FF0000">
            <text:p>169.690078735352</text:p>
          </table:table-cell>
          <table:table-cell office:value-type="float" office:value="-19.6671295166016" table:style-name="colored#FF0000">
            <text:p>-19.6671295166016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27" table:style-name="colored#FF0000">
            <text:p>27</text:p>
          </table:table-cell>
          <table:table-cell office:value-type="float" office:value="27" table:style-name="colored#FF0000">
            <text:p>27</text:p>
          </table:table-cell>
          <table:table-cell office:value-type="string" table:style-name="colored#FF0000">
            <text:p>3928804711/ 0</text:p>
          </table:table-cell>
          <table:table-cell office:value-type="float" office:value="98.2201156616211" table:style-name="colored#FF0000">
            <text:p>98.2201156616211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763092041016" table:style-name="colored#FF0000">
            <text:p>209.763092041016</text:p>
          </table:table-cell>
          <table:table-cell office:value-type="float" office:value="-20.4541015625" table:style-name="colored#FF0000">
            <text:p>-20.4541015625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28" table:style-name="colored#FF0000">
            <text:p>28</text:p>
          </table:table-cell>
          <table:table-cell office:value-type="float" office:value="28" table:style-name="colored#FF0000">
            <text:p>28</text:p>
          </table:table-cell>
          <table:table-cell office:value-type="string" table:style-name="colored#FF0000">
            <text:p>3929136317/ 0</text:p>
          </table:table-cell>
          <table:table-cell office:value-type="float" office:value="98.2284088134766" table:style-name="colored#FF0000">
            <text:p>98.2284088134766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733032226562" table:style-name="colored#FF0000">
            <text:p>249.733032226562</text:p>
          </table:table-cell>
          <table:table-cell office:value-type="float" office:value="-19.8141784667969" table:style-name="colored#FF0000">
            <text:p>-19.8141784667969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29" table:style-name="colored#FF0000">
            <text:p>29</text:p>
          </table:table-cell>
          <table:table-cell office:value-type="float" office:value="29" table:style-name="colored#FF0000">
            <text:p>29</text:p>
          </table:table-cell>
          <table:table-cell office:value-type="string" table:style-name="colored#FF0000">
            <text:p>3929464936/ 0</text:p>
          </table:table-cell>
          <table:table-cell office:value-type="float" office:value="98.2366256713867" table:style-name="colored#FF0000">
            <text:p>98.2366256713867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342956542969" table:style-name="colored#FF0000">
            <text:p>289.342956542969</text:p>
          </table:table-cell>
          <table:table-cell office:value-type="float" office:value="-19.2442626953125" table:style-name="colored#FF0000">
            <text:p>-19.2442626953125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30" table:style-name="colored#FF0000">
            <text:p>30</text:p>
          </table:table-cell>
          <table:table-cell office:value-type="float" office:value="30" table:style-name="colored#FF0000">
            <text:p>30</text:p>
          </table:table-cell>
          <table:table-cell office:value-type="string" table:style-name="colored#FF0000">
            <text:p>3929798316/ 0</text:p>
          </table:table-cell>
          <table:table-cell office:value-type="float" office:value="98.2449569702148" table:style-name="colored#FF0000">
            <text:p>98.2449569702148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26733398438" table:style-name="colored#FF0000">
            <text:p>329.526733398438</text:p>
          </table:table-cell>
          <table:table-cell office:value-type="float" office:value="-19.6114501953125" table:style-name="colored#FF0000">
            <text:p>-19.6114501953125</text:p>
          </table:table-cell>
          <table:table-cell office:value-type="float" office:value="3" table:style-name="colored#FF0000">
            <text:p>3</text:p>
          </table:table-cell>
          <table:table-cell office:value-type="string" table:style-name="colored#FF0000">
            <text:p>3927064436/ 0</text:p>
          </table:table-cell>
          <table:table-cell office:value-type="string" table:style-name="colored#FF0000">
            <text:p>3930051134/ 0</text:p>
          </table:table-cell>
          <table:table-cell office:value-type="float" office:value="98.1766128540039" table:style-name="colored#FF0000">
            <text:p>98.1766128540039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2986698" table:style-name="colored#FF0000">
            <text:p>2986698</text:p>
          </table:table-cell>
          <table:table-cell office:value-type="float" office:value="0.0746674463152885" table:style-name="colored#FF0000">
            <text:p>0.0746674463152885</text:p>
          </table:table-cell>
          <table:table-cell office:value-type="float" office:value="13.392717299818" table:style-name="colored#FF0000">
            <text:p>13.392717299818</text:p>
          </table:table-cell>
        </table:table-row>
        <table:table-row table:style-name="ro4">
          <table:table-cell office:value-type="float" office:value="31" table:style-name="colored#F3E9AF">
            <text:p>31</text:p>
          </table:table-cell>
          <table:table-cell office:value-type="float" office:value="31" table:style-name="colored#F3E9AF">
            <text:p>31</text:p>
          </table:table-cell>
          <table:table-cell office:value-type="string" table:style-name="colored#F3E9AF">
            <text:p>3930122195/ 0</text:p>
          </table:table-cell>
          <table:table-cell office:value-type="float" office:value="98.2530517578125" table:style-name="colored#F3E9AF">
            <text:p>98.2530517578125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59655952453613" table:style-name="colored#F3E9AF">
            <text:p>8.59655952453613</text:p>
          </table:table-cell>
          <table:table-cell office:value-type="float" office:value="-19.8716411590576" table:style-name="colored#F3E9AF">
            <text:p>-19.8716411590576</text:p>
          </table:table-cell>
          <table:table-cell office:value-type="float" office:value="4" table:style-name="colored#F3E9AF">
            <text:p>4</text:p>
          </table:table-cell>
          <table:table-cell office:value-type="string" table:style-name="colored#F3E9AF">
            <text:p>3930051134/ 0</text:p>
          </table:table-cell>
          <table:table-cell office:value-type="string" table:style-name="colored#F3E9AF">
            <text:p>3933026971/ 0</text:p>
          </table:table-cell>
          <table:table-cell office:value-type="float" office:value="98.2512817382813" table:style-name="colored#F3E9AF">
            <text:p>98.2512817382813</text:p>
          </table:table-cell>
          <table:table-cell office:value-type="float" office:value="98.3256759643555" table:style-name="colored#F3E9AF">
            <text:p>98.3256759643555</text:p>
          </table:table-cell>
          <table:table-cell office:value-type="float" office:value="2975837" table:style-name="colored#F3E9AF">
            <text:p>2975837</text:p>
          </table:table-cell>
          <table:table-cell office:value-type="float" office:value="0.0743959248065949" table:style-name="colored#F3E9AF">
            <text:p>0.0743959248065949</text:p>
          </table:table-cell>
          <table:table-cell office:value-type="float" office:value="13.4415964664687" table:style-name="colored#F3E9AF">
            <text:p>13.4415964664687</text:p>
          </table:table-cell>
        </table:table-row>
        <table:table-row table:style-name="ro4">
          <table:table-cell office:value-type="float" office:value="32" table:style-name="colored#FF0000">
            <text:p>32</text:p>
          </table:table-cell>
          <table:table-cell office:value-type="float" office:value="32" table:style-name="colored#FF0000">
            <text:p>32</text:p>
          </table:table-cell>
          <table:table-cell office:value-type="string" table:style-name="colored#FF0000">
            <text:p>3930456361/ 0</text:p>
          </table:table-cell>
          <table:table-cell office:value-type="float" office:value="98.2614059448242" table:style-name="colored#FF0000">
            <text:p>98.2614059448242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0220794677734" table:style-name="colored#FF0000">
            <text:p>49.0220794677734</text:p>
          </table:table-cell>
          <table:table-cell office:value-type="float" office:value="-19.5551223754883" table:style-name="colored#FF0000">
            <text:p>-19.5551223754883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3" table:style-name="colored#FF0000">
            <text:p>33</text:p>
          </table:table-cell>
          <table:table-cell office:value-type="float" office:value="33" table:style-name="colored#FF0000">
            <text:p>33</text:p>
          </table:table-cell>
          <table:table-cell office:value-type="string" table:style-name="colored#FF0000">
            <text:p>3930788373/ 0</text:p>
          </table:table-cell>
          <table:table-cell office:value-type="float" office:value="98.2697067260742" table:style-name="colored#FF0000">
            <text:p>98.2697067260742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1870193481445" table:style-name="colored#FF0000">
            <text:p>89.1870193481445</text:p>
          </table:table-cell>
          <table:table-cell office:value-type="float" office:value="-20.1501922607422" table:style-name="colored#FF0000">
            <text:p>-20.1501922607422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4" table:style-name="colored#FF0000">
            <text:p>34</text:p>
          </table:table-cell>
          <table:table-cell office:value-type="float" office:value="34" table:style-name="colored#FF0000">
            <text:p>34</text:p>
          </table:table-cell>
          <table:table-cell office:value-type="string" table:style-name="colored#FF0000">
            <text:p>3931120191/ 0</text:p>
          </table:table-cell>
          <table:table-cell office:value-type="float" office:value="98.2780075073242" table:style-name="colored#FF0000">
            <text:p>98.2780075073242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328491210938" table:style-name="colored#FF0000">
            <text:p>129.328491210938</text:p>
          </table:table-cell>
          <table:table-cell office:value-type="float" office:value="-19.7787170410156" table:style-name="colored#FF0000">
            <text:p>-19.7787170410156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5" table:style-name="colored#FF0000">
            <text:p>35</text:p>
          </table:table-cell>
          <table:table-cell office:value-type="float" office:value="35" table:style-name="colored#FF0000">
            <text:p>35</text:p>
          </table:table-cell>
          <table:table-cell office:value-type="string" table:style-name="colored#FF0000">
            <text:p>3931449410/ 0</text:p>
          </table:table-cell>
          <table:table-cell office:value-type="float" office:value="98.2862319946289" table:style-name="colored#FF0000">
            <text:p>98.2862319946289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155548095703" table:style-name="colored#FF0000">
            <text:p>169.155548095703</text:p>
          </table:table-cell>
          <table:table-cell office:value-type="float" office:value="-20.20166015625" table:style-name="colored#FF0000">
            <text:p>-20.20166015625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6" table:style-name="colored#FF0000">
            <text:p>36</text:p>
          </table:table-cell>
          <table:table-cell office:value-type="float" office:value="36" table:style-name="colored#FF0000">
            <text:p>36</text:p>
          </table:table-cell>
          <table:table-cell office:value-type="string" table:style-name="colored#FF0000">
            <text:p>3931782164/ 0</text:p>
          </table:table-cell>
          <table:table-cell office:value-type="float" office:value="98.2945556640625" table:style-name="colored#FF0000">
            <text:p>98.2945556640625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410263061523" table:style-name="colored#FF0000">
            <text:p>209.410263061523</text:p>
          </table:table-cell>
          <table:table-cell office:value-type="float" office:value="-20.8069305419922" table:style-name="colored#FF0000">
            <text:p>-20.8069305419922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7" table:style-name="colored#FF0000">
            <text:p>37</text:p>
          </table:table-cell>
          <table:table-cell office:value-type="float" office:value="37" table:style-name="colored#FF0000">
            <text:p>37</text:p>
          </table:table-cell>
          <table:table-cell office:value-type="string" table:style-name="colored#FF0000">
            <text:p>3932113302/ 0</text:p>
          </table:table-cell>
          <table:table-cell office:value-type="float" office:value="98.3028335571289" table:style-name="colored#FF0000">
            <text:p>98.3028335571289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469467163086" table:style-name="colored#FF0000">
            <text:p>249.469467163086</text:p>
          </table:table-cell>
          <table:table-cell office:value-type="float" office:value="-20.0777435302734" table:style-name="colored#FF0000">
            <text:p>-20.0777435302734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8" table:style-name="colored#FF0000">
            <text:p>38</text:p>
          </table:table-cell>
          <table:table-cell office:value-type="float" office:value="38" table:style-name="colored#FF0000">
            <text:p>38</text:p>
          </table:table-cell>
          <table:table-cell office:value-type="string" table:style-name="colored#FF0000">
            <text:p>3932441947/ 0</text:p>
          </table:table-cell>
          <table:table-cell office:value-type="float" office:value="98.3110504150391" table:style-name="colored#FF0000">
            <text:p>98.3110504150391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27081298828" table:style-name="colored#FF0000">
            <text:p>289.227081298828</text:p>
          </table:table-cell>
          <table:table-cell office:value-type="float" office:value="-19.3601379394531" table:style-name="colored#FF0000">
            <text:p>-19.3601379394531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39" table:style-name="colored#FF0000">
            <text:p>39</text:p>
          </table:table-cell>
          <table:table-cell office:value-type="float" office:value="39" table:style-name="colored#FF0000">
            <text:p>39</text:p>
          </table:table-cell>
          <table:table-cell office:value-type="string" table:style-name="colored#FF0000">
            <text:p>3932774956/ 0</text:p>
          </table:table-cell>
          <table:table-cell office:value-type="float" office:value="98.3193740844727" table:style-name="colored#FF0000">
            <text:p>98.3193740844727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12634277344" table:style-name="colored#FF0000">
            <text:p>329.512634277344</text:p>
          </table:table-cell>
          <table:table-cell office:value-type="float" office:value="-19.6255493164062" table:style-name="colored#FF0000">
            <text:p>-19.6255493164062</text:p>
          </table:table-cell>
          <table:table-cell office:value-type="float" office:value="4" table:style-name="colored#FF0000">
            <text:p>4</text:p>
          </table:table-cell>
          <table:table-cell office:value-type="string" table:style-name="colored#FF0000">
            <text:p>3930051134/ 0</text:p>
          </table:table-cell>
          <table:table-cell office:value-type="string" table:style-name="colored#FF0000">
            <text:p>3933026971/ 0</text:p>
          </table:table-cell>
          <table:table-cell office:value-type="float" office:value="98.2512817382813" table:style-name="colored#FF0000">
            <text:p>98.2512817382813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2975837" table:style-name="colored#FF0000">
            <text:p>2975837</text:p>
          </table:table-cell>
          <table:table-cell office:value-type="float" office:value="0.0743959248065949" table:style-name="colored#FF0000">
            <text:p>0.0743959248065949</text:p>
          </table:table-cell>
          <table:table-cell office:value-type="float" office:value="13.4415964664687" table:style-name="colored#FF0000">
            <text:p>13.4415964664687</text:p>
          </table:table-cell>
        </table:table-row>
        <table:table-row table:style-name="ro4">
          <table:table-cell office:value-type="float" office:value="40" table:style-name="colored#F3E9AF">
            <text:p>40</text:p>
          </table:table-cell>
          <table:table-cell office:value-type="float" office:value="40" table:style-name="colored#F3E9AF">
            <text:p>40</text:p>
          </table:table-cell>
          <table:table-cell office:value-type="string" table:style-name="colored#F3E9AF">
            <text:p>3933098995/ 0</text:p>
          </table:table-cell>
          <table:table-cell office:value-type="float" office:value="98.3274765014648" table:style-name="colored#F3E9AF">
            <text:p>98.3274765014648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72790431976318" table:style-name="colored#F3E9AF">
            <text:p>8.72790431976318</text:p>
          </table:table-cell>
          <table:table-cell office:value-type="float" office:value="-19.7402954101562" table:style-name="colored#F3E9AF">
            <text:p>-19.7402954101562</text:p>
          </table:table-cell>
          <table:table-cell office:value-type="float" office:value="5" table:style-name="colored#F3E9AF">
            <text:p>5</text:p>
          </table:table-cell>
          <table:table-cell office:value-type="string" table:style-name="colored#F3E9AF">
            <text:p>3933026971/ 0</text:p>
          </table:table-cell>
          <table:table-cell office:value-type="string" table:style-name="colored#F3E9AF">
            <text:p>3935997746/ 0</text:p>
          </table:table-cell>
          <table:table-cell office:value-type="float" office:value="98.3256759643555" table:style-name="colored#F3E9AF">
            <text:p>98.3256759643555</text:p>
          </table:table-cell>
          <table:table-cell office:value-type="float" office:value="98.3999404907227" table:style-name="colored#F3E9AF">
            <text:p>98.3999404907227</text:p>
          </table:table-cell>
          <table:table-cell office:value-type="float" office:value="2970775" table:style-name="colored#F3E9AF">
            <text:p>2970775</text:p>
          </table:table-cell>
          <table:table-cell office:value-type="float" office:value="0.0742693766951561" table:style-name="colored#F3E9AF">
            <text:p>0.0742693766951561</text:p>
          </table:table-cell>
          <table:table-cell office:value-type="float" office:value="13.4644996968881" table:style-name="colored#F3E9AF">
            <text:p>13.4644996968881</text:p>
          </table:table-cell>
        </table:table-row>
        <table:table-row table:style-name="ro4">
          <table:table-cell office:value-type="float" office:value="41" table:style-name="colored#FF0000">
            <text:p>41</text:p>
          </table:table-cell>
          <table:table-cell office:value-type="float" office:value="41" table:style-name="colored#FF0000">
            <text:p>41</text:p>
          </table:table-cell>
          <table:table-cell office:value-type="string" table:style-name="colored#FF0000">
            <text:p>3933432768/ 0</text:p>
          </table:table-cell>
          <table:table-cell office:value-type="float" office:value="98.3358154296875" table:style-name="colored#FF0000">
            <text:p>98.3358154296875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1746826171875" table:style-name="colored#FF0000">
            <text:p>49.1746826171875</text:p>
          </table:table-cell>
          <table:table-cell office:value-type="float" office:value="-19.4025192260742" table:style-name="colored#FF0000">
            <text:p>-19.4025192260742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2" table:style-name="colored#FF0000">
            <text:p>42</text:p>
          </table:table-cell>
          <table:table-cell office:value-type="float" office:value="42" table:style-name="colored#FF0000">
            <text:p>42</text:p>
          </table:table-cell>
          <table:table-cell office:value-type="string" table:style-name="colored#FF0000">
            <text:p>3933764463/ 0</text:p>
          </table:table-cell>
          <table:table-cell office:value-type="float" office:value="98.344108581543" table:style-name="colored#FF0000">
            <text:p>98.344108581543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3696517944336" table:style-name="colored#FF0000">
            <text:p>89.3696517944336</text:p>
          </table:table-cell>
          <table:table-cell office:value-type="float" office:value="-19.9675598144531" table:style-name="colored#FF0000">
            <text:p>-19.9675598144531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3" table:style-name="colored#FF0000">
            <text:p>43</text:p>
          </table:table-cell>
          <table:table-cell office:value-type="float" office:value="43" table:style-name="colored#FF0000">
            <text:p>43</text:p>
          </table:table-cell>
          <table:table-cell office:value-type="string" table:style-name="colored#FF0000">
            <text:p>3934095766/ 0</text:p>
          </table:table-cell>
          <table:table-cell office:value-type="float" office:value="98.3523941040039" table:style-name="colored#FF0000">
            <text:p>98.3523941040039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517105102539" table:style-name="colored#FF0000">
            <text:p>129.517105102539</text:p>
          </table:table-cell>
          <table:table-cell office:value-type="float" office:value="-19.5901031494141" table:style-name="colored#FF0000">
            <text:p>-19.5901031494141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4" table:style-name="colored#FF0000">
            <text:p>44</text:p>
          </table:table-cell>
          <table:table-cell office:value-type="float" office:value="44" table:style-name="colored#FF0000">
            <text:p>44</text:p>
          </table:table-cell>
          <table:table-cell office:value-type="string" table:style-name="colored#FF0000">
            <text:p>3934424837/ 0</text:p>
          </table:table-cell>
          <table:table-cell office:value-type="float" office:value="98.3606185913086" table:style-name="colored#FF0000">
            <text:p>98.3606185913086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394104003906" table:style-name="colored#FF0000">
            <text:p>169.394104003906</text:p>
          </table:table-cell>
          <table:table-cell office:value-type="float" office:value="-19.9631042480469" table:style-name="colored#FF0000">
            <text:p>-19.9631042480469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5" table:style-name="colored#FF0000">
            <text:p>45</text:p>
          </table:table-cell>
          <table:table-cell office:value-type="float" office:value="45" table:style-name="colored#FF0000">
            <text:p>45</text:p>
          </table:table-cell>
          <table:table-cell office:value-type="string" table:style-name="colored#FF0000">
            <text:p>3934756529/ 0</text:p>
          </table:table-cell>
          <table:table-cell office:value-type="float" office:value="98.3689117431641" table:style-name="colored#FF0000">
            <text:p>98.3689117431641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58869934082" table:style-name="colored#FF0000">
            <text:p>209.58869934082</text:p>
          </table:table-cell>
          <table:table-cell office:value-type="float" office:value="-20.6284942626953" table:style-name="colored#FF0000">
            <text:p>-20.6284942626953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6" table:style-name="colored#FF0000">
            <text:p>46</text:p>
          </table:table-cell>
          <table:table-cell office:value-type="float" office:value="46" table:style-name="colored#FF0000">
            <text:p>46</text:p>
          </table:table-cell>
          <table:table-cell office:value-type="string" table:style-name="colored#FF0000">
            <text:p>3935086726/ 0</text:p>
          </table:table-cell>
          <table:table-cell office:value-type="float" office:value="98.3771667480469" table:style-name="colored#FF0000">
            <text:p>98.3771667480469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602142333984" table:style-name="colored#FF0000">
            <text:p>249.602142333984</text:p>
          </table:table-cell>
          <table:table-cell office:value-type="float" office:value="-19.945068359375" table:style-name="colored#FF0000">
            <text:p>-19.945068359375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7" table:style-name="colored#FF0000">
            <text:p>47</text:p>
          </table:table-cell>
          <table:table-cell office:value-type="float" office:value="47" table:style-name="colored#FF0000">
            <text:p>47</text:p>
          </table:table-cell>
          <table:table-cell office:value-type="string" table:style-name="colored#FF0000">
            <text:p>3935414009/ 0</text:p>
          </table:table-cell>
          <table:table-cell office:value-type="float" office:value="98.3853530883789" table:style-name="colored#FF0000">
            <text:p>98.3853530883789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62451171875" table:style-name="colored#FF0000">
            <text:p>289.262451171875</text:p>
          </table:table-cell>
          <table:table-cell office:value-type="float" office:value="-19.3247680664062" table:style-name="colored#FF0000">
            <text:p>-19.3247680664062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8" table:style-name="colored#FF0000">
            <text:p>48</text:p>
          </table:table-cell>
          <table:table-cell office:value-type="float" office:value="48" table:style-name="colored#FF0000">
            <text:p>48</text:p>
          </table:table-cell>
          <table:table-cell office:value-type="string" table:style-name="colored#FF0000">
            <text:p>3935745754/ 0</text:p>
          </table:table-cell>
          <table:table-cell office:value-type="float" office:value="98.3936462402344" table:style-name="colored#FF0000">
            <text:p>98.3936462402344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463470458984" table:style-name="colored#FF0000">
            <text:p>329.463470458984</text:p>
          </table:table-cell>
          <table:table-cell office:value-type="float" office:value="-19.6747131347656" table:style-name="colored#FF0000">
            <text:p>-19.6747131347656</text:p>
          </table:table-cell>
          <table:table-cell office:value-type="float" office:value="5" table:style-name="colored#FF0000">
            <text:p>5</text:p>
          </table:table-cell>
          <table:table-cell office:value-type="string" table:style-name="colored#FF0000">
            <text:p>3933026971/ 0</text:p>
          </table:table-cell>
          <table:table-cell office:value-type="string" table:style-name="colored#FF0000">
            <text:p>3935997746/ 0</text:p>
          </table:table-cell>
          <table:table-cell office:value-type="float" office:value="98.3256759643555" table:style-name="colored#FF0000">
            <text:p>98.3256759643555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2970775" table:style-name="colored#FF0000">
            <text:p>2970775</text:p>
          </table:table-cell>
          <table:table-cell office:value-type="float" office:value="0.0742693766951561" table:style-name="colored#FF0000">
            <text:p>0.0742693766951561</text:p>
          </table:table-cell>
          <table:table-cell office:value-type="float" office:value="13.4644996968881" table:style-name="colored#FF0000">
            <text:p>13.4644996968881</text:p>
          </table:table-cell>
        </table:table-row>
        <table:table-row table:style-name="ro4">
          <table:table-cell office:value-type="float" office:value="49" table:style-name="colored#F3E9AF">
            <text:p>49</text:p>
          </table:table-cell>
          <table:table-cell office:value-type="float" office:value="49" table:style-name="colored#F3E9AF">
            <text:p>49</text:p>
          </table:table-cell>
          <table:table-cell office:value-type="string" table:style-name="colored#F3E9AF">
            <text:p>3936069099/ 0</text:p>
          </table:table-cell>
          <table:table-cell office:value-type="float" office:value="98.401725769043" table:style-name="colored#F3E9AF">
            <text:p>98.401725769043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67334365844727" table:style-name="colored#F3E9AF">
            <text:p>8.67334365844727</text:p>
          </table:table-cell>
          <table:table-cell office:value-type="float" office:value="-19.7948570251465" table:style-name="colored#F3E9AF">
            <text:p>-19.7948570251465</text:p>
          </table:table-cell>
          <table:table-cell office:value-type="float" office:value="6" table:style-name="colored#F3E9AF">
            <text:p>6</text:p>
          </table:table-cell>
          <table:table-cell office:value-type="string" table:style-name="colored#F3E9AF">
            <text:p>3935997746/ 0</text:p>
          </table:table-cell>
          <table:table-cell office:value-type="string" table:style-name="colored#F3E9AF">
            <text:p>3938959358/ 0</text:p>
          </table:table-cell>
          <table:table-cell office:value-type="float" office:value="98.3999404907227" table:style-name="colored#F3E9AF">
            <text:p>98.3999404907227</text:p>
          </table:table-cell>
          <table:table-cell office:value-type="float" office:value="98.4739837646484" table:style-name="colored#F3E9AF">
            <text:p>98.4739837646484</text:p>
          </table:table-cell>
          <table:table-cell office:value-type="float" office:value="2961612" table:style-name="colored#F3E9AF">
            <text:p>2961612</text:p>
          </table:table-cell>
          <table:table-cell office:value-type="float" office:value="0.0740403011441231" table:style-name="colored#F3E9AF">
            <text:p>0.0740403011441231</text:p>
          </table:table-cell>
          <table:table-cell office:value-type="float" office:value="13.5061579240939" table:style-name="colored#F3E9AF">
            <text:p>13.5061579240939</text:p>
          </table:table-cell>
        </table:table-row>
        <table:table-row table:style-name="ro4">
          <table:table-cell office:value-type="float" office:value="50" table:style-name="colored#FF0000">
            <text:p>50</text:p>
          </table:table-cell>
          <table:table-cell office:value-type="float" office:value="50" table:style-name="colored#FF0000">
            <text:p>50</text:p>
          </table:table-cell>
          <table:table-cell office:value-type="string" table:style-name="colored#FF0000">
            <text:p>3936402272/ 0</text:p>
          </table:table-cell>
          <table:table-cell office:value-type="float" office:value="98.4100570678711" table:style-name="colored#FF0000">
            <text:p>98.4100570678711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1723289489746" table:style-name="colored#FF0000">
            <text:p>49.1723289489746</text:p>
          </table:table-cell>
          <table:table-cell office:value-type="float" office:value="-19.4048728942871" table:style-name="colored#FF0000">
            <text:p>-19.4048728942871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1" table:style-name="colored#FF0000">
            <text:p>51</text:p>
          </table:table-cell>
          <table:table-cell office:value-type="float" office:value="51" table:style-name="colored#FF0000">
            <text:p>51</text:p>
          </table:table-cell>
          <table:table-cell office:value-type="string" table:style-name="colored#FF0000">
            <text:p>3936733161/ 0</text:p>
          </table:table-cell>
          <table:table-cell office:value-type="float" office:value="98.418327331543" table:style-name="colored#FF0000">
            <text:p>98.418327331543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393684387207" table:style-name="colored#FF0000">
            <text:p>89.393684387207</text:p>
          </table:table-cell>
          <table:table-cell office:value-type="float" office:value="-19.9435272216797" table:style-name="colored#FF0000">
            <text:p>-19.9435272216797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2" table:style-name="colored#FF0000">
            <text:p>52</text:p>
          </table:table-cell>
          <table:table-cell office:value-type="float" office:value="52" table:style-name="colored#FF0000">
            <text:p>52</text:p>
          </table:table-cell>
          <table:table-cell office:value-type="string" table:style-name="colored#FF0000">
            <text:p>3937064055/ 0</text:p>
          </table:table-cell>
          <table:table-cell office:value-type="float" office:value="98.4265975952148" table:style-name="colored#FF0000">
            <text:p>98.4265975952148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615646362305" table:style-name="colored#FF0000">
            <text:p>129.615646362305</text:p>
          </table:table-cell>
          <table:table-cell office:value-type="float" office:value="-19.4915618896484" table:style-name="colored#FF0000">
            <text:p>-19.4915618896484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3" table:style-name="colored#FF0000">
            <text:p>53</text:p>
          </table:table-cell>
          <table:table-cell office:value-type="float" office:value="53" table:style-name="colored#FF0000">
            <text:p>53</text:p>
          </table:table-cell>
          <table:table-cell office:value-type="string" table:style-name="colored#FF0000">
            <text:p>3937392157/ 0</text:p>
          </table:table-cell>
          <table:table-cell office:value-type="float" office:value="98.4348068237305" table:style-name="colored#FF0000">
            <text:p>98.4348068237305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49821472168" table:style-name="colored#FF0000">
            <text:p>169.49821472168</text:p>
          </table:table-cell>
          <table:table-cell office:value-type="float" office:value="-19.8589935302734" table:style-name="colored#FF0000">
            <text:p>-19.8589935302734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4" table:style-name="colored#FF0000">
            <text:p>54</text:p>
          </table:table-cell>
          <table:table-cell office:value-type="float" office:value="54" table:style-name="colored#FF0000">
            <text:p>54</text:p>
          </table:table-cell>
          <table:table-cell office:value-type="string" table:style-name="colored#FF0000">
            <text:p>3937722139/ 0</text:p>
          </table:table-cell>
          <table:table-cell office:value-type="float" office:value="98.4430541992188" table:style-name="colored#FF0000">
            <text:p>98.4430541992188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609313964844" table:style-name="colored#FF0000">
            <text:p>209.609313964844</text:p>
          </table:table-cell>
          <table:table-cell office:value-type="float" office:value="-20.6078796386719" table:style-name="colored#FF0000">
            <text:p>-20.6078796386719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5" table:style-name="colored#FF0000">
            <text:p>55</text:p>
          </table:table-cell>
          <table:table-cell office:value-type="float" office:value="55" table:style-name="colored#FF0000">
            <text:p>55</text:p>
          </table:table-cell>
          <table:table-cell office:value-type="string" table:style-name="colored#FF0000">
            <text:p>3938051091/ 0</text:p>
          </table:table-cell>
          <table:table-cell office:value-type="float" office:value="98.4512786865234" table:style-name="colored#FF0000">
            <text:p>98.4512786865234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59521484375" table:style-name="colored#FF0000">
            <text:p>249.59521484375</text:p>
          </table:table-cell>
          <table:table-cell office:value-type="float" office:value="-19.9519958496094" table:style-name="colored#FF0000">
            <text:p>-19.9519958496094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6" table:style-name="colored#FF0000">
            <text:p>56</text:p>
          </table:table-cell>
          <table:table-cell office:value-type="float" office:value="56" table:style-name="colored#FF0000">
            <text:p>56</text:p>
          </table:table-cell>
          <table:table-cell office:value-type="string" table:style-name="colored#FF0000">
            <text:p>3938377265/ 0</text:p>
          </table:table-cell>
          <table:table-cell office:value-type="float" office:value="98.4594345092773" table:style-name="colored#FF0000">
            <text:p>98.4594345092773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43438720703" table:style-name="colored#FF0000">
            <text:p>289.243438720703</text:p>
          </table:table-cell>
          <table:table-cell office:value-type="float" office:value="-19.3437805175781" table:style-name="colored#FF0000">
            <text:p>-19.3437805175781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7" table:style-name="colored#FF0000">
            <text:p>57</text:p>
          </table:table-cell>
          <table:table-cell office:value-type="float" office:value="57" table:style-name="colored#FF0000">
            <text:p>57</text:p>
          </table:table-cell>
          <table:table-cell office:value-type="string" table:style-name="colored#FF0000">
            <text:p>3938708186/ 0</text:p>
          </table:table-cell>
          <table:table-cell office:value-type="float" office:value="98.4677047729492" table:style-name="colored#FF0000">
            <text:p>98.4677047729492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468688964844" table:style-name="colored#FF0000">
            <text:p>329.468688964844</text:p>
          </table:table-cell>
          <table:table-cell office:value-type="float" office:value="-19.6694946289062" table:style-name="colored#FF0000">
            <text:p>-19.6694946289062</text:p>
          </table:table-cell>
          <table:table-cell office:value-type="float" office:value="6" table:style-name="colored#FF0000">
            <text:p>6</text:p>
          </table:table-cell>
          <table:table-cell office:value-type="string" table:style-name="colored#FF0000">
            <text:p>3935997746/ 0</text:p>
          </table:table-cell>
          <table:table-cell office:value-type="string" table:style-name="colored#FF0000">
            <text:p>3938959358/ 0</text:p>
          </table:table-cell>
          <table:table-cell office:value-type="float" office:value="98.3999404907227" table:style-name="colored#FF0000">
            <text:p>98.3999404907227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2961612" table:style-name="colored#FF0000">
            <text:p>2961612</text:p>
          </table:table-cell>
          <table:table-cell office:value-type="float" office:value="0.0740403011441231" table:style-name="colored#FF0000">
            <text:p>0.0740403011441231</text:p>
          </table:table-cell>
          <table:table-cell office:value-type="float" office:value="13.5061579240939" table:style-name="colored#FF0000">
            <text:p>13.5061579240939</text:p>
          </table:table-cell>
        </table:table-row>
        <table:table-row table:style-name="ro4">
          <table:table-cell office:value-type="float" office:value="58" table:style-name="colored#F3E9AF">
            <text:p>58</text:p>
          </table:table-cell>
          <table:table-cell office:value-type="float" office:value="58" table:style-name="colored#F3E9AF">
            <text:p>58</text:p>
          </table:table-cell>
          <table:table-cell office:value-type="string" table:style-name="colored#F3E9AF">
            <text:p>3939030279/ 0</text:p>
          </table:table-cell>
          <table:table-cell office:value-type="float" office:value="98.4757537841797" table:style-name="colored#F3E9AF">
            <text:p>98.4757537841797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64882659912109" table:style-name="colored#F3E9AF">
            <text:p>8.64882659912109</text:p>
          </table:table-cell>
          <table:table-cell office:value-type="float" office:value="-19.8193740844727" table:style-name="colored#F3E9AF">
            <text:p>-19.8193740844727</text:p>
          </table:table-cell>
          <table:table-cell office:value-type="float" office:value="7" table:style-name="colored#F3E9AF">
            <text:p>7</text:p>
          </table:table-cell>
          <table:table-cell office:value-type="string" table:style-name="colored#F3E9AF">
            <text:p>3938959358/ 0</text:p>
          </table:table-cell>
          <table:table-cell office:value-type="string" table:style-name="colored#F3E9AF">
            <text:p>3941911384/ 0</text:p>
          </table:table-cell>
          <table:table-cell office:value-type="float" office:value="98.4739837646484" table:style-name="colored#F3E9AF">
            <text:p>98.4739837646484</text:p>
          </table:table-cell>
          <table:table-cell office:value-type="float" office:value="98.5477828979492" table:style-name="colored#F3E9AF">
            <text:p>98.5477828979492</text:p>
          </table:table-cell>
          <table:table-cell office:value-type="float" office:value="2952026" table:style-name="colored#F3E9AF">
            <text:p>2952026</text:p>
          </table:table-cell>
          <table:table-cell office:value-type="float" office:value="0.073800653219223" table:style-name="colored#F3E9AF">
            <text:p>0.073800653219223</text:p>
          </table:table-cell>
          <table:table-cell office:value-type="float" office:value="13.5500155673355" table:style-name="colored#F3E9AF">
            <text:p>13.5500155673355</text:p>
          </table:table-cell>
        </table:table-row>
        <table:table-row table:style-name="ro4">
          <table:table-cell office:value-type="float" office:value="59" table:style-name="colored#FF0000">
            <text:p>59</text:p>
          </table:table-cell>
          <table:table-cell office:value-type="float" office:value="59" table:style-name="colored#FF0000">
            <text:p>59</text:p>
          </table:table-cell>
          <table:table-cell office:value-type="string" table:style-name="colored#FF0000">
            <text:p>3939362714/ 0</text:p>
          </table:table-cell>
          <table:table-cell office:value-type="float" office:value="98.4840698242188" table:style-name="colored#FF0000">
            <text:p>98.4840698242188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189323425293" table:style-name="colored#FF0000">
            <text:p>49.189323425293</text:p>
          </table:table-cell>
          <table:table-cell office:value-type="float" office:value="-19.3878784179687" table:style-name="colored#FF0000">
            <text:p>-19.3878784179687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0" table:style-name="colored#FF0000">
            <text:p>60</text:p>
          </table:table-cell>
          <table:table-cell office:value-type="float" office:value="60" table:style-name="colored#FF0000">
            <text:p>60</text:p>
          </table:table-cell>
          <table:table-cell office:value-type="string" table:style-name="colored#FF0000">
            <text:p>3939692934/ 0</text:p>
          </table:table-cell>
          <table:table-cell office:value-type="float" office:value="98.4923248291016" table:style-name="colored#FF0000">
            <text:p>98.4923248291016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4597015380859" table:style-name="colored#FF0000">
            <text:p>89.4597015380859</text:p>
          </table:table-cell>
          <table:table-cell office:value-type="float" office:value="-19.8775100708008" table:style-name="colored#FF0000">
            <text:p>-19.8775100708008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1" table:style-name="colored#FF0000">
            <text:p>61</text:p>
          </table:table-cell>
          <table:table-cell office:value-type="float" office:value="61" table:style-name="colored#FF0000">
            <text:p>61</text:p>
          </table:table-cell>
          <table:table-cell office:value-type="string" table:style-name="colored#FF0000">
            <text:p>3940022750/ 0</text:p>
          </table:table-cell>
          <table:table-cell office:value-type="float" office:value="98.5005722045898" table:style-name="colored#FF0000">
            <text:p>98.5005722045898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680816650391" table:style-name="colored#FF0000">
            <text:p>129.680816650391</text:p>
          </table:table-cell>
          <table:table-cell office:value-type="float" office:value="-19.4263916015625" table:style-name="colored#FF0000">
            <text:p>-19.4263916015625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2" table:style-name="colored#FF0000">
            <text:p>62</text:p>
          </table:table-cell>
          <table:table-cell office:value-type="float" office:value="62" table:style-name="colored#FF0000">
            <text:p>62</text:p>
          </table:table-cell>
          <table:table-cell office:value-type="string" table:style-name="colored#FF0000">
            <text:p>3940349580/ 0</text:p>
          </table:table-cell>
          <table:table-cell office:value-type="float" office:value="98.5087432861328" table:style-name="colored#FF0000">
            <text:p>98.5087432861328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537780761719" table:style-name="colored#FF0000">
            <text:p>169.537780761719</text:p>
          </table:table-cell>
          <table:table-cell office:value-type="float" office:value="-19.8194274902344" table:style-name="colored#FF0000">
            <text:p>-19.8194274902344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3" table:style-name="colored#FF0000">
            <text:p>63</text:p>
          </table:table-cell>
          <table:table-cell office:value-type="float" office:value="63" table:style-name="colored#FF0000">
            <text:p>63</text:p>
          </table:table-cell>
          <table:table-cell office:value-type="string" table:style-name="colored#FF0000">
            <text:p>3940678071/ 0</text:p>
          </table:table-cell>
          <table:table-cell office:value-type="float" office:value="98.5169525146484" table:style-name="colored#FF0000">
            <text:p>98.5169525146484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597305297852" table:style-name="colored#FF0000">
            <text:p>209.597305297852</text:p>
          </table:table-cell>
          <table:table-cell office:value-type="float" office:value="-20.6198883056641" table:style-name="colored#FF0000">
            <text:p>-20.6198883056641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4" table:style-name="colored#FF0000">
            <text:p>64</text:p>
          </table:table-cell>
          <table:table-cell office:value-type="float" office:value="64" table:style-name="colored#FF0000">
            <text:p>64</text:p>
          </table:table-cell>
          <table:table-cell office:value-type="string" table:style-name="colored#FF0000">
            <text:p>3941006026/ 0</text:p>
          </table:table-cell>
          <table:table-cell office:value-type="float" office:value="98.5251541137695" table:style-name="colored#FF0000">
            <text:p>98.5251541137695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591461181641" table:style-name="colored#FF0000">
            <text:p>249.591461181641</text:p>
          </table:table-cell>
          <table:table-cell office:value-type="float" office:value="-19.9557495117187" table:style-name="colored#FF0000">
            <text:p>-19.9557495117187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5" table:style-name="colored#FF0000">
            <text:p>65</text:p>
          </table:table-cell>
          <table:table-cell office:value-type="float" office:value="65" table:style-name="colored#FF0000">
            <text:p>65</text:p>
          </table:table-cell>
          <table:table-cell office:value-type="string" table:style-name="colored#FF0000">
            <text:p>3941331210/ 0</text:p>
          </table:table-cell>
          <table:table-cell office:value-type="float" office:value="98.5332794189453" table:style-name="colored#FF0000">
            <text:p>98.5332794189453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47711181641" table:style-name="colored#FF0000">
            <text:p>289.247711181641</text:p>
          </table:table-cell>
          <table:table-cell office:value-type="float" office:value="-19.3395080566406" table:style-name="colored#FF0000">
            <text:p>-19.3395080566406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6" table:style-name="colored#FF0000">
            <text:p>66</text:p>
          </table:table-cell>
          <table:table-cell office:value-type="float" office:value="66" table:style-name="colored#FF0000">
            <text:p>66</text:p>
          </table:table-cell>
          <table:table-cell office:value-type="string" table:style-name="colored#FF0000">
            <text:p>3941661291/ 0</text:p>
          </table:table-cell>
          <table:table-cell office:value-type="float" office:value="98.5415344238281" table:style-name="colored#FF0000">
            <text:p>98.5415344238281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01129150391" table:style-name="colored#FF0000">
            <text:p>329.501129150391</text:p>
          </table:table-cell>
          <table:table-cell office:value-type="float" office:value="-19.6370544433594" table:style-name="colored#FF0000">
            <text:p>-19.6370544433594</text:p>
          </table:table-cell>
          <table:table-cell office:value-type="float" office:value="7" table:style-name="colored#FF0000">
            <text:p>7</text:p>
          </table:table-cell>
          <table:table-cell office:value-type="string" table:style-name="colored#FF0000">
            <text:p>3938959358/ 0</text:p>
          </table:table-cell>
          <table:table-cell office:value-type="string" table:style-name="colored#FF0000">
            <text:p>3941911384/ 0</text:p>
          </table:table-cell>
          <table:table-cell office:value-type="float" office:value="98.4739837646484" table:style-name="colored#FF0000">
            <text:p>98.4739837646484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2952026" table:style-name="colored#FF0000">
            <text:p>2952026</text:p>
          </table:table-cell>
          <table:table-cell office:value-type="float" office:value="0.073800653219223" table:style-name="colored#FF0000">
            <text:p>0.073800653219223</text:p>
          </table:table-cell>
          <table:table-cell office:value-type="float" office:value="13.5500155673355" table:style-name="colored#FF0000">
            <text:p>13.5500155673355</text:p>
          </table:table-cell>
        </table:table-row>
        <table:table-row table:style-name="ro4">
          <table:table-cell office:value-type="float" office:value="67" table:style-name="colored#F3E9AF">
            <text:p>67</text:p>
          </table:table-cell>
          <table:table-cell office:value-type="float" office:value="67" table:style-name="colored#F3E9AF">
            <text:p>67</text:p>
          </table:table-cell>
          <table:table-cell office:value-type="string" table:style-name="colored#F3E9AF">
            <text:p>3941982079/ 0</text:p>
          </table:table-cell>
          <table:table-cell office:value-type="float" office:value="98.5495529174805" table:style-name="colored#F3E9AF">
            <text:p>98.5495529174805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65246295928955" table:style-name="colored#F3E9AF">
            <text:p>8.65246295928955</text:p>
          </table:table-cell>
          <table:table-cell office:value-type="float" office:value="-19.8157386779785" table:style-name="colored#F3E9AF">
            <text:p>-19.8157386779785</text:p>
          </table:table-cell>
          <table:table-cell office:value-type="float" office:value="8" table:style-name="colored#F3E9AF">
            <text:p>8</text:p>
          </table:table-cell>
          <table:table-cell office:value-type="string" table:style-name="colored#F3E9AF">
            <text:p>3941911384/ 0</text:p>
          </table:table-cell>
          <table:table-cell office:value-type="string" table:style-name="colored#F3E9AF">
            <text:p>3944852766/ 0</text:p>
          </table:table-cell>
          <table:table-cell office:value-type="float" office:value="98.5477828979492" table:style-name="colored#F3E9AF">
            <text:p>98.5477828979492</text:p>
          </table:table-cell>
          <table:table-cell office:value-type="float" office:value="98.6213226318359" table:style-name="colored#F3E9AF">
            <text:p>98.6213226318359</text:p>
          </table:table-cell>
          <table:table-cell office:value-type="float" office:value="2941382" table:style-name="colored#F3E9AF">
            <text:p>2941382</text:p>
          </table:table-cell>
          <table:table-cell office:value-type="float" office:value="0.0735345482826233" table:style-name="colored#F3E9AF">
            <text:p>0.0735345482826233</text:p>
          </table:table-cell>
          <table:table-cell office:value-type="float" office:value="13.5990500160087" table:style-name="colored#F3E9AF">
            <text:p>13.5990500160087</text:p>
          </table:table-cell>
        </table:table-row>
        <table:table-row table:style-name="ro4">
          <table:table-cell office:value-type="float" office:value="68" table:style-name="colored#FF0000">
            <text:p>68</text:p>
          </table:table-cell>
          <table:table-cell office:value-type="float" office:value="68" table:style-name="colored#FF0000">
            <text:p>68</text:p>
          </table:table-cell>
          <table:table-cell office:value-type="string" table:style-name="colored#FF0000">
            <text:p>3942313022/ 0</text:p>
          </table:table-cell>
          <table:table-cell office:value-type="float" office:value="98.5578231811523" table:style-name="colored#FF0000">
            <text:p>98.5578231811523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157054901123" table:style-name="colored#FF0000">
            <text:p>49.157054901123</text:p>
          </table:table-cell>
          <table:table-cell office:value-type="float" office:value="-19.4201469421387" table:style-name="colored#FF0000">
            <text:p>-19.4201469421387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69" table:style-name="colored#FF0000">
            <text:p>69</text:p>
          </table:table-cell>
          <table:table-cell office:value-type="float" office:value="69" table:style-name="colored#FF0000">
            <text:p>69</text:p>
          </table:table-cell>
          <table:table-cell office:value-type="string" table:style-name="colored#FF0000">
            <text:p>3942641460/ 0</text:p>
          </table:table-cell>
          <table:table-cell office:value-type="float" office:value="98.5660400390625" table:style-name="colored#FF0000">
            <text:p>98.5660400390625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3550567626953" table:style-name="colored#FF0000">
            <text:p>89.3550567626953</text:p>
          </table:table-cell>
          <table:table-cell office:value-type="float" office:value="-19.9821548461914" table:style-name="colored#FF0000">
            <text:p>-19.9821548461914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0" table:style-name="colored#FF0000">
            <text:p>70</text:p>
          </table:table-cell>
          <table:table-cell office:value-type="float" office:value="70" table:style-name="colored#FF0000">
            <text:p>70</text:p>
          </table:table-cell>
          <table:table-cell office:value-type="string" table:style-name="colored#FF0000">
            <text:p>3942969779/ 0</text:p>
          </table:table-cell>
          <table:table-cell office:value-type="float" office:value="98.5742416381836" table:style-name="colored#FF0000">
            <text:p>98.5742416381836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538497924805" table:style-name="colored#FF0000">
            <text:p>129.538497924805</text:p>
          </table:table-cell>
          <table:table-cell office:value-type="float" office:value="-19.5687103271484" table:style-name="colored#FF0000">
            <text:p>-19.5687103271484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1" table:style-name="colored#FF0000">
            <text:p>71</text:p>
          </table:table-cell>
          <table:table-cell office:value-type="float" office:value="71" table:style-name="colored#FF0000">
            <text:p>71</text:p>
          </table:table-cell>
          <table:table-cell office:value-type="string" table:style-name="colored#FF0000">
            <text:p>3943295609/ 0</text:p>
          </table:table-cell>
          <table:table-cell office:value-type="float" office:value="98.582389831543" table:style-name="colored#FF0000">
            <text:p>98.582389831543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417297363281" table:style-name="colored#FF0000">
            <text:p>169.417297363281</text:p>
          </table:table-cell>
          <table:table-cell office:value-type="float" office:value="-19.9399108886719" table:style-name="colored#FF0000">
            <text:p>-19.9399108886719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2" table:style-name="colored#FF0000">
            <text:p>72</text:p>
          </table:table-cell>
          <table:table-cell office:value-type="float" office:value="72" table:style-name="colored#FF0000">
            <text:p>72</text:p>
          </table:table-cell>
          <table:table-cell office:value-type="string" table:style-name="colored#FF0000">
            <text:p>3943624509/ 0</text:p>
          </table:table-cell>
          <table:table-cell office:value-type="float" office:value="98.5906143188477" table:style-name="colored#FF0000">
            <text:p>98.5906143188477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671844482422" table:style-name="colored#FF0000">
            <text:p>209.671844482422</text:p>
          </table:table-cell>
          <table:table-cell office:value-type="float" office:value="-20.5453491210938" table:style-name="colored#FF0000">
            <text:p>-20.5453491210938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3" table:style-name="colored#FF0000">
            <text:p>73</text:p>
          </table:table-cell>
          <table:table-cell office:value-type="float" office:value="73" table:style-name="colored#FF0000">
            <text:p>73</text:p>
          </table:table-cell>
          <table:table-cell office:value-type="string" table:style-name="colored#FF0000">
            <text:p>3943951341/ 0</text:p>
          </table:table-cell>
          <table:table-cell office:value-type="float" office:value="98.5987854003906" table:style-name="colored#FF0000">
            <text:p>98.5987854003906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673294067383" table:style-name="colored#FF0000">
            <text:p>249.673294067383</text:p>
          </table:table-cell>
          <table:table-cell office:value-type="float" office:value="-19.8739166259766" table:style-name="colored#FF0000">
            <text:p>-19.8739166259766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4" table:style-name="colored#FF0000">
            <text:p>74</text:p>
          </table:table-cell>
          <table:table-cell office:value-type="float" office:value="74" table:style-name="colored#FF0000">
            <text:p>74</text:p>
          </table:table-cell>
          <table:table-cell office:value-type="string" table:style-name="colored#FF0000">
            <text:p>3944275397/ 0</text:p>
          </table:table-cell>
          <table:table-cell office:value-type="float" office:value="98.6068878173828" table:style-name="colored#FF0000">
            <text:p>98.6068878173828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3349609375" table:style-name="colored#FF0000">
            <text:p>289.3349609375</text:p>
          </table:table-cell>
          <table:table-cell office:value-type="float" office:value="-19.2522583007813" table:style-name="colored#FF0000">
            <text:p>-19.2522583007813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5" table:style-name="colored#FF0000">
            <text:p>75</text:p>
          </table:table-cell>
          <table:table-cell office:value-type="float" office:value="75" table:style-name="colored#FF0000">
            <text:p>75</text:p>
          </table:table-cell>
          <table:table-cell office:value-type="string" table:style-name="colored#FF0000">
            <text:p>3944603942/ 0</text:p>
          </table:table-cell>
          <table:table-cell office:value-type="float" office:value="98.6150970458984" table:style-name="colored#FF0000">
            <text:p>98.6150970458984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46081542969" table:style-name="colored#FF0000">
            <text:p>329.546081542969</text:p>
          </table:table-cell>
          <table:table-cell office:value-type="float" office:value="-19.5921020507813" table:style-name="colored#FF0000">
            <text:p>-19.5921020507813</text:p>
          </table:table-cell>
          <table:table-cell office:value-type="float" office:value="8" table:style-name="colored#FF0000">
            <text:p>8</text:p>
          </table:table-cell>
          <table:table-cell office:value-type="string" table:style-name="colored#FF0000">
            <text:p>3941911384/ 0</text:p>
          </table:table-cell>
          <table:table-cell office:value-type="string" table:style-name="colored#FF0000">
            <text:p>3944852766/ 0</text:p>
          </table:table-cell>
          <table:table-cell office:value-type="float" office:value="98.5477828979492" table:style-name="colored#FF0000">
            <text:p>98.5477828979492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2941382" table:style-name="colored#FF0000">
            <text:p>2941382</text:p>
          </table:table-cell>
          <table:table-cell office:value-type="float" office:value="0.0735345482826233" table:style-name="colored#FF0000">
            <text:p>0.0735345482826233</text:p>
          </table:table-cell>
          <table:table-cell office:value-type="float" office:value="13.5990500160087" table:style-name="colored#FF0000">
            <text:p>13.5990500160087</text:p>
          </table:table-cell>
        </table:table-row>
        <table:table-row table:style-name="ro4">
          <table:table-cell office:value-type="float" office:value="76" table:style-name="colored#F3E9AF">
            <text:p>76</text:p>
          </table:table-cell>
          <table:table-cell office:value-type="float" office:value="76" table:style-name="colored#F3E9AF">
            <text:p>76</text:p>
          </table:table-cell>
          <table:table-cell office:value-type="string" table:style-name="colored#F3E9AF">
            <text:p>3944923691/ 0</text:p>
          </table:table-cell>
          <table:table-cell office:value-type="float" office:value="98.6230926513672" table:style-name="colored#F3E9AF">
            <text:p>98.6230926513672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72170162200928" table:style-name="colored#F3E9AF">
            <text:p>8.72170162200928</text:p>
          </table:table-cell>
          <table:table-cell office:value-type="float" office:value="-19.7464981079102" table:style-name="colored#F3E9AF">
            <text:p>-19.7464981079102</text:p>
          </table:table-cell>
          <table:table-cell office:value-type="float" office:value="9" table:style-name="colored#F3E9AF">
            <text:p>9</text:p>
          </table:table-cell>
          <table:table-cell office:value-type="string" table:style-name="colored#F3E9AF">
            <text:p>3944852766/ 0</text:p>
          </table:table-cell>
          <table:table-cell office:value-type="string" table:style-name="colored#F3E9AF">
            <text:p>3947780291/ 0</text:p>
          </table:table-cell>
          <table:table-cell office:value-type="float" office:value="98.6213226318359" table:style-name="colored#F3E9AF">
            <text:p>98.6213226318359</text:p>
          </table:table-cell>
          <table:table-cell office:value-type="float" office:value="98.6945037841797" table:style-name="colored#F3E9AF">
            <text:p>98.6945037841797</text:p>
          </table:table-cell>
          <table:table-cell office:value-type="float" office:value="2927525" table:style-name="colored#F3E9AF">
            <text:p>2927525</text:p>
          </table:table-cell>
          <table:table-cell office:value-type="float" office:value="0.0731881260871887" table:style-name="colored#F3E9AF">
            <text:p>0.0731881260871887</text:p>
          </table:table-cell>
          <table:table-cell office:value-type="float" office:value="13.6634185551998" table:style-name="colored#F3E9AF">
            <text:p>13.6634185551998</text:p>
          </table:table-cell>
        </table:table-row>
        <table:table-row table:style-name="ro4">
          <table:table-cell office:value-type="float" office:value="77" table:style-name="colored#FF0000">
            <text:p>77</text:p>
          </table:table-cell>
          <table:table-cell office:value-type="float" office:value="77" table:style-name="colored#FF0000">
            <text:p>77</text:p>
          </table:table-cell>
          <table:table-cell office:value-type="string" table:style-name="colored#FF0000">
            <text:p>3945253148/ 0</text:p>
          </table:table-cell>
          <table:table-cell office:value-type="float" office:value="98.6313323974609" table:style-name="colored#FF0000">
            <text:p>98.6313323974609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2352828979492" table:style-name="colored#FF0000">
            <text:p>49.2352828979492</text:p>
          </table:table-cell>
          <table:table-cell office:value-type="float" office:value="-19.3419189453125" table:style-name="colored#FF0000">
            <text:p>-19.3419189453125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78" table:style-name="colored#FF0000">
            <text:p>78</text:p>
          </table:table-cell>
          <table:table-cell office:value-type="float" office:value="78" table:style-name="colored#FF0000">
            <text:p>78</text:p>
          </table:table-cell>
          <table:table-cell office:value-type="string" table:style-name="colored#FF0000">
            <text:p>3945580273/ 0</text:p>
          </table:table-cell>
          <table:table-cell office:value-type="float" office:value="98.6395034790039" table:style-name="colored#FF0000">
            <text:p>98.6395034790039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4620971679688" table:style-name="colored#FF0000">
            <text:p>89.4620971679688</text:p>
          </table:table-cell>
          <table:table-cell office:value-type="float" office:value="-19.875114440918" table:style-name="colored#FF0000">
            <text:p>-19.875114440918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79" table:style-name="colored#FF0000">
            <text:p>79</text:p>
          </table:table-cell>
          <table:table-cell office:value-type="float" office:value="79" table:style-name="colored#FF0000">
            <text:p>79</text:p>
          </table:table-cell>
          <table:table-cell office:value-type="string" table:style-name="colored#FF0000">
            <text:p>3945907251/ 0</text:p>
          </table:table-cell>
          <table:table-cell office:value-type="float" office:value="98.6476821899414" table:style-name="colored#FF0000">
            <text:p>98.6476821899414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670837402344" table:style-name="colored#FF0000">
            <text:p>129.670837402344</text:p>
          </table:table-cell>
          <table:table-cell office:value-type="float" office:value="-19.4363708496094" table:style-name="colored#FF0000">
            <text:p>-19.4363708496094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80" table:style-name="colored#FF0000">
            <text:p>80</text:p>
          </table:table-cell>
          <table:table-cell office:value-type="float" office:value="80" table:style-name="colored#FF0000">
            <text:p>80</text:p>
          </table:table-cell>
          <table:table-cell office:value-type="string" table:style-name="colored#FF0000">
            <text:p>3946231508/ 0</text:p>
          </table:table-cell>
          <table:table-cell office:value-type="float" office:value="98.6557846069336" table:style-name="colored#FF0000">
            <text:p>98.6557846069336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544967651367" table:style-name="colored#FF0000">
            <text:p>169.544967651367</text:p>
          </table:table-cell>
          <table:table-cell office:value-type="float" office:value="-19.8122406005859" table:style-name="colored#FF0000">
            <text:p>-19.8122406005859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81" table:style-name="colored#FF0000">
            <text:p>81</text:p>
          </table:table-cell>
          <table:table-cell office:value-type="float" office:value="81" table:style-name="colored#FF0000">
            <text:p>81</text:p>
          </table:table-cell>
          <table:table-cell office:value-type="string" table:style-name="colored#FF0000">
            <text:p>3946557845/ 0</text:p>
          </table:table-cell>
          <table:table-cell office:value-type="float" office:value="98.663948059082" table:style-name="colored#FF0000">
            <text:p>98.663948059082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674880981445" table:style-name="colored#FF0000">
            <text:p>209.674880981445</text:p>
          </table:table-cell>
          <table:table-cell office:value-type="float" office:value="-20.5423126220703" table:style-name="colored#FF0000">
            <text:p>-20.5423126220703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82" table:style-name="colored#FF0000">
            <text:p>82</text:p>
          </table:table-cell>
          <table:table-cell office:value-type="float" office:value="82" table:style-name="colored#FF0000">
            <text:p>82</text:p>
          </table:table-cell>
          <table:table-cell office:value-type="string" table:style-name="colored#FF0000">
            <text:p>3946883437/ 0</text:p>
          </table:table-cell>
          <table:table-cell office:value-type="float" office:value="98.6720886230469" table:style-name="colored#FF0000">
            <text:p>98.6720886230469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713180541992" table:style-name="colored#FF0000">
            <text:p>249.713180541992</text:p>
          </table:table-cell>
          <table:table-cell office:value-type="float" office:value="-19.8340301513672" table:style-name="colored#FF0000">
            <text:p>-19.8340301513672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83" table:style-name="colored#FF0000">
            <text:p>83</text:p>
          </table:table-cell>
          <table:table-cell office:value-type="float" office:value="83" table:style-name="colored#FF0000">
            <text:p>83</text:p>
          </table:table-cell>
          <table:table-cell office:value-type="string" table:style-name="colored#FF0000">
            <text:p>3947205803/ 0</text:p>
          </table:table-cell>
          <table:table-cell office:value-type="float" office:value="98.6801452636719" table:style-name="colored#FF0000">
            <text:p>98.6801452636719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354766845703" table:style-name="colored#FF0000">
            <text:p>289.354766845703</text:p>
          </table:table-cell>
          <table:table-cell office:value-type="float" office:value="-19.2324523925781" table:style-name="colored#FF0000">
            <text:p>-19.2324523925781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84" table:style-name="colored#FF0000">
            <text:p>84</text:p>
          </table:table-cell>
          <table:table-cell office:value-type="float" office:value="84" table:style-name="colored#FF0000">
            <text:p>84</text:p>
          </table:table-cell>
          <table:table-cell office:value-type="string" table:style-name="colored#FF0000">
            <text:p>3947532576/ 0</text:p>
          </table:table-cell>
          <table:table-cell office:value-type="float" office:value="98.6883163452148" table:style-name="colored#FF0000">
            <text:p>98.6883163452148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38299560547" table:style-name="colored#FF0000">
            <text:p>329.538299560547</text:p>
          </table:table-cell>
          <table:table-cell office:value-type="float" office:value="-19.5998840332031" table:style-name="colored#FF0000">
            <text:p>-19.5998840332031</text:p>
          </table:table-cell>
          <table:table-cell office:value-type="float" office:value="9" table:style-name="colored#FF0000">
            <text:p>9</text:p>
          </table:table-cell>
          <table:table-cell office:value-type="string" table:style-name="colored#FF0000">
            <text:p>3944852766/ 0</text:p>
          </table:table-cell>
          <table:table-cell office:value-type="string" table:style-name="colored#FF0000">
            <text:p>3947780291/ 0</text:p>
          </table:table-cell>
          <table:table-cell office:value-type="float" office:value="98.6213226318359" table:style-name="colored#FF0000">
            <text:p>98.6213226318359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2927525" table:style-name="colored#FF0000">
            <text:p>2927525</text:p>
          </table:table-cell>
          <table:table-cell office:value-type="float" office:value="0.0731881260871887" table:style-name="colored#FF0000">
            <text:p>0.0731881260871887</text:p>
          </table:table-cell>
          <table:table-cell office:value-type="float" office:value="13.6634185551998" table:style-name="colored#FF0000">
            <text:p>13.6634185551998</text:p>
          </table:table-cell>
        </table:table-row>
        <table:table-row table:style-name="ro4">
          <table:table-cell office:value-type="float" office:value="85" table:style-name="colored#F3E9AF">
            <text:p>85</text:p>
          </table:table-cell>
          <table:table-cell office:value-type="float" office:value="85" table:style-name="colored#F3E9AF">
            <text:p>85</text:p>
          </table:table-cell>
          <table:table-cell office:value-type="string" table:style-name="colored#F3E9AF">
            <text:p>3947850651/ 0</text:p>
          </table:table-cell>
          <table:table-cell office:value-type="float" office:value="98.6962661743164" table:style-name="colored#F3E9AF">
            <text:p>98.6962661743164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67511177062988" table:style-name="colored#F3E9AF">
            <text:p>8.67511177062988</text:p>
          </table:table-cell>
          <table:table-cell office:value-type="float" office:value="-19.7930889129639" table:style-name="colored#F3E9AF">
            <text:p>-19.7930889129639</text:p>
          </table:table-cell>
          <table:table-cell office:value-type="float" office:value="10" table:style-name="colored#F3E9AF">
            <text:p>10</text:p>
          </table:table-cell>
          <table:table-cell office:value-type="string" table:style-name="colored#F3E9AF">
            <text:p>3947780291/ 0</text:p>
          </table:table-cell>
          <table:table-cell office:value-type="string" table:style-name="colored#F3E9AF">
            <text:p>3950700092/ 0</text:p>
          </table:table-cell>
          <table:table-cell office:value-type="float" office:value="98.6945037841797" table:style-name="colored#F3E9AF">
            <text:p>98.6945037841797</text:p>
          </table:table-cell>
          <table:table-cell office:value-type="float" office:value="98.7675018310547" table:style-name="colored#F3E9AF">
            <text:p>98.7675018310547</text:p>
          </table:table-cell>
          <table:table-cell office:value-type="float" office:value="2919801" table:style-name="colored#F3E9AF">
            <text:p>2919801</text:p>
          </table:table-cell>
          <table:table-cell office:value-type="float" office:value="0.0729950219392776" table:style-name="colored#F3E9AF">
            <text:p>0.0729950219392776</text:p>
          </table:table-cell>
          <table:table-cell office:value-type="float" office:value="13.699564346071" table:style-name="colored#F3E9AF">
            <text:p>13.699564346071</text:p>
          </table:table-cell>
        </table:table-row>
        <table:table-row table:style-name="ro4">
          <table:table-cell office:value-type="float" office:value="86" table:style-name="colored#FF0000">
            <text:p>86</text:p>
          </table:table-cell>
          <table:table-cell office:value-type="float" office:value="86" table:style-name="colored#FF0000">
            <text:p>86</text:p>
          </table:table-cell>
          <table:table-cell office:value-type="string" table:style-name="colored#FF0000">
            <text:p>3948178285/ 0</text:p>
          </table:table-cell>
          <table:table-cell office:value-type="float" office:value="98.704460144043" table:style-name="colored#FF0000">
            <text:p>98.704460144043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0710983276367" table:style-name="colored#FF0000">
            <text:p>49.0710983276367</text:p>
          </table:table-cell>
          <table:table-cell office:value-type="float" office:value="-19.506103515625" table:style-name="colored#FF0000">
            <text:p>-19.506103515625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87" table:style-name="colored#FF0000">
            <text:p>87</text:p>
          </table:table-cell>
          <table:table-cell office:value-type="float" office:value="87" table:style-name="colored#FF0000">
            <text:p>87</text:p>
          </table:table-cell>
          <table:table-cell office:value-type="string" table:style-name="colored#FF0000">
            <text:p>3948503417/ 0</text:p>
          </table:table-cell>
          <table:table-cell office:value-type="float" office:value="98.7125854492188" table:style-name="colored#FF0000">
            <text:p>98.7125854492188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1585998535156" table:style-name="colored#FF0000">
            <text:p>89.1585998535156</text:p>
          </table:table-cell>
          <table:table-cell office:value-type="float" office:value="-20.1786117553711" table:style-name="colored#FF0000">
            <text:p>-20.1786117553711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88" table:style-name="colored#FF0000">
            <text:p>88</text:p>
          </table:table-cell>
          <table:table-cell office:value-type="float" office:value="88" table:style-name="colored#FF0000">
            <text:p>88</text:p>
          </table:table-cell>
          <table:table-cell office:value-type="string" table:style-name="colored#FF0000">
            <text:p>3948828551/ 0</text:p>
          </table:table-cell>
          <table:table-cell office:value-type="float" office:value="98.7207107543945" table:style-name="colored#FF0000">
            <text:p>98.7207107543945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246337890625" table:style-name="colored#FF0000">
            <text:p>129.246337890625</text:p>
          </table:table-cell>
          <table:table-cell office:value-type="float" office:value="-19.8608703613281" table:style-name="colored#FF0000">
            <text:p>-19.8608703613281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89" table:style-name="colored#FF0000">
            <text:p>89</text:p>
          </table:table-cell>
          <table:table-cell office:value-type="float" office:value="89" table:style-name="colored#FF0000">
            <text:p>89</text:p>
          </table:table-cell>
          <table:table-cell office:value-type="string" table:style-name="colored#FF0000">
            <text:p>3949151672/ 0</text:p>
          </table:table-cell>
          <table:table-cell office:value-type="float" office:value="98.7287902832031" table:style-name="colored#FF0000">
            <text:p>98.7287902832031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085891723633" table:style-name="colored#FF0000">
            <text:p>169.085891723633</text:p>
          </table:table-cell>
          <table:table-cell office:value-type="float" office:value="-20.2713165283203" table:style-name="colored#FF0000">
            <text:p>-20.2713165283203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90" table:style-name="colored#FF0000">
            <text:p>90</text:p>
          </table:table-cell>
          <table:table-cell office:value-type="float" office:value="90" table:style-name="colored#FF0000">
            <text:p>90</text:p>
          </table:table-cell>
          <table:table-cell office:value-type="string" table:style-name="colored#FF0000">
            <text:p>3949478005/ 0</text:p>
          </table:table-cell>
          <table:table-cell office:value-type="float" office:value="98.7369537353516" table:style-name="colored#FF0000">
            <text:p>98.7369537353516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321472167969" table:style-name="colored#FF0000">
            <text:p>209.321472167969</text:p>
          </table:table-cell>
          <table:table-cell office:value-type="float" office:value="-20.8957214355469" table:style-name="colored#FF0000">
            <text:p>-20.8957214355469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91" table:style-name="colored#FF0000">
            <text:p>91</text:p>
          </table:table-cell>
          <table:table-cell office:value-type="float" office:value="91" table:style-name="colored#FF0000">
            <text:p>91</text:p>
          </table:table-cell>
          <table:table-cell office:value-type="string" table:style-name="colored#FF0000">
            <text:p>3949802553/ 0</text:p>
          </table:table-cell>
          <table:table-cell office:value-type="float" office:value="98.7450637817383" table:style-name="colored#FF0000">
            <text:p>98.7450637817383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336959838867" table:style-name="colored#FF0000">
            <text:p>249.336959838867</text:p>
          </table:table-cell>
          <table:table-cell office:value-type="float" office:value="-20.2102508544922" table:style-name="colored#FF0000">
            <text:p>-20.2102508544922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92" table:style-name="colored#FF0000">
            <text:p>92</text:p>
          </table:table-cell>
          <table:table-cell office:value-type="float" office:value="92" table:style-name="colored#FF0000">
            <text:p>92</text:p>
          </table:table-cell>
          <table:table-cell office:value-type="string" table:style-name="colored#FF0000">
            <text:p>3950124961/ 0</text:p>
          </table:table-cell>
          <table:table-cell office:value-type="float" office:value="98.7531204223633" table:style-name="colored#FF0000">
            <text:p>98.7531204223633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088592529297" table:style-name="colored#FF0000">
            <text:p>289.088592529297</text:p>
          </table:table-cell>
          <table:table-cell office:value-type="float" office:value="-19.4986267089844" table:style-name="colored#FF0000">
            <text:p>-19.4986267089844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93" table:style-name="colored#FF0000">
            <text:p>93</text:p>
          </table:table-cell>
          <table:table-cell office:value-type="float" office:value="93" table:style-name="colored#FF0000">
            <text:p>93</text:p>
          </table:table-cell>
          <table:table-cell office:value-type="string" table:style-name="colored#FF0000">
            <text:p>3950452176/ 0</text:p>
          </table:table-cell>
          <table:table-cell office:value-type="float" office:value="98.7613067626953" table:style-name="colored#FF0000">
            <text:p>98.7613067626953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432922363281" table:style-name="colored#FF0000">
            <text:p>329.432922363281</text:p>
          </table:table-cell>
          <table:table-cell office:value-type="float" office:value="-19.7052612304687" table:style-name="colored#FF0000">
            <text:p>-19.7052612304687</text:p>
          </table:table-cell>
          <table:table-cell office:value-type="float" office:value="10" table:style-name="colored#FF0000">
            <text:p>10</text:p>
          </table:table-cell>
          <table:table-cell office:value-type="string" table:style-name="colored#FF0000">
            <text:p>3947780291/ 0</text:p>
          </table:table-cell>
          <table:table-cell office:value-type="string" table:style-name="colored#FF0000">
            <text:p>3950700092/ 0</text:p>
          </table:table-cell>
          <table:table-cell office:value-type="float" office:value="98.6945037841797" table:style-name="colored#FF0000">
            <text:p>98.6945037841797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2919801" table:style-name="colored#FF0000">
            <text:p>2919801</text:p>
          </table:table-cell>
          <table:table-cell office:value-type="float" office:value="0.0729950219392776" table:style-name="colored#FF0000">
            <text:p>0.0729950219392776</text:p>
          </table:table-cell>
          <table:table-cell office:value-type="float" office:value="13.699564346071" table:style-name="colored#FF0000">
            <text:p>13.699564346071</text:p>
          </table:table-cell>
        </table:table-row>
        <table:table-row table:style-name="ro4">
          <table:table-cell office:value-type="float" office:value="94" table:style-name="colored#F3E9AF">
            <text:p>94</text:p>
          </table:table-cell>
          <table:table-cell office:value-type="float" office:value="94" table:style-name="colored#F3E9AF">
            <text:p>94</text:p>
          </table:table-cell>
          <table:table-cell office:value-type="string" table:style-name="colored#F3E9AF">
            <text:p>3950769725/ 0</text:p>
          </table:table-cell>
          <table:table-cell office:value-type="float" office:value="98.7692413330078" table:style-name="colored#F3E9AF">
            <text:p>98.7692413330078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58473777770996" table:style-name="colored#F3E9AF">
            <text:p>8.58473777770996</text:p>
          </table:table-cell>
          <table:table-cell office:value-type="float" office:value="-19.8834629058838" table:style-name="colored#F3E9AF">
            <text:p>-19.8834629058838</text:p>
          </table:table-cell>
          <table:table-cell office:value-type="float" office:value="11" table:style-name="colored#F3E9AF">
            <text:p>11</text:p>
          </table:table-cell>
          <table:table-cell office:value-type="string" table:style-name="colored#F3E9AF">
            <text:p>3950700092/ 0</text:p>
          </table:table-cell>
          <table:table-cell office:value-type="string" table:style-name="colored#F3E9AF">
            <text:p>3953620144/ 0</text:p>
          </table:table-cell>
          <table:table-cell office:value-type="float" office:value="98.7675018310547" table:style-name="colored#F3E9AF">
            <text:p>98.7675018310547</text:p>
          </table:table-cell>
          <table:table-cell office:value-type="float" office:value="98.8404998779297" table:style-name="colored#F3E9AF">
            <text:p>98.8404998779297</text:p>
          </table:table-cell>
          <table:table-cell office:value-type="float" office:value="2920052" table:style-name="colored#F3E9AF">
            <text:p>2920052</text:p>
          </table:table-cell>
          <table:table-cell office:value-type="float" office:value="0.0730013027787209" table:style-name="colored#F3E9AF">
            <text:p>0.0730013027787209</text:p>
          </table:table-cell>
          <table:table-cell office:value-type="float" office:value="13.6983856717074" table:style-name="colored#F3E9AF">
            <text:p>13.6983856717074</text:p>
          </table:table-cell>
        </table:table-row>
        <table:table-row table:style-name="ro4">
          <table:table-cell office:value-type="float" office:value="95" table:style-name="colored#FF0000">
            <text:p>95</text:p>
          </table:table-cell>
          <table:table-cell office:value-type="float" office:value="95" table:style-name="colored#FF0000">
            <text:p>95</text:p>
          </table:table-cell>
          <table:table-cell office:value-type="string" table:style-name="colored#FF0000">
            <text:p>3951097500/ 0</text:p>
          </table:table-cell>
          <table:table-cell office:value-type="float" office:value="98.7774353027344" table:style-name="colored#FF0000">
            <text:p>98.7774353027344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8.9946327209473" table:style-name="colored#FF0000">
            <text:p>48.9946327209473</text:p>
          </table:table-cell>
          <table:table-cell office:value-type="float" office:value="-19.5825691223145" table:style-name="colored#FF0000">
            <text:p>-19.5825691223145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96" table:style-name="colored#FF0000">
            <text:p>96</text:p>
          </table:table-cell>
          <table:table-cell office:value-type="float" office:value="96" table:style-name="colored#FF0000">
            <text:p>96</text:p>
          </table:table-cell>
          <table:table-cell office:value-type="string" table:style-name="colored#FF0000">
            <text:p>3951422328/ 0</text:p>
          </table:table-cell>
          <table:table-cell office:value-type="float" office:value="98.7855606079102" table:style-name="colored#FF0000">
            <text:p>98.7855606079102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0412063598633" table:style-name="colored#FF0000">
            <text:p>89.0412063598633</text:p>
          </table:table-cell>
          <table:table-cell office:value-type="float" office:value="-20.2960052490234" table:style-name="colored#FF0000">
            <text:p>-20.2960052490234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97" table:style-name="colored#FF0000">
            <text:p>97</text:p>
          </table:table-cell>
          <table:table-cell office:value-type="float" office:value="97" table:style-name="colored#FF0000">
            <text:p>97</text:p>
          </table:table-cell>
          <table:table-cell office:value-type="string" table:style-name="colored#FF0000">
            <text:p>3951746746/ 0</text:p>
          </table:table-cell>
          <table:table-cell office:value-type="float" office:value="98.7936706542969" table:style-name="colored#FF0000">
            <text:p>98.7936706542969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037231445312" table:style-name="colored#FF0000">
            <text:p>129.037231445312</text:p>
          </table:table-cell>
          <table:table-cell office:value-type="float" office:value="-20.0699768066406" table:style-name="colored#FF0000">
            <text:p>-20.0699768066406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98" table:style-name="colored#FF0000">
            <text:p>98</text:p>
          </table:table-cell>
          <table:table-cell office:value-type="float" office:value="98" table:style-name="colored#FF0000">
            <text:p>98</text:p>
          </table:table-cell>
          <table:table-cell office:value-type="string" table:style-name="colored#FF0000">
            <text:p>3952068835/ 0</text:p>
          </table:table-cell>
          <table:table-cell office:value-type="float" office:value="98.8017196655273" table:style-name="colored#FF0000">
            <text:p>98.8017196655273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8.746139526367" table:style-name="colored#FF0000">
            <text:p>168.746139526367</text:p>
          </table:table-cell>
          <table:table-cell office:value-type="float" office:value="-20.6110687255859" table:style-name="colored#FF0000">
            <text:p>-20.6110687255859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99" table:style-name="colored#FF0000">
            <text:p>99</text:p>
          </table:table-cell>
          <table:table-cell office:value-type="float" office:value="99" table:style-name="colored#FF0000">
            <text:p>99</text:p>
          </table:table-cell>
          <table:table-cell office:value-type="string" table:style-name="colored#FF0000">
            <text:p>3952394341/ 0</text:p>
          </table:table-cell>
          <table:table-cell office:value-type="float" office:value="98.8098602294922" table:style-name="colored#FF0000">
            <text:p>98.8098602294922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8.87629699707" table:style-name="colored#FF0000">
            <text:p>208.87629699707</text:p>
          </table:table-cell>
          <table:table-cell office:value-type="float" office:value="-21.3408966064453" table:style-name="colored#FF0000">
            <text:p>-21.3408966064453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100" table:style-name="colored#FF0000">
            <text:p>100</text:p>
          </table:table-cell>
          <table:table-cell office:value-type="float" office:value="100" table:style-name="colored#FF0000">
            <text:p>100</text:p>
          </table:table-cell>
          <table:table-cell office:value-type="string" table:style-name="colored#FF0000">
            <text:p>3952719861/ 0</text:p>
          </table:table-cell>
          <table:table-cell office:value-type="float" office:value="98.8179931640625" table:style-name="colored#FF0000">
            <text:p>98.8179931640625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008178710938" table:style-name="colored#FF0000">
            <text:p>249.008178710938</text:p>
          </table:table-cell>
          <table:table-cell office:value-type="float" office:value="-20.5390319824219" table:style-name="colored#FF0000">
            <text:p>-20.5390319824219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101" table:style-name="colored#FF0000">
            <text:p>101</text:p>
          </table:table-cell>
          <table:table-cell office:value-type="float" office:value="101" table:style-name="colored#FF0000">
            <text:p>101</text:p>
          </table:table-cell>
          <table:table-cell office:value-type="string" table:style-name="colored#FF0000">
            <text:p>3953043052/ 0</text:p>
          </table:table-cell>
          <table:table-cell office:value-type="float" office:value="98.8260726928711" table:style-name="colored#FF0000">
            <text:p>98.8260726928711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8.852935791016" table:style-name="colored#FF0000">
            <text:p>288.852935791016</text:p>
          </table:table-cell>
          <table:table-cell office:value-type="float" office:value="-19.7342834472656" table:style-name="colored#FF0000">
            <text:p>-19.7342834472656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102" table:style-name="colored#FF0000">
            <text:p>102</text:p>
          </table:table-cell>
          <table:table-cell office:value-type="float" office:value="102" table:style-name="colored#FF0000">
            <text:p>102</text:p>
          </table:table-cell>
          <table:table-cell office:value-type="string" table:style-name="colored#FF0000">
            <text:p>3953371400/ 0</text:p>
          </table:table-cell>
          <table:table-cell office:value-type="float" office:value="98.8342819213867" table:style-name="colored#FF0000">
            <text:p>98.8342819213867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333465576172" table:style-name="colored#FF0000">
            <text:p>329.333465576172</text:p>
          </table:table-cell>
          <table:table-cell office:value-type="float" office:value="-19.8047180175781" table:style-name="colored#FF0000">
            <text:p>-19.8047180175781</text:p>
          </table:table-cell>
          <table:table-cell office:value-type="float" office:value="11" table:style-name="colored#FF0000">
            <text:p>11</text:p>
          </table:table-cell>
          <table:table-cell office:value-type="string" table:style-name="colored#FF0000">
            <text:p>3950700092/ 0</text:p>
          </table:table-cell>
          <table:table-cell office:value-type="string" table:style-name="colored#FF0000">
            <text:p>3953620144/ 0</text:p>
          </table:table-cell>
          <table:table-cell office:value-type="float" office:value="98.7675018310547" table:style-name="colored#FF0000">
            <text:p>98.7675018310547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2920052" table:style-name="colored#FF0000">
            <text:p>2920052</text:p>
          </table:table-cell>
          <table:table-cell office:value-type="float" office:value="0.0730013027787209" table:style-name="colored#FF0000">
            <text:p>0.0730013027787209</text:p>
          </table:table-cell>
          <table:table-cell office:value-type="float" office:value="13.6983856717074" table:style-name="colored#FF0000">
            <text:p>13.6983856717074</text:p>
          </table:table-cell>
        </table:table-row>
        <table:table-row table:style-name="ro4">
          <table:table-cell office:value-type="float" office:value="103" table:style-name="colored#F3E9AF">
            <text:p>103</text:p>
          </table:table-cell>
          <table:table-cell office:value-type="float" office:value="103" table:style-name="colored#F3E9AF">
            <text:p>103</text:p>
          </table:table-cell>
          <table:table-cell office:value-type="string" table:style-name="colored#F3E9AF">
            <text:p>3953690322/ 0</text:p>
          </table:table-cell>
          <table:table-cell office:value-type="float" office:value="98.8422546386719" table:style-name="colored#F3E9AF">
            <text:p>98.8422546386719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66494941711426" table:style-name="colored#F3E9AF">
            <text:p>8.66494941711426</text:p>
          </table:table-cell>
          <table:table-cell office:value-type="float" office:value="-19.8032512664795" table:style-name="colored#F3E9AF">
            <text:p>-19.8032512664795</text:p>
          </table:table-cell>
          <table:table-cell office:value-type="float" office:value="12" table:style-name="colored#F3E9AF">
            <text:p>12</text:p>
          </table:table-cell>
          <table:table-cell office:value-type="string" table:style-name="colored#F3E9AF">
            <text:p>3953620144/ 0</text:p>
          </table:table-cell>
          <table:table-cell office:value-type="string" table:style-name="colored#F3E9AF">
            <text:p>3956535808/ 0</text:p>
          </table:table-cell>
          <table:table-cell office:value-type="float" office:value="98.8404998779297" table:style-name="colored#F3E9AF">
            <text:p>98.8404998779297</text:p>
          </table:table-cell>
          <table:table-cell office:value-type="float" office:value="98.9133987426758" table:style-name="colored#F3E9AF">
            <text:p>98.9133987426758</text:p>
          </table:table-cell>
          <table:table-cell office:value-type="float" office:value="2915664" table:style-name="colored#F3E9AF">
            <text:p>2915664</text:p>
          </table:table-cell>
          <table:table-cell office:value-type="float" office:value="0.0728916004300118" table:style-name="colored#F3E9AF">
            <text:p>0.0728916004300118</text:p>
          </table:table-cell>
          <table:table-cell office:value-type="float" office:value="13.7190018342397" table:style-name="colored#F3E9AF">
            <text:p>13.7190018342397</text:p>
          </table:table-cell>
        </table:table-row>
        <table:table-row table:style-name="ro4">
          <table:table-cell office:value-type="float" office:value="104" table:style-name="colored#FF0000">
            <text:p>104</text:p>
          </table:table-cell>
          <table:table-cell office:value-type="float" office:value="104" table:style-name="colored#FF0000">
            <text:p>104</text:p>
          </table:table-cell>
          <table:table-cell office:value-type="string" table:style-name="colored#FF0000">
            <text:p>3954018661/ 0</text:p>
          </table:table-cell>
          <table:table-cell office:value-type="float" office:value="98.8504638671875" table:style-name="colored#FF0000">
            <text:p>98.8504638671875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2052993774414" table:style-name="colored#FF0000">
            <text:p>49.2052993774414</text:p>
          </table:table-cell>
          <table:table-cell office:value-type="float" office:value="-19.3719024658203" table:style-name="colored#FF0000">
            <text:p>-19.3719024658203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05" table:style-name="colored#FF0000">
            <text:p>105</text:p>
          </table:table-cell>
          <table:table-cell office:value-type="float" office:value="105" table:style-name="colored#FF0000">
            <text:p>105</text:p>
          </table:table-cell>
          <table:table-cell office:value-type="string" table:style-name="colored#FF0000">
            <text:p>3954343936/ 0</text:p>
          </table:table-cell>
          <table:table-cell office:value-type="float" office:value="98.8585968017578" table:style-name="colored#FF0000">
            <text:p>98.8585968017578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3673324584961" table:style-name="colored#FF0000">
            <text:p>89.3673324584961</text:p>
          </table:table-cell>
          <table:table-cell office:value-type="float" office:value="-19.9698791503906" table:style-name="colored#FF0000">
            <text:p>-19.9698791503906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06" table:style-name="colored#FF0000">
            <text:p>106</text:p>
          </table:table-cell>
          <table:table-cell office:value-type="float" office:value="106" table:style-name="colored#FF0000">
            <text:p>106</text:p>
          </table:table-cell>
          <table:table-cell office:value-type="string" table:style-name="colored#FF0000">
            <text:p>3954668674/ 0</text:p>
          </table:table-cell>
          <table:table-cell office:value-type="float" office:value="98.8667144775391" table:style-name="colored#FF0000">
            <text:p>98.8667144775391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46305847168" table:style-name="colored#FF0000">
            <text:p>129.46305847168</text:p>
          </table:table-cell>
          <table:table-cell office:value-type="float" office:value="-19.6441497802734" table:style-name="colored#FF0000">
            <text:p>-19.6441497802734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07" table:style-name="colored#FF0000">
            <text:p>107</text:p>
          </table:table-cell>
          <table:table-cell office:value-type="float" office:value="107" table:style-name="colored#FF0000">
            <text:p>107</text:p>
          </table:table-cell>
          <table:table-cell office:value-type="string" table:style-name="colored#FF0000">
            <text:p>3954990730/ 0</text:p>
          </table:table-cell>
          <table:table-cell office:value-type="float" office:value="98.8747711181641" table:style-name="colored#FF0000">
            <text:p>98.8747711181641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227645874023" table:style-name="colored#FF0000">
            <text:p>169.227645874023</text:p>
          </table:table-cell>
          <table:table-cell office:value-type="float" office:value="-20.1295623779297" table:style-name="colored#FF0000">
            <text:p>-20.1295623779297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08" table:style-name="colored#FF0000">
            <text:p>108</text:p>
          </table:table-cell>
          <table:table-cell office:value-type="float" office:value="108" table:style-name="colored#FF0000">
            <text:p>108</text:p>
          </table:table-cell>
          <table:table-cell office:value-type="string" table:style-name="colored#FF0000">
            <text:p>3955315875/ 0</text:p>
          </table:table-cell>
          <table:table-cell office:value-type="float" office:value="98.8828964233398" table:style-name="colored#FF0000">
            <text:p>98.8828964233398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373626708984" table:style-name="colored#FF0000">
            <text:p>209.373626708984</text:p>
          </table:table-cell>
          <table:table-cell office:value-type="float" office:value="-20.8435668945313" table:style-name="colored#FF0000">
            <text:p>-20.8435668945313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09" table:style-name="colored#FF0000">
            <text:p>109</text:p>
          </table:table-cell>
          <table:table-cell office:value-type="float" office:value="109" table:style-name="colored#FF0000">
            <text:p>109</text:p>
          </table:table-cell>
          <table:table-cell office:value-type="string" table:style-name="colored#FF0000">
            <text:p>3955640414/ 0</text:p>
          </table:table-cell>
          <table:table-cell office:value-type="float" office:value="98.8910140991211" table:style-name="colored#FF0000">
            <text:p>98.8910140991211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444793701172" table:style-name="colored#FF0000">
            <text:p>249.444793701172</text:p>
          </table:table-cell>
          <table:table-cell office:value-type="float" office:value="-20.1024169921875" table:style-name="colored#FF0000">
            <text:p>-20.1024169921875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10" table:style-name="colored#FF0000">
            <text:p>110</text:p>
          </table:table-cell>
          <table:table-cell office:value-type="float" office:value="110" table:style-name="colored#FF0000">
            <text:p>110</text:p>
          </table:table-cell>
          <table:table-cell office:value-type="string" table:style-name="colored#FF0000">
            <text:p>3955962416/ 0</text:p>
          </table:table-cell>
          <table:table-cell office:value-type="float" office:value="98.8990631103516" table:style-name="colored#FF0000">
            <text:p>98.8990631103516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02697753906" table:style-name="colored#FF0000">
            <text:p>289.202697753906</text:p>
          </table:table-cell>
          <table:table-cell office:value-type="float" office:value="-19.384521484375" table:style-name="colored#FF0000">
            <text:p>-19.384521484375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11" table:style-name="colored#FF0000">
            <text:p>111</text:p>
          </table:table-cell>
          <table:table-cell office:value-type="float" office:value="111" table:style-name="colored#FF0000">
            <text:p>111</text:p>
          </table:table-cell>
          <table:table-cell office:value-type="string" table:style-name="colored#FF0000">
            <text:p>3956289277/ 0</text:p>
          </table:table-cell>
          <table:table-cell office:value-type="float" office:value="98.9072341918945" table:style-name="colored#FF0000">
            <text:p>98.9072341918945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60577392578" table:style-name="colored#FF0000">
            <text:p>329.560577392578</text:p>
          </table:table-cell>
          <table:table-cell office:value-type="float" office:value="-19.5776062011719" table:style-name="colored#FF0000">
            <text:p>-19.5776062011719</text:p>
          </table:table-cell>
          <table:table-cell office:value-type="float" office:value="12" table:style-name="colored#FF0000">
            <text:p>12</text:p>
          </table:table-cell>
          <table:table-cell office:value-type="string" table:style-name="colored#FF0000">
            <text:p>3953620144/ 0</text:p>
          </table:table-cell>
          <table:table-cell office:value-type="string" table:style-name="colored#FF0000">
            <text:p>3956535808/ 0</text:p>
          </table:table-cell>
          <table:table-cell office:value-type="float" office:value="98.8404998779297" table:style-name="colored#FF0000">
            <text:p>98.8404998779297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2915664" table:style-name="colored#FF0000">
            <text:p>2915664</text:p>
          </table:table-cell>
          <table:table-cell office:value-type="float" office:value="0.0728916004300118" table:style-name="colored#FF0000">
            <text:p>0.0728916004300118</text:p>
          </table:table-cell>
          <table:table-cell office:value-type="float" office:value="13.7190018342397" table:style-name="colored#FF0000">
            <text:p>13.7190018342397</text:p>
          </table:table-cell>
        </table:table-row>
        <table:table-row table:style-name="ro4">
          <table:table-cell office:value-type="float" office:value="112" table:style-name="colored#F3E9AF">
            <text:p>112</text:p>
          </table:table-cell>
          <table:table-cell office:value-type="float" office:value="112" table:style-name="colored#F3E9AF">
            <text:p>112</text:p>
          </table:table-cell>
          <table:table-cell office:value-type="string" table:style-name="colored#F3E9AF">
            <text:p>3956606760/ 0</text:p>
          </table:table-cell>
          <table:table-cell office:value-type="float" office:value="98.915168762207" table:style-name="colored#F3E9AF">
            <text:p>98.915168762207</text:p>
          </table:table-cell>
          <table:table-cell office:value-type="float" office:value="1" table:style-name="colored#F3E9AF">
            <text:p>1</text:p>
          </table:table-cell>
          <table:table-cell office:value-type="float" office:value="40.109001159668" table:style-name="colored#F3E9AF">
            <text:p>40.109001159668</text:p>
          </table:table-cell>
          <table:table-cell office:value-type="float" office:value="28.4682006835938" table:style-name="colored#F3E9AF">
            <text:p>28.4682006835938</text:p>
          </table:table-cell>
          <table:table-cell office:value-type="float" office:value="8.77575778961182" table:style-name="colored#F3E9AF">
            <text:p>8.77575778961182</text:p>
          </table:table-cell>
          <table:table-cell office:value-type="float" office:value="-19.6924438476562" table:style-name="colored#F3E9AF">
            <text:p>-19.6924438476562</text:p>
          </table:table-cell>
          <table:table-cell office:value-type="float" office:value="13" table:style-name="colored#F3E9AF">
            <text:p>13</text:p>
          </table:table-cell>
          <table:table-cell office:value-type="string" table:style-name="colored#F3E9AF">
            <text:p>3956535808/ 0</text:p>
          </table:table-cell>
          <table:table-cell office:value-type="string" table:style-name="colored#F3E9AF">
            <text:p>3959446408/ 0</text:p>
          </table:table-cell>
          <table:table-cell office:value-type="float" office:value="98.9133987426758" table:style-name="colored#F3E9AF">
            <text:p>98.9133987426758</text:p>
          </table:table-cell>
          <table:table-cell office:value-type="float" office:value="98.9861602783203" table:style-name="colored#F3E9AF">
            <text:p>98.9861602783203</text:p>
          </table:table-cell>
          <table:table-cell office:value-type="float" office:value="2910600" table:style-name="colored#F3E9AF">
            <text:p>2910600</text:p>
          </table:table-cell>
          <table:table-cell office:value-type="float" office:value="0.0727650001645088" table:style-name="colored#F3E9AF">
            <text:p>0.0727650001645088</text:p>
          </table:table-cell>
          <table:table-cell office:value-type="float" office:value="13.7428708546578" table:style-name="colored#F3E9AF">
            <text:p>13.7428708546578</text:p>
          </table:table-cell>
        </table:table-row>
        <table:table-row table:style-name="ro4">
          <table:table-cell office:value-type="float" office:value="113" table:style-name="colored#FF0000">
            <text:p>113</text:p>
          </table:table-cell>
          <table:table-cell office:value-type="float" office:value="113" table:style-name="colored#FF0000">
            <text:p>113</text:p>
          </table:table-cell>
          <table:table-cell office:value-type="string" table:style-name="colored#FF0000">
            <text:p>3956934283/ 0</text:p>
          </table:table-cell>
          <table:table-cell office:value-type="float" office:value="98.9233551025391" table:style-name="colored#FF0000">
            <text:p>98.9233551025391</text:p>
          </table:table-cell>
          <table:table-cell office:value-type="float" office:value="0" table:style-name="colored#FF0000">
            <text:p>0</text:p>
          </table:table-cell>
          <table:table-cell office:value-type="float" office:value="0" table:style-name="colored#FF0000">
            <text:p>0</text:p>
          </table:table-cell>
          <table:table-cell office:value-type="float" office:value="68.5772018432617" table:style-name="colored#FF0000">
            <text:p>68.5772018432617</text:p>
          </table:table-cell>
          <table:table-cell office:value-type="float" office:value="49.2857131958008" table:style-name="colored#FF0000">
            <text:p>49.2857131958008</text:p>
          </table:table-cell>
          <table:table-cell office:value-type="float" office:value="-19.2914886474609" table:style-name="colored#FF0000">
            <text:p>-19.2914886474609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14" table:style-name="colored#FF0000">
            <text:p>114</text:p>
          </table:table-cell>
          <table:table-cell office:value-type="float" office:value="114" table:style-name="colored#FF0000">
            <text:p>114</text:p>
          </table:table-cell>
          <table:table-cell office:value-type="string" table:style-name="colored#FF0000">
            <text:p>3957259025/ 0</text:p>
          </table:table-cell>
          <table:table-cell office:value-type="float" office:value="98.9314727783203" table:style-name="colored#FF0000">
            <text:p>98.9314727783203</text:p>
          </table:table-cell>
          <table:table-cell office:value-type="float" office:value="8" table:style-name="colored#FF0000">
            <text:p>8</text:p>
          </table:table-cell>
          <table:table-cell office:value-type="float" office:value="319.239990234375" table:style-name="colored#FF0000">
            <text:p>319.239990234375</text:p>
          </table:table-cell>
          <table:table-cell office:value-type="float" office:value="109.337211608887" table:style-name="colored#FF0000">
            <text:p>109.337211608887</text:p>
          </table:table-cell>
          <table:table-cell office:value-type="float" office:value="89.4516983032227" table:style-name="colored#FF0000">
            <text:p>89.4516983032227</text:p>
          </table:table-cell>
          <table:table-cell office:value-type="float" office:value="-19.8855133056641" table:style-name="colored#FF0000">
            <text:p>-19.8855133056641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15" table:style-name="colored#FF0000">
            <text:p>115</text:p>
          </table:table-cell>
          <table:table-cell office:value-type="float" office:value="115" table:style-name="colored#FF0000">
            <text:p>115</text:p>
          </table:table-cell>
          <table:table-cell office:value-type="string" table:style-name="colored#FF0000">
            <text:p>3957583330/ 0</text:p>
          </table:table-cell>
          <table:table-cell office:value-type="float" office:value="98.939582824707" table:style-name="colored#FF0000">
            <text:p>98.939582824707</text:p>
          </table:table-cell>
          <table:table-cell office:value-type="float" office:value="7" table:style-name="colored#FF0000">
            <text:p>7</text:p>
          </table:table-cell>
          <table:table-cell office:value-type="float" office:value="279.470001220703" table:style-name="colored#FF0000">
            <text:p>279.470001220703</text:p>
          </table:table-cell>
          <table:table-cell office:value-type="float" office:value="149.107208251953" table:style-name="colored#FF0000">
            <text:p>149.107208251953</text:p>
          </table:table-cell>
          <table:table-cell office:value-type="float" office:value="129.563629150391" table:style-name="colored#FF0000">
            <text:p>129.563629150391</text:p>
          </table:table-cell>
          <table:table-cell office:value-type="float" office:value="-19.5435791015625" table:style-name="colored#FF0000">
            <text:p>-19.5435791015625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16" table:style-name="colored#FF0000">
            <text:p>116</text:p>
          </table:table-cell>
          <table:table-cell office:value-type="float" office:value="116" table:style-name="colored#FF0000">
            <text:p>116</text:p>
          </table:table-cell>
          <table:table-cell office:value-type="string" table:style-name="colored#FF0000">
            <text:p>3957905245/ 0</text:p>
          </table:table-cell>
          <table:table-cell office:value-type="float" office:value="98.9476318359375" table:style-name="colored#FF0000">
            <text:p>98.9476318359375</text:p>
          </table:table-cell>
          <table:table-cell office:value-type="float" office:value="6" table:style-name="colored#FF0000">
            <text:p>6</text:p>
          </table:table-cell>
          <table:table-cell office:value-type="float" office:value="239.220001220703" table:style-name="colored#FF0000">
            <text:p>239.220001220703</text:p>
          </table:table-cell>
          <table:table-cell office:value-type="float" office:value="189.357208251953" table:style-name="colored#FF0000">
            <text:p>189.357208251953</text:p>
          </table:table-cell>
          <table:table-cell office:value-type="float" office:value="169.379959106445" table:style-name="colored#FF0000">
            <text:p>169.379959106445</text:p>
          </table:table-cell>
          <table:table-cell office:value-type="float" office:value="-19.9772491455078" table:style-name="colored#FF0000">
            <text:p>-19.9772491455078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17" table:style-name="colored#FF0000">
            <text:p>117</text:p>
          </table:table-cell>
          <table:table-cell office:value-type="float" office:value="117" table:style-name="colored#FF0000">
            <text:p>117</text:p>
          </table:table-cell>
          <table:table-cell office:value-type="string" table:style-name="colored#FF0000">
            <text:p>3958230076/ 0</text:p>
          </table:table-cell>
          <table:table-cell office:value-type="float" office:value="98.9557495117187" table:style-name="colored#FF0000">
            <text:p>98.9557495117187</text:p>
          </table:table-cell>
          <table:table-cell office:value-type="float" office:value="5" table:style-name="colored#FF0000">
            <text:p>5</text:p>
          </table:table-cell>
          <table:table-cell office:value-type="float" office:value="198.360000610352" table:style-name="colored#FF0000">
            <text:p>198.360000610352</text:p>
          </table:table-cell>
          <table:table-cell office:value-type="float" office:value="230.217193603516" table:style-name="colored#FF0000">
            <text:p>230.217193603516</text:p>
          </table:table-cell>
          <table:table-cell office:value-type="float" office:value="209.55696105957" table:style-name="colored#FF0000">
            <text:p>209.55696105957</text:p>
          </table:table-cell>
          <table:table-cell office:value-type="float" office:value="-20.6602325439453" table:style-name="colored#FF0000">
            <text:p>-20.6602325439453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18" table:style-name="colored#FF0000">
            <text:p>118</text:p>
          </table:table-cell>
          <table:table-cell office:value-type="float" office:value="118" table:style-name="colored#FF0000">
            <text:p>118</text:p>
          </table:table-cell>
          <table:table-cell office:value-type="string" table:style-name="colored#FF0000">
            <text:p>3958553737/ 0</text:p>
          </table:table-cell>
          <table:table-cell office:value-type="float" office:value="98.9638442993164" table:style-name="colored#FF0000">
            <text:p>98.9638442993164</text:p>
          </table:table-cell>
          <table:table-cell office:value-type="float" office:value="4" table:style-name="colored#FF0000">
            <text:p>4</text:p>
          </table:table-cell>
          <table:table-cell office:value-type="float" office:value="159.029998779297" table:style-name="colored#FF0000">
            <text:p>159.029998779297</text:p>
          </table:table-cell>
          <table:table-cell office:value-type="float" office:value="269.547210693359" table:style-name="colored#FF0000">
            <text:p>269.547210693359</text:p>
          </table:table-cell>
          <table:table-cell office:value-type="float" office:value="249.589233398438" table:style-name="colored#FF0000">
            <text:p>249.589233398438</text:p>
          </table:table-cell>
          <table:table-cell office:value-type="float" office:value="-19.9579772949219" table:style-name="colored#FF0000">
            <text:p>-19.9579772949219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19" table:style-name="colored#FF0000">
            <text:p>119</text:p>
          </table:table-cell>
          <table:table-cell office:value-type="float" office:value="119" table:style-name="colored#FF0000">
            <text:p>119</text:p>
          </table:table-cell>
          <table:table-cell office:value-type="string" table:style-name="colored#FF0000">
            <text:p>3958874623/ 0</text:p>
          </table:table-cell>
          <table:table-cell office:value-type="float" office:value="98.9718627929688" table:style-name="colored#FF0000">
            <text:p>98.9718627929688</text:p>
          </table:table-cell>
          <table:table-cell office:value-type="float" office:value="3" table:style-name="colored#FF0000">
            <text:p>3</text:p>
          </table:table-cell>
          <table:table-cell office:value-type="float" office:value="119.98999786377" table:style-name="colored#FF0000">
            <text:p>119.98999786377</text:p>
          </table:table-cell>
          <table:table-cell office:value-type="float" office:value="308.587219238281" table:style-name="colored#FF0000">
            <text:p>308.587219238281</text:p>
          </table:table-cell>
          <table:table-cell office:value-type="float" office:value="289.278289794922" table:style-name="colored#FF0000">
            <text:p>289.278289794922</text:p>
          </table:table-cell>
          <table:table-cell office:value-type="float" office:value="-19.3089294433594" table:style-name="colored#FF0000">
            <text:p>-19.3089294433594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office:value-type="float" office:value="120" table:style-name="colored#FF0000">
            <text:p>120</text:p>
          </table:table-cell>
          <table:table-cell office:value-type="float" office:value="120" table:style-name="colored#FF0000">
            <text:p>120</text:p>
          </table:table-cell>
          <table:table-cell office:value-type="string" table:style-name="colored#FF0000">
            <text:p>3959200265/ 0</text:p>
          </table:table-cell>
          <table:table-cell office:value-type="float" office:value="98.9800033569336" table:style-name="colored#FF0000">
            <text:p>98.9800033569336</text:p>
          </table:table-cell>
          <table:table-cell office:value-type="float" office:value="2" table:style-name="colored#FF0000">
            <text:p>2</text:p>
          </table:table-cell>
          <table:table-cell office:value-type="float" office:value="79.4390029907227" table:style-name="colored#FF0000">
            <text:p>79.4390029907227</text:p>
          </table:table-cell>
          <table:table-cell office:value-type="float" office:value="349.13818359375" table:style-name="colored#FF0000">
            <text:p>349.13818359375</text:p>
          </table:table-cell>
          <table:table-cell office:value-type="float" office:value="329.555603027344" table:style-name="colored#FF0000">
            <text:p>329.555603027344</text:p>
          </table:table-cell>
          <table:table-cell office:value-type="float" office:value="-19.5825805664062" table:style-name="colored#FF0000">
            <text:p>-19.5825805664062</text:p>
          </table:table-cell>
          <table:table-cell office:value-type="float" office:value="13" table:style-name="colored#FF0000">
            <text:p>13</text:p>
          </table:table-cell>
          <table:table-cell office:value-type="string" table:style-name="colored#FF0000">
            <text:p>3956535808/ 0</text:p>
          </table:table-cell>
          <table:table-cell office:value-type="string" table:style-name="colored#FF0000">
            <text:p>3959446408/ 0</text:p>
          </table:table-cell>
          <table:table-cell office:value-type="float" office:value="98.9133987426758" table:style-name="colored#FF0000">
            <text:p>98.9133987426758</text:p>
          </table:table-cell>
          <table:table-cell office:value-type="float" office:value="98.9861602783203" table:style-name="colored#FF0000">
            <text:p>98.9861602783203</text:p>
          </table:table-cell>
          <table:table-cell office:value-type="float" office:value="2910600" table:style-name="colored#FF0000">
            <text:p>2910600</text:p>
          </table:table-cell>
          <table:table-cell office:value-type="float" office:value="0.0727650001645088" table:style-name="colored#FF0000">
            <text:p>0.0727650001645088</text:p>
          </table:table-cell>
          <table:table-cell office:value-type="float" office:value="13.7428708546578" table:style-name="colored#FF0000">
            <text:p>13.7428708546578</text:p>
          </table:table-cell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  <table:table-row table:style-name="ro4">
          <table:table-cell table:style-name="ce1"/>
          <table:table-cell table:style-name="ce1"/>
          <table:table-cell table:style-name="ce8"/>
          <table:table-cell table:style-name="ce8"/>
          <table:table-cell table:style-name="ce8"/>
          <table:table-cell table:style-name="ce11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Cyr" svg:font-family="'Arial Cyr'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6P0"/>
    </number:currency-style>
    <number:date-style style:name="N147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8">
      <number:month number:textual="true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3.04.2010</text:date>, <text:time>17:09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1 </meta:initial-creator>
    <meta:creation-date>2009-12-27T21:58:22.75</meta:creation-date>
    <dc:date>2010-04-03T17:09:51.48</dc:date>
    <dc:creator>1 </dc:creator>
    <meta:editing-duration>PT00H29M52S</meta:editing-duration>
    <meta:editing-cycles>22</meta:editing-cycles>
    <meta:generator>OpenOffice.org/3.1$Win32 OpenOffice.org_project/310m19$Build-9420</meta:generator>
    <meta:document-statistic meta:table-count="1" meta:cell-count="50" meta:object-count="0"/>
  </office:meta>
</office:document-meta>
</file>